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Normal_32_4" style:data-style-name="N0">
      <style:table-cell-properties fo:border-top="none" fo:border-bottom="thin solid #000000" fo:border-left="none" fo:border-right="none" style:vertical-align="automatic" fo:wrap-option="wrap" fo:background-color="#FFFFFF"/>
      <style:text-properties style:font-name="Arial" style:font-name-asian="Arial" style:font-name-complex="Arial" fo:font-size="8pt" style:font-size-asian="8pt" style:font-size-complex="8pt"/>
    </style:style>
    <style:style style:name="ce3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5" style:family="table-cell" style:parent-style-name="Normal_32_4" style:data-style-name="N0">
      <style:table-cell-properties style:vertical-align="automatic" fo:wrap-option="wrap" fo:background-color="transparent"/>
    </style:style>
    <style:style style:name="ce6" style:family="table-cell" style:parent-style-name="Normal_32_4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7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9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0" style:family="table-cell" style:parent-style-name="Porcentaje" style:data-style-name="N14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1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2" style:family="table-cell" style:parent-style-name="Normal_32_4" style:data-style-name="N0">
      <style:table-cell-properties style:vertical-align="automatic" fo:background-color="transparent"/>
      <style:text-properties fo:font-size="8pt" style:font-size-asian="8pt" style:font-size-complex="8pt"/>
    </style:style>
    <style:style style:name="ce13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4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Porcentaje" style:data-style-name="N14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6" style:family="table-cell" style:parent-style-name="Default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7" style:family="table-cell" style:parent-style-name="Default" style:data-style-name="N19">
      <style:table-cell-properties fo:border-top="thin dotted #BFBFBF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8" style:family="table-cell" style:parent-style-name="Normal_32_4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9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0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1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2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BF8F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3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4" style:family="table-cell" style:parent-style-name="Porcentaje" style:data-style-name="N14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6" style:family="table-cell" style:parent-style-name="Hiperv_237_nculo_32_3" style:data-style-name="N0">
      <style:text-properties fo:color="#0563C1" style:text-underline-style="solid" style:text-underline-type="single"/>
    </style:style>
    <style:style style:name="ce27" style:family="table-cell" style:parent-style-name="Default" style:data-style-name="N0">
      <style:table-cell-properties fo:background-color="transparent"/>
    </style:style>
    <style:style style:name="ce28" style:family="table-cell" style:parent-style-name="Normal_32_4" style:data-style-name="N0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fo:font-size="8pt" style:font-size-asian="8pt" style:font-size-complex="8pt"/>
    </style:style>
    <style:style style:name="ce29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0" style:family="table-cell" style:parent-style-name="Normal_32_4" style:data-style-name="N0">
      <style:table-cell-properties style:vertical-align="automatic" fo:background-color="transparent"/>
    </style:style>
    <style:style style:name="ce31" style:family="table-cell" style:parent-style-name="Normal_32_4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32" style:family="table-cell" style:parent-style-name="Normal_32_4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3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4" style:family="table-cell" style:parent-style-name="Normal_32_4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5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6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7" style:family="table-cell" style:parent-style-name="Normal_32_4" style:data-style-name="N19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8" style:family="table-cell" style:parent-style-name="Normal_32_4" style:data-style-name="N0">
      <style:table-cell-properties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6pt" style:font-size-asian="6pt" style:font-size-complex="6pt"/>
    </style:style>
    <style:style style:name="ce39" style:family="table-cell" style:parent-style-name="Normal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40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41" style:family="table-cell" style:parent-style-name="Normal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2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3" style:family="table-cell" style:parent-style-name="Normal_32_4" style:data-style-name="N0">
      <style:table-cell-properties style:vertical-align="automatic" fo:background-color="transparent"/>
      <style:text-properties style:font-name="Arial" style:font-name-asian="Arial" style:font-name-complex="Arial" fo:font-size="6pt" style:font-size-asian="6pt" style:font-size-complex="6pt"/>
    </style:style>
    <style:style style:name="ce44" style:family="table-cell" style:parent-style-name="Normal_32_4" style:data-style-name="N0">
      <style:table-cell-properties fo:border-top="2pt solid #000000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5" style:family="table-cell" style:parent-style-name="Normal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6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7" style:family="table-cell" style:parent-style-name="Normal_32_4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8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9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0" style:family="table-cell" style:parent-style-name="Normal_32_4" style:data-style-name="N0">
      <style:table-cell-properties fo:border-top="thin dotted #BFBFBF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1" style:family="table-cell" style:parent-style-name="Normal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2" style:family="table-cell" style:parent-style-name="Porcentaje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3" style:family="table-cell" style:parent-style-name="Normal_32_4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ce54" style:family="table-cell" style:parent-style-name="Normal_32_4" style:data-style-name="N0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5" style:family="table-cell" style:parent-style-name="Normal_32_4" style:data-style-name="N3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6" style:family="table-cell" style:parent-style-name="Porcentaje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7" style:family="table-cell" style:parent-style-name="Porcentaje" style:data-style-name="N36"/>
    <style:style style:name="ce58" style:family="table-cell" style:parent-style-name="Normal_32_4" style:data-style-name="N0">
      <style:table-cell-properties fo:border-top="none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9" style:family="table-cell" style:parent-style-name="Default" style:data-style-name="N0">
      <style:table-cell-properties fo:border-top="thin solid #000000" fo:border-bottom="2pt solid #000000" fo:border-left="thin solid #BFBFBF" fo:border-right="thin solid #BFBFBF"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0" style:family="table-cell" style:parent-style-name="Default" style:data-style-name="N0">
      <style:table-cell-properties fo:border-top="none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61" style:family="table-cell" style:parent-style-name="Normal_32_4" style:data-style-name="N3">
      <style:table-cell-properties fo:border-top="none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62" style:family="table-cell" style:parent-style-name="Porcentaje" style:data-style-name="N36">
      <style:table-cell-properties fo:border-top="none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63" style:family="table-cell" style:parent-style-name="Default" style:data-style-name="N0">
      <style:table-cell-properties fo:border-top="thin dotted #BFBFBF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64" style:family="table-cell" style:parent-style-name="Default" style:data-style-name="N0">
      <style:table-cell-properties fo:border-top="thin dotted #BFBFBF" fo:border-bottom="thin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65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6" style:family="table-cell" style:parent-style-name="Default" style:data-style-name="N3">
      <style:table-cell-properties fo:border-top="thin solid #000000" fo:border-bottom="thin solid #000000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7" style:family="table-cell" style:parent-style-name="Default" style:data-style-name="N14">
      <style:table-cell-properties fo:border-top="thin solid #000000" fo:border-bottom="thin solid #000000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8" style:family="table-cell" style:parent-style-name="Default" style:data-style-name="N3"/>
    <style:style style:name="ce69" style:family="table-cell" style:parent-style-name="Default" style:data-style-name="N0">
      <style:table-cell-properties fo:border-top="none" fo:border-bottom="2pt solid #000000" fo:border-left="none" fo:border-right="thin solid #BFBFBF" fo:background-color="transparent"/>
    </style:style>
    <style:style style:name="ce70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1" style:family="table-cell" style:parent-style-name="Default" style:data-style-name="N0">
      <style:table-cell-properties fo:border-top="none" fo:border-bottom="thin solid #000000" fo:border-left="thin solid #BFBFBF" fo:border-right="none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2" style:family="table-cell" style:parent-style-name="Default" style:data-style-name="N0">
      <style:table-cell-properties fo:border-top="none" fo:border-bottom="thin solid #000000" fo:border-left="none" fo:border-right="none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73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4" style:family="table-cell" style:parent-style-name="Default" style:data-style-name="N0">
      <style:table-cell-properties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5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6" style:family="table-cell" style:parent-style-name="Default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77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78" style:family="table-cell" style:parent-style-name="Default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79" style:family="table-cell" style:parent-style-name="Default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0" style:family="table-cell" style:parent-style-name="Default" style:data-style-name="N0">
      <style:table-cell-properties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1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82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83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8pt" style:font-size-asian="8pt" style:font-size-complex="8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67229166666667cm" style:use-optimal-column-width="true"/>
    </style:style>
    <style:style style:name="co4" style:family="table-column">
      <style:table-column-properties fo:break-before="auto" style:column-width="2.19604166666667cm" style:use-optimal-column-width="true"/>
    </style:style>
    <style:style style:name="co5" style:family="table-column">
      <style:table-column-properties fo:break-before="auto" style:column-width="2.11666666666667cm"/>
    </style:style>
    <style:style style:name="co6" style:family="table-column">
      <style:table-column-properties fo:break-before="auto" style:column-width="3.12208333333333cm"/>
    </style:style>
    <style:style style:name="co7" style:family="table-column">
      <style:table-column-properties fo:break-before="auto" style:column-width="3.62479166666667cm"/>
    </style:style>
    <style:style style:name="co8" style:family="table-column">
      <style:table-column-properties fo:break-before="auto" style:column-width="2.80458333333333cm" style:use-optimal-column-width="true"/>
    </style:style>
    <style:style style:name="co9" style:family="table-column">
      <style:table-column-properties fo:break-before="auto" style:column-width="2.35479166666667cm"/>
    </style:style>
    <style:style style:name="co10" style:family="table-column">
      <style:table-column-properties fo:break-before="auto" style:column-width="2.35479166666667cm" style:use-optimal-column-width="true"/>
    </style:style>
    <style:style style:name="co11" style:family="table-column">
      <style:table-column-properties fo:break-before="auto" style:column-width="2.54cm" style:use-optimal-column-width="true"/>
    </style:style>
    <style:style style:name="co12" style:family="table-column">
      <style:table-column-properties fo:break-before="auto" style:column-width="2.32833333333333cm" style:use-optimal-column-width="true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1.25pt" style:use-optimal-row-height="true" fo:break-before="auto"/>
    </style:style>
    <style:style style:name="ro4" style:family="table-row">
      <style:table-row-properties style:row-height="34.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65.25pt" style:use-optimal-row-height="true" fo:break-before="auto"/>
    </style:style>
    <style:style style:name="ro7" style:family="table-row">
      <style:table-row-properties style:row-height="29.25pt" style:use-optimal-row-height="false" fo:break-before="auto"/>
    </style:style>
    <style:style style:name="ro8" style:family="table-row">
      <style:table-row-properties style:row-height="33pt" style:use-optimal-row-height="true" fo:break-before="auto"/>
    </style:style>
    <style:style style:name="ro9" style:family="table-row">
      <style:table-row-properties style:row-height="33pt" style:use-optimal-row-height="false" fo:break-before="auto"/>
    </style:style>
    <style:style style:name="ro10" style:family="table-row">
      <style:table-row-properties style:row-height="15pt" style:use-optimal-row-height="false" fo:break-before="auto"/>
    </style:style>
    <style:style style:name="ro11" style:family="table-row">
      <style:table-row-properties style:row-height="48.75pt" style:use-optimal-row-height="true" fo:break-before="auto"/>
    </style:style>
    <style:style style:name="ro12" style:family="table-row">
      <style:table-row-properties style:row-height="24pt" style:use-optimal-row-height="true" fo:break-before="auto"/>
    </style:style>
    <style:style style:name="ro13" style:family="table-row">
      <style:table-row-properties style:row-height="62.25pt" style:use-optimal-row-height="false" fo:break-before="auto"/>
    </style:style>
    <style:style style:name="ro14" style:family="table-row">
      <style:table-row-properties style:row-height="18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12"/>
        <table:table-column table:style-name="co2" table:number-columns-repeated="10" table:default-cell-style-name="ce12"/>
        <table:table-column table:style-name="co3" table:default-cell-style-name="ce12"/>
        <table:table-column table:style-name="co4" table:number-columns-repeated="10" table:default-cell-style-name="ce12"/>
        <table:table-column table:style-name="co5" table:number-columns-repeated="16362" table:default-cell-style-name="ce12"/>
        <table:table-row table:style-name="ro1">
          <table:table-cell table:style-name="ce2"/>
          <table:table-cell office:value-type="string" table:style-name="ce3">
            <text:p>Dosis entregadas Pfizer (1)</text:p>
          </table:table-cell>
          <table:table-cell office:value-type="string" table:style-name="ce4">
            <text:p>Dosis entregadas Pfizer pediátrica<text:span text:style-name="T1">(1)</text:span></text:p>
          </table:table-cell>
          <table:table-cell office:value-type="string" table:style-name="ce3">
            <text:p>Dosis entregadas Moderna (1)</text:p>
          </table:table-cell>
          <table:table-cell office:value-type="string" table:style-name="ce3">
            <text:p>Dosis entregadas AstraZeneca (1)</text:p>
          </table:table-cell>
          <table:table-cell office:value-type="string" table:style-name="ce3">
            <text:p>Dosis entregadas Janssen (1)</text:p>
          </table:table-cell>
          <table:table-cell office:value-type="string" table:style-name="ce3">
            <text:p>Total Dosis entregadas (1)</text:p>
          </table:table-cell>
          <table:table-cell office:value-type="string" table:style-name="ce3">
            <text:p>Dosis administradas (2)</text:p>
          </table:table-cell>
          <table:table-cell office:value-type="string" table:style-name="ce3">
            <text:p>% sobre entregadas</text:p>
          </table:table-cell>
          <table:table-cell office:value-type="string" table:style-name="ce3">
            <text:p>Nº Personas con al menos 1 dosis</text:p>
          </table:table-cell>
          <table:table-cell office:value-type="string" table:style-name="ce3">
            <text:p>Nº Personas vacunadas</text:p>
            <text:p>(pauta completada)</text:p>
          </table:table-cell>
          <table:table-cell office:value-type="string" table:style-name="ce4">
            <text:p>Nº Personas con dosis adicional</text:p>
          </table:table-cell>
          <table:table-cell office:value-type="string" table:style-name="ce3">
            <text:p>Fecha de la última vacuna registrada (2)</text:p>
          </table:table-cell>
          <table:table-cell table:number-columns-repeated="16371" table:style-name="ce5"/>
        </table:table-row>
        <table:table-row table:style-name="ro2">
          <table:table-cell office:value-type="string" table:style-name="ce6">
            <text:p>Andalucía</text:p>
          </table:table-cell>
          <table:table-cell office:value-type="float" office:value="11421630" table:style-name="ce7">
            <text:p>11.421.630</text:p>
          </table:table-cell>
          <table:table-cell office:value-type="float" office:value="1062000" table:style-name="ce7">
            <text:p>1.062.000</text:p>
          </table:table-cell>
          <table:table-cell office:value-type="float" office:value="3078640" table:style-name="ce7">
            <text:p>3.078.640</text:p>
          </table:table-cell>
          <table:table-cell office:value-type="float" office:value="1537200" table:style-name="ce7">
            <text:p>1.537.200</text:p>
          </table:table-cell>
          <table:table-cell office:value-type="float" office:value="333500" table:style-name="ce8">
            <text:p>333.500</text:p>
          </table:table-cell>
          <table:table-cell office:value-type="float" office:value="17432970" table:style-name="ce9">
            <text:p>17.432.970</text:p>
          </table:table-cell>
          <table:table-cell office:value-type="float" office:value="17177941.5" table:style-name="ce9">
            <text:p>17.177.942</text:p>
          </table:table-cell>
          <table:table-cell office:value-type="percentage" office:value="0.98537090925986792" table:style-name="ce10">
            <text:p>98,54%</text:p>
          </table:table-cell>
          <table:table-cell office:value-type="float" office:value="7469358" table:style-name="ce8">
            <text:p>7.469.358</text:p>
          </table:table-cell>
          <table:table-cell office:value-type="float" office:value="7280355" table:style-name="ce8">
            <text:p>7.280.355</text:p>
          </table:table-cell>
          <table:table-cell office:value-type="float" office:value="4129227" table:style-name="ce8">
            <text:p>4.129.227</text:p>
          </table:table-cell>
          <table:table-cell office:value-type="date" office:date-value="2022-04-06T00:00:00" table:style-name="ce11">
            <text:p>06/04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Aragón</text:p>
          </table:table-cell>
          <table:table-cell office:value-type="float" office:value="1847643" table:style-name="ce7">
            <text:p>1.847.643</text:p>
          </table:table-cell>
          <table:table-cell office:value-type="float" office:value="149990" table:style-name="ce7">
            <text:p>149.990</text:p>
          </table:table-cell>
          <table:table-cell office:value-type="float" office:value="466570" table:style-name="ce7">
            <text:p>466.570</text:p>
          </table:table-cell>
          <table:table-cell office:value-type="float" office:value="254040" table:style-name="ce7">
            <text:p>254.040</text:p>
          </table:table-cell>
          <table:table-cell office:value-type="float" office:value="58045" table:style-name="ce13">
            <text:p>58.045</text:p>
          </table:table-cell>
          <table:table-cell office:value-type="float" office:value="2776288" table:style-name="ce14">
            <text:p>2.776.288</text:p>
          </table:table-cell>
          <table:table-cell office:value-type="float" office:value="2631496.5" table:style-name="ce14">
            <text:p>2.631.497</text:p>
          </table:table-cell>
          <table:table-cell office:value-type="percentage" office:value="0.94784708935096074" table:style-name="ce15">
            <text:p>94,78%</text:p>
          </table:table-cell>
          <table:table-cell office:value-type="float" office:value="1148255" table:style-name="ce13">
            <text:p>1.148.255</text:p>
          </table:table-cell>
          <table:table-cell office:value-type="float" office:value="1122937" table:style-name="ce13">
            <text:p>1.122.937</text:p>
          </table:table-cell>
          <table:table-cell office:value-type="float" office:value="680317" table:style-name="ce13">
            <text:p>680.317</text:p>
          </table:table-cell>
          <table:table-cell office:value-type="date" office:date-value="2022-04-05T00:00:00" table:style-name="ce16">
            <text:p>05/04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Asturias<text:s/></text:p>
          </table:table-cell>
          <table:table-cell office:value-type="float" office:value="1575485" table:style-name="ce7">
            <text:p>1.575.485</text:p>
          </table:table-cell>
          <table:table-cell office:value-type="float" office:value="114000" table:style-name="ce7">
            <text:p>114.000</text:p>
          </table:table-cell>
          <table:table-cell office:value-type="float" office:value="510430" table:style-name="ce7">
            <text:p>510.430</text:p>
          </table:table-cell>
          <table:table-cell office:value-type="float" office:value="219760" table:style-name="ce7">
            <text:p>219.760</text:p>
          </table:table-cell>
          <table:table-cell office:value-type="float" office:value="42940" table:style-name="ce13">
            <text:p>42.940</text:p>
          </table:table-cell>
          <table:table-cell office:value-type="float" office:value="2462615" table:style-name="ce14">
            <text:p>2.462.615</text:p>
          </table:table-cell>
          <table:table-cell office:value-type="float" office:value="2282807" table:style-name="ce14">
            <text:p>2.282.807</text:p>
          </table:table-cell>
          <table:table-cell office:value-type="percentage" office:value="0.92698493268334681" table:style-name="ce15">
            <text:p>92,70%</text:p>
          </table:table-cell>
          <table:table-cell office:value-type="float" office:value="926656" table:style-name="ce13">
            <text:p>926.656</text:p>
          </table:table-cell>
          <table:table-cell office:value-type="float" office:value="914800" table:style-name="ce13">
            <text:p>914.800</text:p>
          </table:table-cell>
          <table:table-cell office:value-type="float" office:value="713205" table:style-name="ce13">
            <text:p>713.205</text:p>
          </table:table-cell>
          <table:table-cell office:value-type="date" office:date-value="2022-04-06T00:00:00" table:style-name="ce16">
            <text:p>06/04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Baleares</text:p>
          </table:table-cell>
          <table:table-cell office:value-type="float" office:value="1337106" table:style-name="ce7">
            <text:p>1.337.106</text:p>
          </table:table-cell>
          <table:table-cell office:value-type="float" office:value="125540" table:style-name="ce7">
            <text:p>125.540</text:p>
          </table:table-cell>
          <table:table-cell office:value-type="float" office:value="461430" table:style-name="ce7">
            <text:p>461.430</text:p>
          </table:table-cell>
          <table:table-cell office:value-type="float" office:value="225400" table:style-name="ce7">
            <text:p>225.400</text:p>
          </table:table-cell>
          <table:table-cell office:value-type="float" office:value="50120" table:style-name="ce13">
            <text:p>50.120</text:p>
          </table:table-cell>
          <table:table-cell office:value-type="float" office:value="2199596" table:style-name="ce14">
            <text:p>2.199.596</text:p>
          </table:table-cell>
          <table:table-cell office:value-type="float" office:value="2035719.5" table:style-name="ce14">
            <text:p>2.035.720</text:p>
          </table:table-cell>
          <table:table-cell office:value-type="percentage" office:value="0.92549700035824756" table:style-name="ce15">
            <text:p>92,55%</text:p>
          </table:table-cell>
          <table:table-cell office:value-type="float" office:value="927611" table:style-name="ce13">
            <text:p>927.611</text:p>
          </table:table-cell>
          <table:table-cell office:value-type="float" office:value="910041" table:style-name="ce13">
            <text:p>910.041</text:p>
          </table:table-cell>
          <table:table-cell office:value-type="float" office:value="470175" table:style-name="ce13">
            <text:p>470.175</text:p>
          </table:table-cell>
          <table:table-cell office:value-type="date" office:date-value="2022-04-06T00:00:00" table:style-name="ce16">
            <text:p>06/04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narias</text:p>
          </table:table-cell>
          <table:table-cell office:value-type="float" office:value="2835900" table:style-name="ce7">
            <text:p>2.835.900</text:p>
          </table:table-cell>
          <table:table-cell office:value-type="float" office:value="231020" table:style-name="ce7">
            <text:p>231.020</text:p>
          </table:table-cell>
          <table:table-cell office:value-type="float" office:value="807120" table:style-name="ce7">
            <text:p>807.120</text:p>
          </table:table-cell>
          <table:table-cell office:value-type="float" office:value="455710" table:style-name="ce7">
            <text:p>455.710</text:p>
          </table:table-cell>
          <table:table-cell office:value-type="float" office:value="132660" table:style-name="ce13">
            <text:p>132.660</text:p>
          </table:table-cell>
          <table:table-cell office:value-type="float" office:value="4462410" table:style-name="ce14">
            <text:p>4.462.410</text:p>
          </table:table-cell>
          <table:table-cell office:value-type="float" office:value="4136458.5" table:style-name="ce14">
            <text:p>4.136.459</text:p>
          </table:table-cell>
          <table:table-cell office:value-type="percentage" office:value="0.92695617390602836" table:style-name="ce15">
            <text:p>92,70%</text:p>
          </table:table-cell>
          <table:table-cell office:value-type="float" office:value="1818111" table:style-name="ce13">
            <text:p>1.818.111</text:p>
          </table:table-cell>
          <table:table-cell office:value-type="float" office:value="1756236" table:style-name="ce13">
            <text:p>1.756.236</text:p>
          </table:table-cell>
          <table:table-cell office:value-type="float" office:value="973401" table:style-name="ce13">
            <text:p>973.401</text:p>
          </table:table-cell>
          <table:table-cell office:value-type="date" office:date-value="2022-04-06T00:00:00" table:style-name="ce16">
            <text:p>06/04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ntabria</text:p>
          </table:table-cell>
          <table:table-cell office:value-type="float" office:value="919185" table:style-name="ce7">
            <text:p>919.185</text:p>
          </table:table-cell>
          <table:table-cell office:value-type="float" office:value="60000" table:style-name="ce7">
            <text:p>60.000</text:p>
          </table:table-cell>
          <table:table-cell office:value-type="float" office:value="175400" table:style-name="ce7">
            <text:p>175.400</text:p>
          </table:table-cell>
          <table:table-cell office:value-type="float" office:value="120490" table:style-name="ce7">
            <text:p>120.490</text:p>
          </table:table-cell>
          <table:table-cell office:value-type="float" office:value="22145" table:style-name="ce13">
            <text:p>22.145</text:p>
          </table:table-cell>
          <table:table-cell office:value-type="float" office:value="1297220" table:style-name="ce14">
            <text:p>1.297.220</text:p>
          </table:table-cell>
          <table:table-cell office:value-type="float" office:value="1260186" table:style-name="ce14">
            <text:p>1.260.186</text:p>
          </table:table-cell>
          <table:table-cell office:value-type="percentage" office:value="0.971451257304081" table:style-name="ce15">
            <text:p>97,15%</text:p>
          </table:table-cell>
          <table:table-cell office:value-type="float" office:value="519034" table:style-name="ce13">
            <text:p>519.034</text:p>
          </table:table-cell>
          <table:table-cell office:value-type="float" office:value="513153" table:style-name="ce13">
            <text:p>513.153</text:p>
          </table:table-cell>
          <table:table-cell office:value-type="float" office:value="350462" table:style-name="ce13">
            <text:p>350.462</text:p>
          </table:table-cell>
          <table:table-cell office:value-type="date" office:date-value="2022-04-06T00:00:00" table:style-name="ce16">
            <text:p>06/04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stilla y Leon<text:s/></text:p>
          </table:table-cell>
          <table:table-cell office:value-type="float" office:value="4086177" table:style-name="ce7">
            <text:p>4.086.177</text:p>
          </table:table-cell>
          <table:table-cell office:value-type="float" office:value="281990" table:style-name="ce7">
            <text:p>281.990</text:p>
          </table:table-cell>
          <table:table-cell office:value-type="float" office:value="749240" table:style-name="ce7">
            <text:p>749.240</text:p>
          </table:table-cell>
          <table:table-cell office:value-type="float" office:value="472170" table:style-name="ce7">
            <text:p>472.170</text:p>
          </table:table-cell>
          <table:table-cell office:value-type="float" office:value="94635" table:style-name="ce13">
            <text:p>94.635</text:p>
          </table:table-cell>
          <table:table-cell office:value-type="float" office:value="5684212" table:style-name="ce14">
            <text:p>5.684.212</text:p>
          </table:table-cell>
          <table:table-cell office:value-type="float" office:value="5286987" table:style-name="ce14">
            <text:p>5.286.987</text:p>
          </table:table-cell>
          <table:table-cell office:value-type="percentage" office:value="0.9301178421916706" table:style-name="ce15">
            <text:p>93,01%</text:p>
          </table:table-cell>
          <table:table-cell office:value-type="float" office:value="2146821" table:style-name="ce13">
            <text:p>2.146.821</text:p>
          </table:table-cell>
          <table:table-cell office:value-type="float" office:value="2111561" table:style-name="ce13">
            <text:p>2.111.561</text:p>
          </table:table-cell>
          <table:table-cell office:value-type="float" office:value="1474619" table:style-name="ce13">
            <text:p>1.474.619</text:p>
          </table:table-cell>
          <table:table-cell office:value-type="date" office:date-value="2022-04-06T00:00:00" table:style-name="ce16">
            <text:p>06/04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stilla La Mancha</text:p>
          </table:table-cell>
          <table:table-cell office:value-type="float" office:value="2763405" table:style-name="ce7">
            <text:p>2.763.405</text:p>
          </table:table-cell>
          <table:table-cell office:value-type="float" office:value="258000" table:style-name="ce7">
            <text:p>258.000</text:p>
          </table:table-cell>
          <table:table-cell office:value-type="float" office:value="841190" table:style-name="ce7">
            <text:p>841.190</text:p>
          </table:table-cell>
          <table:table-cell office:value-type="float" office:value="381360" table:style-name="ce7">
            <text:p>381.360</text:p>
          </table:table-cell>
          <table:table-cell office:value-type="float" office:value="93090" table:style-name="ce13">
            <text:p>93.090</text:p>
          </table:table-cell>
          <table:table-cell office:value-type="float" office:value="4337045" table:style-name="ce14">
            <text:p>4.337.045</text:p>
          </table:table-cell>
          <table:table-cell office:value-type="float" office:value="3968370.5" table:style-name="ce14">
            <text:p>3.968.371</text:p>
          </table:table-cell>
          <table:table-cell office:value-type="percentage" office:value="0.9149940800706472" table:style-name="ce15">
            <text:p>91,50%</text:p>
          </table:table-cell>
          <table:table-cell office:value-type="float" office:value="1760427" table:style-name="ce13">
            <text:p>1.760.427</text:p>
          </table:table-cell>
          <table:table-cell office:value-type="float" office:value="1705208" table:style-name="ce13">
            <text:p>1.705.208</text:p>
          </table:table-cell>
          <table:table-cell office:value-type="float" office:value="1051390" table:style-name="ce13">
            <text:p>1.051.390</text:p>
          </table:table-cell>
          <table:table-cell office:value-type="date" office:date-value="2022-04-06T00:00:00" table:style-name="ce16">
            <text:p>06/04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taluña</text:p>
          </table:table-cell>
          <table:table-cell office:value-type="float" office:value="8660426" table:style-name="ce7">
            <text:p>8.660.426</text:p>
          </table:table-cell>
          <table:table-cell office:value-type="float" office:value="689070" table:style-name="ce7">
            <text:p>689.070</text:p>
          </table:table-cell>
          <table:table-cell office:value-type="float" office:value="3136830" table:style-name="ce7">
            <text:p>3.136.830</text:p>
          </table:table-cell>
          <table:table-cell office:value-type="float" office:value="1484370" table:style-name="ce7">
            <text:p>1.484.370</text:p>
          </table:table-cell>
          <table:table-cell office:value-type="float" office:value="352320" table:style-name="ce13">
            <text:p>352.320</text:p>
          </table:table-cell>
          <table:table-cell office:value-type="float" office:value="14323016" table:style-name="ce14">
            <text:p>14.323.016</text:p>
          </table:table-cell>
          <table:table-cell office:value-type="float" office:value="14101504.5" table:style-name="ce14">
            <text:p>14.101.505</text:p>
          </table:table-cell>
          <table:table-cell office:value-type="percentage" office:value="0.98453457707510761" table:style-name="ce15">
            <text:p>98,45%</text:p>
          </table:table-cell>
          <table:table-cell office:value-type="float" office:value="6483196" table:style-name="ce13">
            <text:p>6.483.196</text:p>
          </table:table-cell>
          <table:table-cell office:value-type="float" office:value="6328682" table:style-name="ce13">
            <text:p>6.328.682</text:p>
          </table:table-cell>
          <table:table-cell office:value-type="float" office:value="3652899" table:style-name="ce13">
            <text:p>3.652.899</text:p>
          </table:table-cell>
          <table:table-cell office:value-type="date" office:date-value="2022-04-06T00:00:00" table:style-name="ce16">
            <text:p>06/04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. Valenciana</text:p>
          </table:table-cell>
          <table:table-cell office:value-type="float" office:value="6731200" table:style-name="ce7">
            <text:p>6.731.200</text:p>
          </table:table-cell>
          <table:table-cell office:value-type="float" office:value="546000" table:style-name="ce7">
            <text:p>546.000</text:p>
          </table:table-cell>
          <table:table-cell office:value-type="float" office:value="2144530" table:style-name="ce7">
            <text:p>2.144.530</text:p>
          </table:table-cell>
          <table:table-cell office:value-type="float" office:value="863900" table:style-name="ce7">
            <text:p>863.900</text:p>
          </table:table-cell>
          <table:table-cell office:value-type="float" office:value="213125" table:style-name="ce13">
            <text:p>213.125</text:p>
          </table:table-cell>
          <table:table-cell office:value-type="float" office:value="10498755" table:style-name="ce14">
            <text:p>10.498.755</text:p>
          </table:table-cell>
          <table:table-cell office:value-type="float" office:value="10095321.5" table:style-name="ce14">
            <text:p>10.095.322</text:p>
          </table:table-cell>
          <table:table-cell office:value-type="percentage" office:value="0.96157320558485271" table:style-name="ce15">
            <text:p>96,16%</text:p>
          </table:table-cell>
          <table:table-cell office:value-type="float" office:value="4443565" table:style-name="ce13">
            <text:p>4.443.565</text:p>
          </table:table-cell>
          <table:table-cell office:value-type="float" office:value="4363443" table:style-name="ce13">
            <text:p>4.363.443</text:p>
          </table:table-cell>
          <table:table-cell office:value-type="float" office:value="2877855" table:style-name="ce13">
            <text:p>2.877.855</text:p>
          </table:table-cell>
          <table:table-cell office:value-type="date" office:date-value="2022-04-06T00:00:00" table:style-name="ce16">
            <text:p>06/04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Extremadura</text:p>
          </table:table-cell>
          <table:table-cell office:value-type="float" office:value="1640189" table:style-name="ce7">
            <text:p>1.640.189</text:p>
          </table:table-cell>
          <table:table-cell office:value-type="float" office:value="155730" table:style-name="ce7">
            <text:p>155.730</text:p>
          </table:table-cell>
          <table:table-cell office:value-type="float" office:value="304020" table:style-name="ce7">
            <text:p>304.020</text:p>
          </table:table-cell>
          <table:table-cell office:value-type="float" office:value="182380" table:style-name="ce7">
            <text:p>182.380</text:p>
          </table:table-cell>
          <table:table-cell office:value-type="float" office:value="37450" table:style-name="ce13">
            <text:p>37.450</text:p>
          </table:table-cell>
          <table:table-cell office:value-type="float" office:value="2319769" table:style-name="ce14">
            <text:p>2.319.769</text:p>
          </table:table-cell>
          <table:table-cell office:value-type="float" office:value="2316465.5" table:style-name="ce14">
            <text:p>2.316.466</text:p>
          </table:table-cell>
          <table:table-cell office:value-type="percentage" office:value="0.99857593579360704" table:style-name="ce15">
            <text:p>99,86%</text:p>
          </table:table-cell>
          <table:table-cell office:value-type="float" office:value="967322" table:style-name="ce13">
            <text:p>967.322</text:p>
          </table:table-cell>
          <table:table-cell office:value-type="float" office:value="944525" table:style-name="ce13">
            <text:p>944.525</text:p>
          </table:table-cell>
          <table:table-cell office:value-type="float" office:value="628811" table:style-name="ce13">
            <text:p>628.811</text:p>
          </table:table-cell>
          <table:table-cell office:value-type="date" office:date-value="2022-04-06T00:00:00" table:style-name="ce16">
            <text:p>06/04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Galicia</text:p>
          </table:table-cell>
          <table:table-cell office:value-type="float" office:value="4138999" table:style-name="ce7">
            <text:p>4.138.999</text:p>
          </table:table-cell>
          <table:table-cell office:value-type="float" office:value="245000" table:style-name="ce7">
            <text:p>245.000</text:p>
          </table:table-cell>
          <table:table-cell office:value-type="float" office:value="969980" table:style-name="ce7">
            <text:p>969.980</text:p>
          </table:table-cell>
          <table:table-cell office:value-type="float" office:value="571870" table:style-name="ce7">
            <text:p>571.870</text:p>
          </table:table-cell>
          <table:table-cell office:value-type="float" office:value="122525" table:style-name="ce13">
            <text:p>122.525</text:p>
          </table:table-cell>
          <table:table-cell office:value-type="float" office:value="6048374" table:style-name="ce14">
            <text:p>6.048.374</text:p>
          </table:table-cell>
          <table:table-cell office:value-type="float" office:value="6095225" table:style-name="ce14">
            <text:p>6.095.225</text:p>
          </table:table-cell>
          <table:table-cell office:value-type="percentage" office:value="1" table:style-name="ce15">
            <text:p>100,00%</text:p>
          </table:table-cell>
          <table:table-cell office:value-type="float" office:value="2474016" table:style-name="ce13">
            <text:p>2.474.016</text:p>
          </table:table-cell>
          <table:table-cell office:value-type="float" office:value="2434022" table:style-name="ce13">
            <text:p>2.434.022</text:p>
          </table:table-cell>
          <table:table-cell office:value-type="float" office:value="1934734" table:style-name="ce13">
            <text:p>1.934.734</text:p>
          </table:table-cell>
          <table:table-cell office:value-type="date" office:date-value="2022-04-06T00:00:00" table:style-name="ce16">
            <text:p>06/04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La Rioja</text:p>
          </table:table-cell>
          <table:table-cell office:value-type="float" office:value="464327" table:style-name="ce7">
            <text:p>464.327</text:p>
          </table:table-cell>
          <table:table-cell office:value-type="float" office:value="48000" table:style-name="ce7">
            <text:p>48.000</text:p>
          </table:table-cell>
          <table:table-cell office:value-type="float" office:value="109780" table:style-name="ce7">
            <text:p>109.780</text:p>
          </table:table-cell>
          <table:table-cell office:value-type="float" office:value="53270" table:style-name="ce7">
            <text:p>53.270</text:p>
          </table:table-cell>
          <table:table-cell office:value-type="float" office:value="15200" table:style-name="ce13">
            <text:p>15.200</text:p>
          </table:table-cell>
          <table:table-cell office:value-type="float" office:value="690577" table:style-name="ce14">
            <text:p>690.577</text:p>
          </table:table-cell>
          <table:table-cell office:value-type="float" office:value="640118.5" table:style-name="ce14">
            <text:p>640.119</text:p>
          </table:table-cell>
          <table:table-cell office:value-type="percentage" office:value="0.92693284021912115" table:style-name="ce15">
            <text:p>92,69%</text:p>
          </table:table-cell>
          <table:table-cell office:value-type="float" office:value="284048" table:style-name="ce13">
            <text:p>284.048</text:p>
          </table:table-cell>
          <table:table-cell office:value-type="float" office:value="275103" table:style-name="ce13">
            <text:p>275.103</text:p>
          </table:table-cell>
          <table:table-cell office:value-type="float" office:value="167546" table:style-name="ce13">
            <text:p>167.546</text:p>
          </table:table-cell>
          <table:table-cell office:value-type="date" office:date-value="2022-04-06T00:00:00" table:style-name="ce16">
            <text:p>06/04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adrid</text:p>
          </table:table-cell>
          <table:table-cell office:value-type="float" office:value="8963295" table:style-name="ce7">
            <text:p>8.963.295</text:p>
          </table:table-cell>
          <table:table-cell office:value-type="float" office:value="756000" table:style-name="ce7">
            <text:p>756.000</text:p>
          </table:table-cell>
          <table:table-cell office:value-type="float" office:value="2170730" table:style-name="ce7">
            <text:p>2.170.730</text:p>
          </table:table-cell>
          <table:table-cell office:value-type="float" office:value="1222100" table:style-name="ce7">
            <text:p>1.222.100</text:p>
          </table:table-cell>
          <table:table-cell office:value-type="float" office:value="321450" table:style-name="ce13">
            <text:p>321.450</text:p>
          </table:table-cell>
          <table:table-cell office:value-type="float" office:value="13433575" table:style-name="ce14">
            <text:p>13.433.575</text:p>
          </table:table-cell>
          <table:table-cell office:value-type="float" office:value="13095855.5" table:style-name="ce14">
            <text:p>13.095.856</text:p>
          </table:table-cell>
          <table:table-cell office:value-type="percentage" office:value="0.97486004284042038" table:style-name="ce15">
            <text:p>97,49%</text:p>
          </table:table-cell>
          <table:table-cell office:value-type="float" office:value="5752529" table:style-name="ce13">
            <text:p>5.752.529</text:p>
          </table:table-cell>
          <table:table-cell office:value-type="float" office:value="5666563" table:style-name="ce13">
            <text:p>5.666.563</text:p>
          </table:table-cell>
          <table:table-cell office:value-type="float" office:value="3197870" table:style-name="ce13">
            <text:p>3.197.870</text:p>
          </table:table-cell>
          <table:table-cell office:value-type="date" office:date-value="2022-04-06T00:00:00" table:style-name="ce16">
            <text:p>06/04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urcia<text:s/></text:p>
          </table:table-cell>
          <table:table-cell office:value-type="float" office:value="1767425" table:style-name="ce7">
            <text:p>1.767.425</text:p>
          </table:table-cell>
          <table:table-cell office:value-type="float" office:value="204000" table:style-name="ce7">
            <text:p>204.000</text:p>
          </table:table-cell>
          <table:table-cell office:value-type="float" office:value="625500" table:style-name="ce7">
            <text:p>625.500</text:p>
          </table:table-cell>
          <table:table-cell office:value-type="float" office:value="253010" table:style-name="ce7">
            <text:p>253.010</text:p>
          </table:table-cell>
          <table:table-cell office:value-type="float" office:value="68300" table:style-name="ce13">
            <text:p>68.300</text:p>
          </table:table-cell>
          <table:table-cell office:value-type="float" office:value="2918235" table:style-name="ce14">
            <text:p>2.918.235</text:p>
          </table:table-cell>
          <table:table-cell office:value-type="float" office:value="2801043" table:style-name="ce14">
            <text:p>2.801.043</text:p>
          </table:table-cell>
          <table:table-cell office:value-type="percentage" office:value="0.95984147952443855" table:style-name="ce15">
            <text:p>95,98%</text:p>
          </table:table-cell>
          <table:table-cell office:value-type="float" office:value="1297638" table:style-name="ce13">
            <text:p>1.297.638</text:p>
          </table:table-cell>
          <table:table-cell office:value-type="float" office:value="1272263" table:style-name="ce13">
            <text:p>1.272.263</text:p>
          </table:table-cell>
          <table:table-cell office:value-type="float" office:value="675604" table:style-name="ce13">
            <text:p>675.604</text:p>
          </table:table-cell>
          <table:table-cell office:value-type="date" office:date-value="2022-04-06T00:00:00" table:style-name="ce16">
            <text:p>06/04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Navarra</text:p>
          </table:table-cell>
          <table:table-cell office:value-type="float" office:value="896547" table:style-name="ce7">
            <text:p>896.547</text:p>
          </table:table-cell>
          <table:table-cell office:value-type="float" office:value="78000" table:style-name="ce7">
            <text:p>78.000</text:p>
          </table:table-cell>
          <table:table-cell office:value-type="float" office:value="274760" table:style-name="ce7">
            <text:p>274.760</text:p>
          </table:table-cell>
          <table:table-cell office:value-type="float" office:value="135150" table:style-name="ce7">
            <text:p>135.150</text:p>
          </table:table-cell>
          <table:table-cell office:value-type="float" office:value="23710" table:style-name="ce13">
            <text:p>23.710</text:p>
          </table:table-cell>
          <table:table-cell office:value-type="float" office:value="1408167" table:style-name="ce14">
            <text:p>1.408.167</text:p>
          </table:table-cell>
          <table:table-cell office:value-type="float" office:value="1310571" table:style-name="ce14">
            <text:p>1.310.571</text:p>
          </table:table-cell>
          <table:table-cell office:value-type="percentage" office:value="0.93069287946671098" table:style-name="ce15">
            <text:p>93,07%</text:p>
          </table:table-cell>
          <table:table-cell office:value-type="float" office:value="567648" table:style-name="ce13">
            <text:p>567.648</text:p>
          </table:table-cell>
          <table:table-cell office:value-type="float" office:value="560299" table:style-name="ce13">
            <text:p>560.299</text:p>
          </table:table-cell>
          <table:table-cell office:value-type="float" office:value="347619" table:style-name="ce13">
            <text:p>347.619</text:p>
          </table:table-cell>
          <table:table-cell office:value-type="date" office:date-value="2022-04-06T00:00:00" table:style-name="ce16">
            <text:p>06/04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País Vasco</text:p>
          </table:table-cell>
          <table:table-cell office:value-type="float" office:value="2953488" table:style-name="ce7">
            <text:p>2.953.488</text:p>
          </table:table-cell>
          <table:table-cell office:value-type="float" office:value="180000" table:style-name="ce7">
            <text:p>180.000</text:p>
          </table:table-cell>
          <table:table-cell office:value-type="float" office:value="817900" table:style-name="ce7">
            <text:p>817.900</text:p>
          </table:table-cell>
          <table:table-cell office:value-type="float" office:value="444200" table:style-name="ce7">
            <text:p>444.200</text:p>
          </table:table-cell>
          <table:table-cell office:value-type="float" office:value="101305" table:style-name="ce13">
            <text:p>101.305</text:p>
          </table:table-cell>
          <table:table-cell office:value-type="float" office:value="4496893" table:style-name="ce14">
            <text:p>4.496.893</text:p>
          </table:table-cell>
          <table:table-cell office:value-type="float" office:value="4390728.5" table:style-name="ce14">
            <text:p>4.390.729</text:p>
          </table:table-cell>
          <table:table-cell office:value-type="percentage" office:value="0.97639158859239039" table:style-name="ce15">
            <text:p>97,64%</text:p>
          </table:table-cell>
          <table:table-cell office:value-type="float" office:value="1945105" table:style-name="ce13">
            <text:p>1.945.105</text:p>
          </table:table-cell>
          <table:table-cell office:value-type="float" office:value="1903107" table:style-name="ce13">
            <text:p>1.903.107</text:p>
          </table:table-cell>
          <table:table-cell office:value-type="float" office:value="1158573" table:style-name="ce13">
            <text:p>1.158.573</text:p>
          </table:table-cell>
          <table:table-cell office:value-type="date" office:date-value="2022-04-06T00:00:00" table:style-name="ce16">
            <text:p>06/04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euta</text:p>
          </table:table-cell>
          <table:table-cell office:value-type="float" office:value="104976" table:style-name="ce7">
            <text:p>104.976</text:p>
          </table:table-cell>
          <table:table-cell office:value-type="float" office:value="12000" table:style-name="ce7">
            <text:p>12.000</text:p>
          </table:table-cell>
          <table:table-cell office:value-type="float" office:value="29210" table:style-name="ce7">
            <text:p>29.210</text:p>
          </table:table-cell>
          <table:table-cell office:value-type="float" office:value="17540" table:style-name="ce7">
            <text:p>17.540</text:p>
          </table:table-cell>
          <table:table-cell office:value-type="float" office:value="3935" table:style-name="ce13">
            <text:p>3.935</text:p>
          </table:table-cell>
          <table:table-cell office:value-type="float" office:value="167661" table:style-name="ce14">
            <text:p>167.661</text:p>
          </table:table-cell>
          <table:table-cell office:value-type="float" office:value="148389" table:style-name="ce14">
            <text:p>148.389</text:p>
          </table:table-cell>
          <table:table-cell office:value-type="percentage" office:value="0.88505376921287593" table:style-name="ce15">
            <text:p>88,51%</text:p>
          </table:table-cell>
          <table:table-cell office:value-type="float" office:value="67231" table:style-name="ce13">
            <text:p>67.231</text:p>
          </table:table-cell>
          <table:table-cell office:value-type="float" office:value="64110" table:style-name="ce13">
            <text:p>64.110</text:p>
          </table:table-cell>
          <table:table-cell office:value-type="float" office:value="34296" table:style-name="ce13">
            <text:p>34.296</text:p>
          </table:table-cell>
          <table:table-cell office:value-type="date" office:date-value="2022-04-06T00:00:00" table:style-name="ce16">
            <text:p>06/04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elilla</text:p>
          </table:table-cell>
          <table:table-cell office:value-type="float" office:value="101430" table:style-name="ce7">
            <text:p>101.430</text:p>
          </table:table-cell>
          <table:table-cell office:value-type="float" office:value="12000" table:style-name="ce7">
            <text:p>12.000</text:p>
          </table:table-cell>
          <table:table-cell office:value-type="float" office:value="21500" table:style-name="ce7">
            <text:p>21.500</text:p>
          </table:table-cell>
          <table:table-cell office:value-type="float" office:value="12660" table:style-name="ce7">
            <text:p>12.660</text:p>
          </table:table-cell>
          <table:table-cell office:value-type="float" office:value="3830" table:style-name="ce13">
            <text:p>3.830</text:p>
          </table:table-cell>
          <table:table-cell office:value-type="float" office:value="151420" table:style-name="ce14">
            <text:p>151.420</text:p>
          </table:table-cell>
          <table:table-cell office:value-type="float" office:value="138442.5" table:style-name="ce14">
            <text:p>138.443</text:p>
          </table:table-cell>
          <table:table-cell office:value-type="percentage" office:value="0.91429467705719192" table:style-name="ce15">
            <text:p>91,43%</text:p>
          </table:table-cell>
          <table:table-cell office:value-type="float" office:value="65685" table:style-name="ce13">
            <text:p>65.685</text:p>
          </table:table-cell>
          <table:table-cell office:value-type="float" office:value="61667" table:style-name="ce13">
            <text:p>61.667</text:p>
          </table:table-cell>
          <table:table-cell office:value-type="float" office:value="26582" table:style-name="ce13">
            <text:p>26.582</text:p>
          </table:table-cell>
          <table:table-cell office:value-type="date" office:date-value="2022-04-06T00:00:00" table:style-name="ce17">
            <text:p>06/04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Fuerzas Armadas</text:p>
          </table:table-cell>
          <table:table-cell office:value-type="float" office:value="48654" table:style-name="ce7">
            <text:p>48.654</text:p>
          </table:table-cell>
          <table:table-cell office:value-type="float" office:value="0" table:style-name="ce7">
            <text:p>0</text:p>
          </table:table-cell>
          <table:table-cell office:value-type="float" office:value="58110" table:style-name="ce7">
            <text:p>58.110</text:p>
          </table:table-cell>
          <table:table-cell office:value-type="float" office:value="103800" table:style-name="ce7">
            <text:p>103.800</text:p>
          </table:table-cell>
          <table:table-cell office:value-type="float" office:value="2000" table:style-name="ce13">
            <text:p>2.000</text:p>
          </table:table-cell>
          <table:table-cell office:value-type="float" office:value="212564" table:style-name="ce14">
            <text:p>212.564</text:p>
          </table:table-cell>
          <table:table-cell office:value-type="float" office:value="203974" table:style-name="ce14">
            <text:p>203.974</text:p>
          </table:table-cell>
          <table:table-cell office:value-type="percentage" office:value="0.95958864153854839" table:style-name="ce15">
            <text:p>95,96%</text:p>
          </table:table-cell>
          <table:table-cell office:value-type="float" office:value="95083" table:style-name="ce13">
            <text:p>95.083</text:p>
          </table:table-cell>
          <table:table-cell office:value-type="float" office:value="96437" table:style-name="ce13">
            <text:p>96.437</text:p>
          </table:table-cell>
          <table:table-cell office:value-type="float" office:value="47369" table:style-name="ce13">
            <text:p>47.369</text:p>
          </table:table-cell>
          <table:table-cell office:value-type="date" office:date-value="2022-04-06T00:00:00" table:style-name="ce17">
            <text:p>06/04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Sanidad Exterior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7730" table:style-name="ce7">
            <text:p>7.730</text:p>
          </table:table-cell>
          <table:table-cell office:value-type="float" office:value="0" table:style-name="ce7">
            <text:p>0</text:p>
          </table:table-cell>
          <table:table-cell office:value-type="float" office:value="4705" table:style-name="ce13">
            <text:p>4.705</text:p>
          </table:table-cell>
          <table:table-cell office:value-type="float" office:value="12435" table:style-name="ce14">
            <text:p>12.435</text:p>
          </table:table-cell>
          <table:table-cell office:value-type="float" office:value="13205.5" table:style-name="ce14">
            <text:p>13.206</text:p>
          </table:table-cell>
          <table:table-cell office:value-type="percentage" office:value="1" table:style-name="ce15">
            <text:p>100,00%</text:p>
          </table:table-cell>
          <table:table-cell office:value-type="float" office:value="8083" table:style-name="ce13">
            <text:p>8.083</text:p>
          </table:table-cell>
          <table:table-cell office:value-type="float" office:value="8207" table:style-name="ce13">
            <text:p>8.207</text:p>
          </table:table-cell>
          <table:table-cell office:value-type="float" office:value="3529" table:style-name="ce13">
            <text:p>3.529</text:p>
          </table:table-cell>
          <table:table-cell office:value-type="date" office:date-value="2022-04-06T00:00:00" table:style-name="ce17">
            <text:p>06/04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18">
            <text:p>Totales</text:p>
          </table:table-cell>
          <table:table-cell office:value-type="float" office:value="63257487" table:style-name="ce19">
            <text:p>63.257.487</text:p>
          </table:table-cell>
          <table:table-cell office:value-type="float" office:value="5208340" table:style-name="ce19">
            <text:p>5.208.340</text:p>
          </table:table-cell>
          <table:table-cell office:value-type="float" office:value="17760600" table:style-name="ce20">
            <text:p>17.760.600</text:p>
          </table:table-cell>
          <table:table-cell office:value-type="float" office:value="9010380" table:style-name="ce21">
            <text:p>9.010.380</text:p>
          </table:table-cell>
          <table:table-cell office:value-type="float" office:value="2096990" table:style-name="ce22">
            <text:p>2.096.990</text:p>
          </table:table-cell>
          <table:table-cell office:value-type="float" office:value="97333797" table:style-name="ce23">
            <text:p>97.333.797</text:p>
          </table:table-cell>
          <table:table-cell office:value-type="float" office:value="94130810.5" table:style-name="ce23">
            <text:p>94.130.811</text:p>
          </table:table-cell>
          <table:table-cell office:value-type="percentage" office:value="0.9670927612122231" table:style-name="ce24">
            <text:p>96,71%</text:p>
          </table:table-cell>
          <table:table-cell office:value-type="float" office:value="41167422" table:style-name="ce23">
            <text:p>41.167.422</text:p>
          </table:table-cell>
          <table:table-cell office:value-type="float" office:value="40292719" table:style-name="ce23">
            <text:p>40.292.719</text:p>
          </table:table-cell>
          <table:table-cell office:value-type="float" office:value="24596083" table:style-name="ce23">
            <text:p>24.596.083</text:p>
          </table:table-cell>
          <table:table-cell table:style-name="ce25"/>
          <table:table-cell table:number-columns-repeated="10" table:style-name="ce5"/>
          <table:table-cell table:number-columns-repeated="16361"/>
        </table:table-row>
        <table:table-row table:style-name="ro3">
          <table:table-cell table:number-columns-repeated="16384"/>
        </table:table-row>
        <table:table-row table:style-name="ro4">
          <table:table-cell table:number-columns-spanned="10" table:number-rows-spanned="1" table:style-name="ce27"/>
          <table:covered-table-cell table:number-columns-repeated="9"/>
          <table:table-cell table:number-columns-repeated="16374" table:style-name="ce12"/>
        </table:table-row>
        <table:table-row table:style-name="ro5">
          <table:table-cell table:style-name="ce26"/>
          <table:table-cell table:number-columns-repeated="16383" table:style-name="ce12"/>
        </table:table-row>
        <table:table-row table:number-rows-repeated="1048550" table:style-name="ro3">
          <table:table-cell table:number-columns-repeated="16384"/>
        </table:table-row>
      </table:table>
      <table:table table:name="Mayores_de_12_años" table:style-name="ta1">
        <table:table-column table:style-name="co6" table:default-cell-style-name="ce30"/>
        <table:table-column table:style-name="co7" table:number-columns-repeated="5" table:default-cell-style-name="ce30"/>
        <table:table-column table:style-name="co5" table:number-columns-repeated="2" table:default-cell-style-name="ce30"/>
        <table:table-column table:style-name="co4" table:number-columns-repeated="7" table:default-cell-style-name="ce30"/>
        <table:table-column table:style-name="co5" table:number-columns-repeated="16369" table:default-cell-style-name="ce30"/>
        <table:table-row table:style-name="ro6">
          <table:table-cell table:style-name="ce28"/>
          <table:table-cell office:value-type="string" table:style-name="ce29">
            <text:p>Población a vacunar mayor de 12 años</text:p>
          </table:table-cell>
          <table:table-cell office:value-type="string" table:style-name="ce29">
            <text:p>Nº Personas con 1 dosis</text:p>
          </table:table-cell>
          <table:table-cell office:value-type="string" table:style-name="ce29">
            <text:p>% 1ª dosis</text:p>
          </table:table-cell>
          <table:table-cell office:value-type="string" table:style-name="ce29">
            <text:p>Nº Personas con pauta completa</text:p>
          </table:table-cell>
          <table:table-cell office:value-type="string" table:style-name="ce29">
            <text:p>% personas con pauta completa</text:p>
          </table:table-cell>
          <table:table-cell office:value-type="string" table:style-name="ce29">
            <text:p>Fecha de la última vacuna registrada<text:s/><text:span text:style-name="T2">(2)</text:span></text:p>
          </table:table-cell>
          <table:table-cell table:number-columns-repeated="16377"/>
        </table:table-row>
        <table:table-row table:style-name="ro2">
          <table:table-cell office:value-type="string" table:style-name="ce31">
            <text:p>Andalucía</text:p>
          </table:table-cell>
          <table:table-cell office:value-type="float" office:value="7508005" table:style-name="ce32">
            <text:p>7.508.005</text:p>
          </table:table-cell>
          <table:table-cell office:value-type="float" office:value="7040418" table:style-name="ce32">
            <text:p>7.040.418</text:p>
          </table:table-cell>
          <table:table-cell office:value-type="percentage" office:value="0.93772153854452678" table:style-name="ce33">
            <text:p>93,8%</text:p>
          </table:table-cell>
          <table:table-cell office:value-type="float" office:value="7003497" table:style-name="ce32">
            <text:p>7.003.497</text:p>
          </table:table-cell>
          <table:table-cell office:value-type="percentage" office:value="0.93280398721098345" table:style-name="ce33">
            <text:p>93,3%</text:p>
          </table:table-cell>
          <table:table-cell office:value-type="date" office:date-value="2022-04-06T00:00:00" table:style-name="ce34">
            <text:p>06/04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Aragón</text:p>
          </table:table-cell>
          <table:table-cell office:value-type="float" office:value="1189408" table:style-name="ce32">
            <text:p>1.189.408</text:p>
          </table:table-cell>
          <table:table-cell office:value-type="float" office:value="1096645" table:style-name="ce32">
            <text:p>1.096.645</text:p>
          </table:table-cell>
          <table:table-cell office:value-type="percentage" office:value="0.92200910032554007" table:style-name="ce33">
            <text:p>92,2%</text:p>
          </table:table-cell>
          <table:table-cell office:value-type="float" office:value="1089739" table:style-name="ce32">
            <text:p>1.089.739</text:p>
          </table:table-cell>
          <table:table-cell office:value-type="percentage" office:value="0.91620285049369099" table:style-name="ce33">
            <text:p>91,6%</text:p>
          </table:table-cell>
          <table:table-cell office:value-type="date" office:date-value="2022-04-05T00:00:00" table:style-name="ce34">
            <text:p>05/04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Asturias<text:s/></text:p>
          </table:table-cell>
          <table:table-cell office:value-type="float" office:value="930447" table:style-name="ce32">
            <text:p>930.447</text:p>
          </table:table-cell>
          <table:table-cell office:value-type="float" office:value="885393" table:style-name="ce32">
            <text:p>885.393</text:p>
          </table:table-cell>
          <table:table-cell office:value-type="percentage" office:value="0.95157811245562618" table:style-name="ce33">
            <text:p>95,2%</text:p>
          </table:table-cell>
          <table:table-cell office:value-type="float" office:value="886387" table:style-name="ce32">
            <text:p>886.387</text:p>
          </table:table-cell>
          <table:table-cell office:value-type="percentage" office:value="0.95264641618490897" table:style-name="ce33">
            <text:p>95,3%</text:p>
          </table:table-cell>
          <table:table-cell office:value-type="date" office:date-value="2022-04-06T00:00:00" table:style-name="ce34">
            <text:p>06/04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Baleares</text:p>
          </table:table-cell>
          <table:table-cell office:value-type="float" office:value="1083187" table:style-name="ce32">
            <text:p>1.083.187</text:p>
          </table:table-cell>
          <table:table-cell office:value-type="float" office:value="896899" table:style-name="ce32">
            <text:p>896.899</text:p>
          </table:table-cell>
          <table:table-cell office:value-type="percentage" office:value="0.82801861543759292" table:style-name="ce33">
            <text:p>82,8%</text:p>
          </table:table-cell>
          <table:table-cell office:value-type="float" office:value="890357" table:style-name="ce32">
            <text:p>890.357</text:p>
          </table:table-cell>
          <table:table-cell office:value-type="percentage" office:value="0.82197903039825992" table:style-name="ce33">
            <text:p>82,2%</text:p>
          </table:table-cell>
          <table:table-cell office:value-type="date" office:date-value="2022-04-06T00:00:00" table:style-name="ce34">
            <text:p>06/04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narias</text:p>
          </table:table-cell>
          <table:table-cell office:value-type="float" office:value="2033513" table:style-name="ce32">
            <text:p>2.033.513</text:p>
          </table:table-cell>
          <table:table-cell office:value-type="float" office:value="1744254" table:style-name="ce32">
            <text:p>1.744.254</text:p>
          </table:table-cell>
          <table:table-cell office:value-type="percentage" office:value="0.85775404435575286" table:style-name="ce33">
            <text:p>85,8%</text:p>
          </table:table-cell>
          <table:table-cell office:value-type="float" office:value="1709328" table:style-name="ce32">
            <text:p>1.709.328</text:p>
          </table:table-cell>
          <table:table-cell office:value-type="percentage" office:value="0.84057884065653876" table:style-name="ce33">
            <text:p>84,1%</text:p>
          </table:table-cell>
          <table:table-cell office:value-type="date" office:date-value="2022-04-06T00:00:00" table:style-name="ce34">
            <text:p>06/04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ntabria</text:p>
          </table:table-cell>
          <table:table-cell office:value-type="float" office:value="527062" table:style-name="ce32">
            <text:p>527.062</text:p>
          </table:table-cell>
          <table:table-cell office:value-type="float" office:value="494501" table:style-name="ce32">
            <text:p>494.501</text:p>
          </table:table-cell>
          <table:table-cell office:value-type="percentage" office:value="0.93822168928892613" table:style-name="ce33">
            <text:p>93,8%</text:p>
          </table:table-cell>
          <table:table-cell office:value-type="float" office:value="495429" table:style-name="ce32">
            <text:p>495.429</text:p>
          </table:table-cell>
          <table:table-cell office:value-type="percentage" office:value="0.9399823929632567" table:style-name="ce33">
            <text:p>94,0%</text:p>
          </table:table-cell>
          <table:table-cell office:value-type="date" office:date-value="2022-04-06T00:00:00" table:style-name="ce34">
            <text:p>06/04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stilla y Leon<text:s/></text:p>
          </table:table-cell>
          <table:table-cell office:value-type="float" office:value="2172149" table:style-name="ce32">
            <text:p>2.172.149</text:p>
          </table:table-cell>
          <table:table-cell office:value-type="float" office:value="2047366" table:style-name="ce32">
            <text:p>2.047.366</text:p>
          </table:table-cell>
          <table:table-cell office:value-type="percentage" office:value="0.94255320422309885" table:style-name="ce33">
            <text:p>94,3%</text:p>
          </table:table-cell>
          <table:table-cell office:value-type="float" office:value="2036818" table:style-name="ce32">
            <text:p>2.036.818</text:p>
          </table:table-cell>
          <table:table-cell office:value-type="percentage" office:value="0.93769718375673128" table:style-name="ce33">
            <text:p>93,8%</text:p>
          </table:table-cell>
          <table:table-cell office:value-type="date" office:date-value="2022-04-06T00:00:00" table:style-name="ce34">
            <text:p>06/04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stilla - La Mancha</text:p>
          </table:table-cell>
          <table:table-cell office:value-type="float" office:value="1816082" table:style-name="ce32">
            <text:p>1.816.082</text:p>
          </table:table-cell>
          <table:table-cell office:value-type="float" office:value="1660058" table:style-name="ce32">
            <text:p>1.660.058</text:p>
          </table:table-cell>
          <table:table-cell office:value-type="percentage" office:value="0.91408757974584853" table:style-name="ce33">
            <text:p>91,4%</text:p>
          </table:table-cell>
          <table:table-cell office:value-type="float" office:value="1637923" table:style-name="ce32">
            <text:p>1.637.923</text:p>
          </table:table-cell>
          <table:table-cell office:value-type="percentage" office:value="0.90189925344780686" table:style-name="ce33">
            <text:p>90,2%</text:p>
          </table:table-cell>
          <table:table-cell office:value-type="date" office:date-value="2022-04-06T00:00:00" table:style-name="ce34">
            <text:p>06/04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taluña</text:p>
          </table:table-cell>
          <table:table-cell office:value-type="float" office:value="6782414" table:style-name="ce32">
            <text:p>6.782.414</text:p>
          </table:table-cell>
          <table:table-cell office:value-type="float" office:value="6248781" table:style-name="ce32">
            <text:p>6.248.781</text:p>
          </table:table-cell>
          <table:table-cell office:value-type="percentage" office:value="0.92132108125514012" table:style-name="ce33">
            <text:p>92,1%</text:p>
          </table:table-cell>
          <table:table-cell office:value-type="float" office:value="6176007" table:style-name="ce32">
            <text:p>6.176.007</text:p>
          </table:table-cell>
          <table:table-cell office:value-type="percentage" office:value="0.91059127325462585" table:style-name="ce33">
            <text:p>91,1%</text:p>
          </table:table-cell>
          <table:table-cell office:value-type="date" office:date-value="2022-04-06T00:00:00" table:style-name="ce34">
            <text:p>06/04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. Valenciana</text:p>
          </table:table-cell>
          <table:table-cell office:value-type="float" office:value="4492026" table:style-name="ce32">
            <text:p>4.492.026</text:p>
          </table:table-cell>
          <table:table-cell office:value-type="float" office:value="4194573" table:style-name="ce32">
            <text:p>4.194.573</text:p>
          </table:table-cell>
          <table:table-cell office:value-type="percentage" office:value="0.93378199502852388" table:style-name="ce33">
            <text:p>93,4%</text:p>
          </table:table-cell>
          <table:table-cell office:value-type="float" office:value="4215254" table:style-name="ce32">
            <text:p>4.215.254</text:p>
          </table:table-cell>
          <table:table-cell office:value-type="percentage" office:value="0.93838593098080914" table:style-name="ce33">
            <text:p>93,8%</text:p>
          </table:table-cell>
          <table:table-cell office:value-type="date" office:date-value="2022-04-06T00:00:00" table:style-name="ce34">
            <text:p>06/04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Extremadura</text:p>
          </table:table-cell>
          <table:table-cell office:value-type="float" office:value="949890" table:style-name="ce32">
            <text:p>949.890</text:p>
          </table:table-cell>
          <table:table-cell office:value-type="float" office:value="909822" table:style-name="ce32">
            <text:p>909.822</text:p>
          </table:table-cell>
          <table:table-cell office:value-type="percentage" office:value="0.95781827369484884" table:style-name="ce33">
            <text:p>95,8%</text:p>
          </table:table-cell>
          <table:table-cell office:value-type="float" office:value="906301" table:style-name="ce32">
            <text:p>906.301</text:p>
          </table:table-cell>
          <table:table-cell office:value-type="percentage" office:value="0.9541115287033235" table:style-name="ce33">
            <text:p>95,4%</text:p>
          </table:table-cell>
          <table:table-cell office:value-type="date" office:date-value="2022-04-06T00:00:00" table:style-name="ce34">
            <text:p>06/04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Galicia</text:p>
          </table:table-cell>
          <table:table-cell office:value-type="float" office:value="2456127" table:style-name="ce32">
            <text:p>2.456.127</text:p>
          </table:table-cell>
          <table:table-cell office:value-type="float" office:value="2341130" table:style-name="ce32">
            <text:p>2.341.130</text:p>
          </table:table-cell>
          <table:table-cell office:value-type="percentage" office:value="0.95317953835449065" table:style-name="ce33">
            <text:p>95,3%</text:p>
          </table:table-cell>
          <table:table-cell office:value-type="float" office:value="2345047" table:style-name="ce32">
            <text:p>2.345.047</text:p>
          </table:table-cell>
          <table:table-cell office:value-type="percentage" office:value="0.95477432559472697" table:style-name="ce33">
            <text:p>95,5%</text:p>
          </table:table-cell>
          <table:table-cell office:value-type="date" office:date-value="2022-04-06T00:00:00" table:style-name="ce34">
            <text:p>06/04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La Rioja</text:p>
          </table:table-cell>
          <table:table-cell office:value-type="float" office:value="281479" table:style-name="ce32">
            <text:p>281.479</text:p>
          </table:table-cell>
          <table:table-cell office:value-type="float" office:value="269173" table:style-name="ce32">
            <text:p>269.173</text:p>
          </table:table-cell>
          <table:table-cell office:value-type="percentage" office:value="0.95628093037135986" table:style-name="ce33">
            <text:p>95,6%</text:p>
          </table:table-cell>
          <table:table-cell office:value-type="float" office:value="264489" table:style-name="ce32">
            <text:p>264.489</text:p>
          </table:table-cell>
          <table:table-cell office:value-type="percentage" office:value="0.93964025735490031" table:style-name="ce33">
            <text:p>94,0%</text:p>
          </table:table-cell>
          <table:table-cell office:value-type="date" office:date-value="2022-04-06T00:00:00" table:style-name="ce34">
            <text:p>06/04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Madrid</text:p>
          </table:table-cell>
          <table:table-cell office:value-type="float" office:value="5970908" table:style-name="ce32">
            <text:p>5.970.908</text:p>
          </table:table-cell>
          <table:table-cell office:value-type="float" office:value="5509473" table:style-name="ce32">
            <text:p>5.509.473</text:p>
          </table:table-cell>
          <table:table-cell office:value-type="percentage" office:value="0.92271945908394504" table:style-name="ce33">
            <text:p>92,3%</text:p>
          </table:table-cell>
          <table:table-cell office:value-type="float" office:value="5501792" table:style-name="ce32">
            <text:p>5.501.792</text:p>
          </table:table-cell>
          <table:table-cell office:value-type="percentage" office:value="0.92143305507303075" table:style-name="ce33">
            <text:p>92,1%</text:p>
          </table:table-cell>
          <table:table-cell office:value-type="date" office:date-value="2022-04-06T00:00:00" table:style-name="ce34">
            <text:p>06/04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Murcia<text:s/></text:p>
          </table:table-cell>
          <table:table-cell office:value-type="float" office:value="1317614" table:style-name="ce32">
            <text:p>1.317.614</text:p>
          </table:table-cell>
          <table:table-cell office:value-type="float" office:value="1230463" table:style-name="ce32">
            <text:p>1.230.463</text:p>
          </table:table-cell>
          <table:table-cell office:value-type="percentage" office:value="0.93385695658971446" table:style-name="ce33">
            <text:p>93,4%</text:p>
          </table:table-cell>
          <table:table-cell office:value-type="float" office:value="1232782" table:style-name="ce32">
            <text:p>1.232.782</text:p>
          </table:table-cell>
          <table:table-cell office:value-type="percentage" office:value="0.93561695610398798" table:style-name="ce33">
            <text:p>93,6%</text:p>
          </table:table-cell>
          <table:table-cell office:value-type="date" office:date-value="2022-04-06T00:00:00" table:style-name="ce34">
            <text:p>06/04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Navarra</text:p>
          </table:table-cell>
          <table:table-cell office:value-type="float" office:value="580174" table:style-name="ce32">
            <text:p>580.174</text:p>
          </table:table-cell>
          <table:table-cell office:value-type="float" office:value="539789" table:style-name="ce32">
            <text:p>539.789</text:p>
          </table:table-cell>
          <table:table-cell office:value-type="percentage" office:value="0.93039157218351731" table:style-name="ce33">
            <text:p>93,0%</text:p>
          </table:table-cell>
          <table:table-cell office:value-type="float" office:value="539952" table:style-name="ce32">
            <text:p>539.952</text:p>
          </table:table-cell>
          <table:table-cell office:value-type="percentage" office:value="0.93067252238121667" table:style-name="ce33">
            <text:p>93,1%</text:p>
          </table:table-cell>
          <table:table-cell office:value-type="date" office:date-value="2022-04-06T00:00:00" table:style-name="ce34">
            <text:p>06/04/2022</text:p>
          </table:table-cell>
          <table:table-cell table:number-columns-repeated="16377" table:style-name="ce30"/>
        </table:table-row>
        <table:table-row table:style-name="ro2">
          <table:table-cell office:value-type="string" table:style-name="ce6">
            <text:p>País Vasco</text:p>
          </table:table-cell>
          <table:table-cell office:value-type="float" office:value="1955253" table:style-name="ce32">
            <text:p>1.955.253</text:p>
          </table:table-cell>
          <table:table-cell office:value-type="float" office:value="1863471" table:style-name="ce32">
            <text:p>1.863.471</text:p>
          </table:table-cell>
          <table:table-cell office:value-type="percentage" office:value="0.9530587601706787" table:style-name="ce33">
            <text:p>95,3%</text:p>
          </table:table-cell>
          <table:table-cell office:value-type="float" office:value="1849790" table:style-name="ce32">
            <text:p>1.849.790</text:p>
          </table:table-cell>
          <table:table-cell office:value-type="percentage" office:value="0.9460617117068737" table:style-name="ce33">
            <text:p>94,6%</text:p>
          </table:table-cell>
          <table:table-cell office:value-type="date" office:date-value="2022-04-06T00:00:00" table:style-name="ce34">
            <text:p>06/04/2022</text:p>
          </table:table-cell>
          <table:table-cell table:number-columns-repeated="16377" table:style-name="ce30"/>
        </table:table-row>
        <table:table-row table:style-name="ro2">
          <table:table-cell office:value-type="string" table:style-name="ce6">
            <text:p>Ceuta</text:p>
          </table:table-cell>
          <table:table-cell office:value-type="float" office:value="71029" table:style-name="ce32">
            <text:p>71.029</text:p>
          </table:table-cell>
          <table:table-cell office:value-type="float" office:value="64317" table:style-name="ce32">
            <text:p>64.317</text:p>
          </table:table-cell>
          <table:table-cell office:value-type="percentage" office:value="0.9055033859409537" table:style-name="ce33">
            <text:p>90,6%</text:p>
          </table:table-cell>
          <table:table-cell office:value-type="float" office:value="62390" table:style-name="ce32">
            <text:p>62.390</text:p>
          </table:table-cell>
          <table:table-cell office:value-type="percentage" office:value="0.87837362204170133" table:style-name="ce33">
            <text:p>87,8%</text:p>
          </table:table-cell>
          <table:table-cell office:value-type="date" office:date-value="2022-04-06T00:00:00" table:style-name="ce34">
            <text:p>06/04/2022</text:p>
          </table:table-cell>
          <table:table-cell table:number-columns-repeated="16377" table:style-name="ce30"/>
        </table:table-row>
        <table:table-row table:style-name="ro2">
          <table:table-cell office:value-type="string" table:style-name="ce6">
            <text:p>Melilla</text:p>
          </table:table-cell>
          <table:table-cell office:value-type="float" office:value="68266" table:style-name="ce32">
            <text:p>68.266</text:p>
          </table:table-cell>
          <table:table-cell office:value-type="float" office:value="62288" table:style-name="ce32">
            <text:p>62.288</text:p>
          </table:table-cell>
          <table:table-cell office:value-type="percentage" office:value="0.91243078545688927" table:style-name="ce33">
            <text:p>91,2%</text:p>
          </table:table-cell>
          <table:table-cell office:value-type="float" office:value="60059" table:style-name="ce32">
            <text:p>60.059</text:p>
          </table:table-cell>
          <table:table-cell office:value-type="percentage" office:value="0.87977909940526766" table:style-name="ce33">
            <text:p>88,0%</text:p>
          </table:table-cell>
          <table:table-cell office:value-type="date" office:date-value="2022-04-06T00:00:00" table:style-name="ce34">
            <text:p>06/04/2022</text:p>
          </table:table-cell>
          <table:table-cell table:number-columns-repeated="16377" table:style-name="ce30"/>
        </table:table-row>
        <table:table-row table:style-name="ro2">
          <table:table-cell office:value-type="string" table:style-name="ce6">
            <text:p>FF.AA.</text:p>
          </table:table-cell>
          <table:table-cell office:value-type="string" table:style-name="ce32">
            <text:p>-</text:p>
          </table:table-cell>
          <table:table-cell office:value-type="float" office:value="95083" table:style-name="ce32">
            <text:p>95.083</text:p>
          </table:table-cell>
          <table:table-cell office:value-type="string" table:style-name="ce33">
            <text:p>-</text:p>
          </table:table-cell>
          <table:table-cell office:value-type="float" office:value="96437" table:style-name="ce32">
            <text:p>96.437</text:p>
          </table:table-cell>
          <table:table-cell office:value-type="string" table:style-name="ce33">
            <text:p>-</text:p>
          </table:table-cell>
          <table:table-cell office:value-type="date" office:date-value="2022-04-06T00:00:00" table:style-name="ce34">
            <text:p>06/04/2022</text:p>
          </table:table-cell>
          <table:table-cell table:number-columns-repeated="16377" table:style-name="ce30"/>
        </table:table-row>
        <table:table-row table:style-name="ro2">
          <table:table-cell office:value-type="string" table:style-name="ce6">
            <text:p>Sanidad Exterior</text:p>
          </table:table-cell>
          <table:table-cell office:value-type="string" table:style-name="ce32">
            <text:p>-</text:p>
          </table:table-cell>
          <table:table-cell office:value-type="float" office:value="8083" table:style-name="ce32">
            <text:p>8.083</text:p>
          </table:table-cell>
          <table:table-cell office:value-type="string" table:style-name="ce33">
            <text:p>-</text:p>
          </table:table-cell>
          <table:table-cell office:value-type="float" office:value="8207" table:style-name="ce32">
            <text:p>8.207</text:p>
          </table:table-cell>
          <table:table-cell office:value-type="string" table:style-name="ce33">
            <text:p>-</text:p>
          </table:table-cell>
          <table:table-cell office:value-type="date" office:date-value="2022-04-06T00:00:00" table:style-name="ce34">
            <text:p>06/04/2022</text:p>
          </table:table-cell>
          <table:table-cell table:number-columns-repeated="16377" table:style-name="ce30"/>
        </table:table-row>
        <table:table-row table:style-name="ro2">
          <table:table-cell office:value-type="string" table:style-name="ce18">
            <text:p>Totales</text:p>
          </table:table-cell>
          <table:table-cell office:value-type="float" office:value="42185033" table:style-name="ce35">
            <text:p>42.185.033</text:p>
          </table:table-cell>
          <table:table-cell office:value-type="float" office:value="39201980" table:style-name="ce35">
            <text:p>39.201.980</text:p>
          </table:table-cell>
          <table:table-cell office:value-type="percentage" office:value="0.92928646043728358" table:style-name="ce36">
            <text:p>92,9%</text:p>
          </table:table-cell>
          <table:table-cell office:value-type="float" office:value="39007985" table:style-name="ce35">
            <text:p>39.007.985</text:p>
          </table:table-cell>
          <table:table-cell office:value-type="percentage" office:value="0.92468779152075098" table:style-name="ce36">
            <text:p>92,5%</text:p>
          </table:table-cell>
          <table:table-cell table:style-name="ce37"/>
          <table:table-cell table:number-columns-repeated="16377" table:style-name="ce30"/>
        </table:table-row>
        <table:table-row table:style-name="ro5">
          <table:table-cell table:number-columns-repeated="16384"/>
        </table:table-row>
        <table:table-row table:style-name="ro7">
          <table:table-cell table:number-columns-spanned="10" table:number-rows-spanned="1" table:style-name="ce27"/>
          <table:covered-table-cell table:number-columns-repeated="9"/>
          <table:table-cell table:number-columns-repeated="16374"/>
        </table:table-row>
        <table:table-row table:number-rows-repeated="1048551" table:style-name="ro5">
          <table:table-cell table:number-columns-repeated="16384"/>
        </table:table-row>
      </table:table>
      <table:table table:name="Etarios_con_al_menos_1_dosis" table:style-name="ta1">
        <table:table-column table:style-name="co8" table:default-cell-style-name="ce30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53"/>
        <table:table-column table:style-name="co5" table:default-cell-style-name="ce57"/>
        <table:table-column table:style-name="co5" table:default-cell-style-name="ce30"/>
        <table:table-column table:style-name="co5" table:default-cell-style-name="ce57"/>
        <table:table-column table:style-name="co5" table:number-columns-repeated="2" table:default-cell-style-name="ce30"/>
        <table:table-column table:style-name="co5" table:default-cell-style-name="ce57"/>
        <table:table-column table:style-name="co5" table:number-columns-repeated="2" table:default-cell-style-name="ce30"/>
        <table:table-column table:style-name="co4" table:number-columns-repeated="20" table:default-cell-style-name="ce30"/>
        <table:table-column table:style-name="co5" table:number-columns-repeated="16344" table:default-cell-style-name="ce30"/>
        <table:table-row table:style-name="ro8">
          <table:table-cell table:style-name="ce38"/>
          <table:table-cell office:value-type="string" table:style-name="ce39">
            <text:p>Personas con al menos 1 dosis ≥80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70-7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60-6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50-5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40-4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30-3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20-2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12-19 años</text:p>
          </table:table-cell>
          <table:table-cell office:value-type="string" table:style-name="ce40">
            <text:p>%</text:p>
          </table:table-cell>
          <table:table-cell office:value-type="string" table:style-name="ce41">
            <text:p>Total Personas con al menos 1 dosis</text:p>
          </table:table-cell>
          <table:table-cell office:value-type="string" table:style-name="ce41">
            <text:p>Total Población INE Población a Vacunar (1)</text:p>
          </table:table-cell>
          <table:table-cell office:value-type="string" table:style-name="ce42">
            <text:p>% Con al menos 1 dosis sobre Población a Vacunar INE</text:p>
          </table:table-cell>
          <table:table-cell office:value-type="string" table:style-name="ce42">
            <text:p>% Con al menos 1 dosis sobre Total Población INE</text:p>
          </table:table-cell>
          <table:table-cell table:number-columns-repeated="16363" table:style-name="ce43"/>
        </table:table-row>
        <table:table-row table:style-name="ro5">
          <table:table-cell office:value-type="string" table:style-name="ce44">
            <text:p>Andalucía</text:p>
          </table:table-cell>
          <table:table-cell office:value-type="float" office:value="435519" table:style-name="ce45">
            <text:p>435.519</text:p>
          </table:table-cell>
          <table:table-cell office:value-type="percentage" office:value="1" table:style-name="ce46">
            <text:p>100,0%</text:p>
          </table:table-cell>
          <table:table-cell office:value-type="float" office:value="656583" table:style-name="ce45">
            <text:p>656.583</text:p>
          </table:table-cell>
          <table:table-cell office:value-type="percentage" office:value="1" table:style-name="ce46">
            <text:p>100,0%</text:p>
          </table:table-cell>
          <table:table-cell office:value-type="float" office:value="937635" table:style-name="ce45">
            <text:p>937.635</text:p>
          </table:table-cell>
          <table:table-cell office:value-type="percentage" office:value="0.97850826890023157" table:style-name="ce46">
            <text:p>97,9%</text:p>
          </table:table-cell>
          <table:table-cell office:value-type="float" office:value="1229696" table:style-name="ce45">
            <text:p>1.229.696</text:p>
          </table:table-cell>
          <table:table-cell office:value-type="percentage" office:value="0.95503618773352716" table:style-name="ce46">
            <text:p>95,5%</text:p>
          </table:table-cell>
          <table:table-cell office:value-type="float" office:value="1277455" table:style-name="ce45">
            <text:p>1.277.455</text:p>
          </table:table-cell>
          <table:table-cell office:value-type="percentage" office:value="0.92279258792663055" table:style-name="ce46">
            <text:p>92,3%</text:p>
          </table:table-cell>
          <table:table-cell office:value-type="float" office:value="968628" table:style-name="ce45">
            <text:p>968.628</text:p>
          </table:table-cell>
          <table:table-cell office:value-type="percentage" office:value="0.87915387289396274" table:style-name="ce46">
            <text:p>87,9%</text:p>
          </table:table-cell>
          <table:table-cell office:value-type="float" office:value="812785" table:style-name="ce45">
            <text:p>812.785</text:p>
          </table:table-cell>
          <table:table-cell office:value-type="percentage" office:value="0.87763143118758857" table:style-name="ce46">
            <text:p>87,8%</text:p>
          </table:table-cell>
          <table:table-cell office:value-type="float" office:value="722117" table:style-name="ce45">
            <text:p>722.117</text:p>
          </table:table-cell>
          <table:table-cell office:value-type="percentage" office:value="0.93436079115373571" table:style-name="ce46">
            <text:p>93,4%</text:p>
          </table:table-cell>
          <table:table-cell office:value-type="float" office:value="7040418" table:style-name="ce45">
            <text:p>7.040.418</text:p>
          </table:table-cell>
          <table:table-cell office:value-type="float" office:value="7508005" table:style-name="ce45">
            <text:p>7.508.005</text:p>
          </table:table-cell>
          <table:table-cell office:value-type="percentage" office:value="0.93772153854452678" table:style-name="ce46">
            <text:p>93,8%</text:p>
          </table:table-cell>
          <table:table-cell office:value-type="percentage" office:value="0.82806849084185929" table:style-name="ce46">
            <text:p>82,8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Aragón</text:p>
          </table:table-cell>
          <table:table-cell office:value-type="float" office:value="101704" table:style-name="ce48">
            <text:p>101.704</text:p>
          </table:table-cell>
          <table:table-cell office:value-type="percentage" office:value="1" table:style-name="ce49">
            <text:p>100,0%</text:p>
          </table:table-cell>
          <table:table-cell office:value-type="float" office:value="119874" table:style-name="ce48">
            <text:p>119.874</text:p>
          </table:table-cell>
          <table:table-cell office:value-type="percentage" office:value="1" table:style-name="ce49">
            <text:p>100,0%</text:p>
          </table:table-cell>
          <table:table-cell office:value-type="float" office:value="156049" table:style-name="ce48">
            <text:p>156.049</text:p>
          </table:table-cell>
          <table:table-cell office:value-type="percentage" office:value="0.96738577893496991" table:style-name="ce49">
            <text:p>96,7%</text:p>
          </table:table-cell>
          <table:table-cell office:value-type="float" office:value="188565" table:style-name="ce48">
            <text:p>188.565</text:p>
          </table:table-cell>
          <table:table-cell office:value-type="percentage" office:value="0.93827436930885211" table:style-name="ce49">
            <text:p>93,8%</text:p>
          </table:table-cell>
          <table:table-cell office:value-type="float" office:value="192394" table:style-name="ce48">
            <text:p>192.394</text:p>
          </table:table-cell>
          <table:table-cell office:value-type="percentage" office:value="0.90056497704049387" table:style-name="ce49">
            <text:p>90,1%</text:p>
          </table:table-cell>
          <table:table-cell office:value-type="float" office:value="132020" table:style-name="ce48">
            <text:p>132.020</text:p>
          </table:table-cell>
          <table:table-cell office:value-type="percentage" office:value="0.83410202302278269" table:style-name="ce49">
            <text:p>83,4%</text:p>
          </table:table-cell>
          <table:table-cell office:value-type="float" office:value="110825" table:style-name="ce48">
            <text:p>110.825</text:p>
          </table:table-cell>
          <table:table-cell office:value-type="percentage" office:value="0.84729888836220735" table:style-name="ce49">
            <text:p>84,7%</text:p>
          </table:table-cell>
          <table:table-cell office:value-type="float" office:value="95214" table:style-name="ce48">
            <text:p>95.214</text:p>
          </table:table-cell>
          <table:table-cell office:value-type="percentage" office:value="0.8895428683539337" table:style-name="ce49">
            <text:p>89,0%</text:p>
          </table:table-cell>
          <table:table-cell office:value-type="float" office:value="1096645" table:style-name="ce48">
            <text:p>1.096.645</text:p>
          </table:table-cell>
          <table:table-cell office:value-type="float" office:value="1189408" table:style-name="ce48">
            <text:p>1.189.408</text:p>
          </table:table-cell>
          <table:table-cell office:value-type="percentage" office:value="0.92200910032554007" table:style-name="ce49">
            <text:p>92,2%</text:p>
          </table:table-cell>
          <table:table-cell office:value-type="percentage" office:value="0.82384329740153683" table:style-name="ce49">
            <text:p>82,4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Asturias<text:s/></text:p>
          </table:table-cell>
          <table:table-cell office:value-type="float" office:value="89282" table:style-name="ce48">
            <text:p>89.282</text:p>
          </table:table-cell>
          <table:table-cell office:value-type="percentage" office:value="1" table:style-name="ce49">
            <text:p>100,0%</text:p>
          </table:table-cell>
          <table:table-cell office:value-type="float" office:value="114813" table:style-name="ce48">
            <text:p>114.813</text:p>
          </table:table-cell>
          <table:table-cell office:value-type="percentage" office:value="1" table:style-name="ce49">
            <text:p>100,0%</text:p>
          </table:table-cell>
          <table:table-cell office:value-type="float" office:value="149195" table:style-name="ce48">
            <text:p>149.195</text:p>
          </table:table-cell>
          <table:table-cell office:value-type="percentage" office:value="0.98161063227843937" table:style-name="ce49">
            <text:p>98,2%</text:p>
          </table:table-cell>
          <table:table-cell office:value-type="float" office:value="154448" table:style-name="ce48">
            <text:p>154.448</text:p>
          </table:table-cell>
          <table:table-cell office:value-type="percentage" office:value="0.95289450466736181" table:style-name="ce49">
            <text:p>95,3%</text:p>
          </table:table-cell>
          <table:table-cell office:value-type="float" office:value="152594" table:style-name="ce48">
            <text:p>152.594</text:p>
          </table:table-cell>
          <table:table-cell office:value-type="percentage" office:value="0.91968418514946959" table:style-name="ce49">
            <text:p>92,0%</text:p>
          </table:table-cell>
          <table:table-cell office:value-type="float" office:value="93161" table:style-name="ce48">
            <text:p>93.161</text:p>
          </table:table-cell>
          <table:table-cell office:value-type="percentage" office:value="0.85790719304546414" table:style-name="ce49">
            <text:p>85,8%</text:p>
          </table:table-cell>
          <table:table-cell office:value-type="float" office:value="68913" table:style-name="ce48">
            <text:p>68.913</text:p>
          </table:table-cell>
          <table:table-cell office:value-type="percentage" office:value="0.86965245703036265" table:style-name="ce49">
            <text:p>87,0%</text:p>
          </table:table-cell>
          <table:table-cell office:value-type="float" office:value="62987" table:style-name="ce48">
            <text:p>62.987</text:p>
          </table:table-cell>
          <table:table-cell office:value-type="percentage" office:value="0.96522925095010426" table:style-name="ce49">
            <text:p>96,5%</text:p>
          </table:table-cell>
          <table:table-cell office:value-type="float" office:value="885393" table:style-name="ce48">
            <text:p>885.393</text:p>
          </table:table-cell>
          <table:table-cell office:value-type="float" office:value="930447" table:style-name="ce48">
            <text:p>930.447</text:p>
          </table:table-cell>
          <table:table-cell office:value-type="percentage" office:value="0.95157811245562618" table:style-name="ce49">
            <text:p>95,2%</text:p>
          </table:table-cell>
          <table:table-cell office:value-type="percentage" office:value="0.87412638502343298" table:style-name="ce49">
            <text:p>87,4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Baleares</text:p>
          </table:table-cell>
          <table:table-cell office:value-type="float" office:value="51864" table:style-name="ce48">
            <text:p>51.864</text:p>
          </table:table-cell>
          <table:table-cell office:value-type="percentage" office:value="0.96701657561575893" table:style-name="ce49">
            <text:p>96,7%</text:p>
          </table:table-cell>
          <table:table-cell office:value-type="float" office:value="79948" table:style-name="ce48">
            <text:p>79.948</text:p>
          </table:table-cell>
          <table:table-cell office:value-type="percentage" office:value="0.91647752023293672" table:style-name="ce49">
            <text:p>91,6%</text:p>
          </table:table-cell>
          <table:table-cell office:value-type="float" office:value="112215" table:style-name="ce48">
            <text:p>112.215</text:p>
          </table:table-cell>
          <table:table-cell office:value-type="percentage" office:value="0.88085687596649742" table:style-name="ce49">
            <text:p>88,1%</text:p>
          </table:table-cell>
          <table:table-cell office:value-type="float" office:value="153737" table:style-name="ce48">
            <text:p>153.737</text:p>
          </table:table-cell>
          <table:table-cell office:value-type="percentage" office:value="0.86608490884917866" table:style-name="ce49">
            <text:p>86,6%</text:p>
          </table:table-cell>
          <table:table-cell office:value-type="float" office:value="173969" table:style-name="ce48">
            <text:p>173.969</text:p>
          </table:table-cell>
          <table:table-cell office:value-type="percentage" office:value="0.80309570082585879" table:style-name="ce49">
            <text:p>80,3%</text:p>
          </table:table-cell>
          <table:table-cell office:value-type="float" office:value="135579" table:style-name="ce48">
            <text:p>135.579</text:p>
          </table:table-cell>
          <table:table-cell office:value-type="percentage" office:value="0.73665422419273341" table:style-name="ce49">
            <text:p>73,7%</text:p>
          </table:table-cell>
          <table:table-cell office:value-type="float" office:value="105013" table:style-name="ce48">
            <text:p>105.013</text:p>
          </table:table-cell>
          <table:table-cell office:value-type="percentage" office:value="0.76532835810017996" table:style-name="ce49">
            <text:p>76,5%</text:p>
          </table:table-cell>
          <table:table-cell office:value-type="float" office:value="84574" table:style-name="ce48">
            <text:p>84.574</text:p>
          </table:table-cell>
          <table:table-cell office:value-type="percentage" office:value="0.84968252692493174" table:style-name="ce49">
            <text:p>85,0%</text:p>
          </table:table-cell>
          <table:table-cell office:value-type="float" office:value="896899" table:style-name="ce48">
            <text:p>896.899</text:p>
          </table:table-cell>
          <table:table-cell office:value-type="float" office:value="1083187" table:style-name="ce48">
            <text:p>1.083.187</text:p>
          </table:table-cell>
          <table:table-cell office:value-type="percentage" office:value="0.82801861543759292" table:style-name="ce49">
            <text:p>82,8%</text:p>
          </table:table-cell>
          <table:table-cell office:value-type="percentage" office:value="0.73529872312516653" table:style-name="ce49">
            <text:p>73,5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narias</text:p>
          </table:table-cell>
          <table:table-cell office:value-type="float" office:value="94842" table:style-name="ce48">
            <text:p>94.842</text:p>
          </table:table-cell>
          <table:table-cell office:value-type="percentage" office:value="0.94499910324624858" table:style-name="ce49">
            <text:p>94,5%</text:p>
          </table:table-cell>
          <table:table-cell office:value-type="float" office:value="156211" table:style-name="ce48">
            <text:p>156.211</text:p>
          </table:table-cell>
          <table:table-cell office:value-type="percentage" office:value="0.93290374210193139" table:style-name="ce49">
            <text:p>93,3%</text:p>
          </table:table-cell>
          <table:table-cell office:value-type="float" office:value="229478" table:style-name="ce48">
            <text:p>229.478</text:p>
          </table:table-cell>
          <table:table-cell office:value-type="percentage" office:value="0.91223788038401143" table:style-name="ce49">
            <text:p>91,2%</text:p>
          </table:table-cell>
          <table:table-cell office:value-type="float" office:value="325982" table:style-name="ce48">
            <text:p>325.982</text:p>
          </table:table-cell>
          <table:table-cell office:value-type="percentage" office:value="0.88522649200129266" table:style-name="ce49">
            <text:p>88,5%</text:p>
          </table:table-cell>
          <table:table-cell office:value-type="float" office:value="325137" table:style-name="ce48">
            <text:p>325.137</text:p>
          </table:table-cell>
          <table:table-cell office:value-type="percentage" office:value="0.82500095152307129" table:style-name="ce49">
            <text:p>82,5%</text:p>
          </table:table-cell>
          <table:table-cell office:value-type="float" office:value="239584" table:style-name="ce48">
            <text:p>239.584</text:p>
          </table:table-cell>
          <table:table-cell office:value-type="percentage" office:value="0.765781718457339" table:style-name="ce49">
            <text:p>76,6%</text:p>
          </table:table-cell>
          <table:table-cell office:value-type="float" office:value="200876" table:style-name="ce48">
            <text:p>200.876</text:p>
          </table:table-cell>
          <table:table-cell office:value-type="percentage" office:value="0.78876668328942046" table:style-name="ce49">
            <text:p>78,9%</text:p>
          </table:table-cell>
          <table:table-cell office:value-type="float" office:value="172144" table:style-name="ce48">
            <text:p>172.144</text:p>
          </table:table-cell>
          <table:table-cell office:value-type="percentage" office:value="0.93421973787751333" table:style-name="ce49">
            <text:p>93,4%</text:p>
          </table:table-cell>
          <table:table-cell office:value-type="float" office:value="1744254" table:style-name="ce48">
            <text:p>1.744.254</text:p>
          </table:table-cell>
          <table:table-cell office:value-type="float" office:value="2033513" table:style-name="ce48">
            <text:p>2.033.513</text:p>
          </table:table-cell>
          <table:table-cell office:value-type="percentage" office:value="0.85775404435575286" table:style-name="ce49">
            <text:p>85,8%</text:p>
          </table:table-cell>
          <table:table-cell office:value-type="percentage" office:value="0.77716899493799818" table:style-name="ce49">
            <text:p>77,7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ntabria</text:p>
          </table:table-cell>
          <table:table-cell office:value-type="float" office:value="42587" table:style-name="ce48">
            <text:p>42.587</text:p>
          </table:table-cell>
          <table:table-cell office:value-type="percentage" office:value="1" table:style-name="ce49">
            <text:p>100,0%</text:p>
          </table:table-cell>
          <table:table-cell office:value-type="float" office:value="56218" table:style-name="ce48">
            <text:p>56.218</text:p>
          </table:table-cell>
          <table:table-cell office:value-type="percentage" office:value="1" table:style-name="ce49">
            <text:p>100,0%</text:p>
          </table:table-cell>
          <table:table-cell office:value-type="float" office:value="77298" table:style-name="ce48">
            <text:p>77.298</text:p>
          </table:table-cell>
          <table:table-cell office:value-type="percentage" office:value="0.97528294030811158" table:style-name="ce49">
            <text:p>97,5%</text:p>
          </table:table-cell>
          <table:table-cell office:value-type="float" office:value="85202" table:style-name="ce48">
            <text:p>85.202</text:p>
          </table:table-cell>
          <table:table-cell office:value-type="percentage" office:value="0.93659448169726278" table:style-name="ce49">
            <text:p>93,7%</text:p>
          </table:table-cell>
          <table:table-cell office:value-type="float" office:value="89521" table:style-name="ce48">
            <text:p>89.521</text:p>
          </table:table-cell>
          <table:table-cell office:value-type="percentage" office:value="0.91923890497607463" table:style-name="ce49">
            <text:p>91,9%</text:p>
          </table:table-cell>
          <table:table-cell office:value-type="float" office:value="56930" table:style-name="ce48">
            <text:p>56.930</text:p>
          </table:table-cell>
          <table:table-cell office:value-type="percentage" office:value="0.84770243306828674" table:style-name="ce49">
            <text:p>84,8%</text:p>
          </table:table-cell>
          <table:table-cell office:value-type="float" office:value="43525" table:style-name="ce48">
            <text:p>43.525</text:p>
          </table:table-cell>
          <table:table-cell office:value-type="percentage" office:value="0.85556188941088596" table:style-name="ce49">
            <text:p>85,6%</text:p>
          </table:table-cell>
          <table:table-cell office:value-type="float" office:value="43220" table:style-name="ce48">
            <text:p>43.220</text:p>
          </table:table-cell>
          <table:table-cell office:value-type="percentage" office:value="0.9544420643508601" table:style-name="ce49">
            <text:p>95,4%</text:p>
          </table:table-cell>
          <table:table-cell office:value-type="float" office:value="494501" table:style-name="ce48">
            <text:p>494.501</text:p>
          </table:table-cell>
          <table:table-cell office:value-type="float" office:value="527062" table:style-name="ce48">
            <text:p>527.062</text:p>
          </table:table-cell>
          <table:table-cell office:value-type="percentage" office:value="0.93822168928892613" table:style-name="ce49">
            <text:p>93,8%</text:p>
          </table:table-cell>
          <table:table-cell office:value-type="percentage" office:value="0.84724880280302572" table:style-name="ce49">
            <text:p>84,7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stilla y Leon</text:p>
          </table:table-cell>
          <table:table-cell office:value-type="float" office:value="230022" table:style-name="ce48">
            <text:p>230.022</text:p>
          </table:table-cell>
          <table:table-cell office:value-type="percentage" office:value="1" table:style-name="ce49">
            <text:p>100,0%</text:p>
          </table:table-cell>
          <table:table-cell office:value-type="float" office:value="252336" table:style-name="ce48">
            <text:p>252.336</text:p>
          </table:table-cell>
          <table:table-cell office:value-type="percentage" office:value="1" table:style-name="ce49">
            <text:p>100,0%</text:p>
          </table:table-cell>
          <table:table-cell office:value-type="float" office:value="324638" table:style-name="ce48">
            <text:p>324.638</text:p>
          </table:table-cell>
          <table:table-cell office:value-type="percentage" office:value="0.99203955470399674" table:style-name="ce49">
            <text:p>99,2%</text:p>
          </table:table-cell>
          <table:table-cell office:value-type="float" office:value="357890" table:style-name="ce48">
            <text:p>357.890</text:p>
          </table:table-cell>
          <table:table-cell office:value-type="percentage" office:value="0.93884360826121516" table:style-name="ce49">
            <text:p>93,9%</text:p>
          </table:table-cell>
          <table:table-cell office:value-type="float" office:value="326260" table:style-name="ce48">
            <text:p>326.260</text:p>
          </table:table-cell>
          <table:table-cell office:value-type="percentage" office:value="0.90576954042453961" table:style-name="ce49">
            <text:p>90,6%</text:p>
          </table:table-cell>
          <table:table-cell office:value-type="float" office:value="219049" table:style-name="ce48">
            <text:p>219.049</text:p>
          </table:table-cell>
          <table:table-cell office:value-type="percentage" office:value="0.84606916902920792" table:style-name="ce49">
            <text:p>84,6%</text:p>
          </table:table-cell>
          <table:table-cell office:value-type="float" office:value="181169" table:style-name="ce48">
            <text:p>181.169</text:p>
          </table:table-cell>
          <table:table-cell office:value-type="percentage" office:value="0.8554625340567289" table:style-name="ce49">
            <text:p>85,5%</text:p>
          </table:table-cell>
          <table:table-cell office:value-type="float" office:value="156002" table:style-name="ce48">
            <text:p>156.002</text:p>
          </table:table-cell>
          <table:table-cell office:value-type="percentage" office:value="0.92749021985992697" table:style-name="ce49">
            <text:p>92,7%</text:p>
          </table:table-cell>
          <table:table-cell office:value-type="float" office:value="2047366" table:style-name="ce48">
            <text:p>2.047.366</text:p>
          </table:table-cell>
          <table:table-cell office:value-type="float" office:value="2172149" table:style-name="ce48">
            <text:p>2.172.149</text:p>
          </table:table-cell>
          <table:table-cell office:value-type="percentage" office:value="0.94255320422309885" table:style-name="ce49">
            <text:p>94,3%</text:p>
          </table:table-cell>
          <table:table-cell office:value-type="percentage" office:value="0.85784126614345046" table:style-name="ce49">
            <text:p>85,8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stilla - La Mancha</text:p>
          </table:table-cell>
          <table:table-cell office:value-type="float" office:value="139047" table:style-name="ce48">
            <text:p>139.047</text:p>
          </table:table-cell>
          <table:table-cell office:value-type="percentage" office:value="1" table:style-name="ce49">
            <text:p>100,0%</text:p>
          </table:table-cell>
          <table:table-cell office:value-type="float" office:value="159488" table:style-name="ce48">
            <text:p>159.488</text:p>
          </table:table-cell>
          <table:table-cell office:value-type="percentage" office:value="1" table:style-name="ce49">
            <text:p>100,0%</text:p>
          </table:table-cell>
          <table:table-cell office:value-type="float" office:value="225537" table:style-name="ce48">
            <text:p>225.537</text:p>
          </table:table-cell>
          <table:table-cell office:value-type="percentage" office:value="0.98907590295928571" table:style-name="ce49">
            <text:p>98,9%</text:p>
          </table:table-cell>
          <table:table-cell office:value-type="float" office:value="290229" table:style-name="ce48">
            <text:p>290.229</text:p>
          </table:table-cell>
          <table:table-cell office:value-type="percentage" office:value="0.93199253709775309" table:style-name="ce49">
            <text:p>93,2%</text:p>
          </table:table-cell>
          <table:table-cell office:value-type="float" office:value="292284" table:style-name="ce48">
            <text:p>292.284</text:p>
          </table:table-cell>
          <table:table-cell office:value-type="percentage" office:value="0.88388507353007884" table:style-name="ce49">
            <text:p>88,4%</text:p>
          </table:table-cell>
          <table:table-cell office:value-type="float" office:value="212559" table:style-name="ce48">
            <text:p>212.559</text:p>
          </table:table-cell>
          <table:table-cell office:value-type="percentage" office:value="0.82466799352863807" table:style-name="ce49">
            <text:p>82,5%</text:p>
          </table:table-cell>
          <table:table-cell office:value-type="float" office:value="180892" table:style-name="ce48">
            <text:p>180.892</text:p>
          </table:table-cell>
          <table:table-cell office:value-type="percentage" office:value="0.82602104186454295" table:style-name="ce49">
            <text:p>82,6%</text:p>
          </table:table-cell>
          <table:table-cell office:value-type="float" office:value="160022" table:style-name="ce48">
            <text:p>160.022</text:p>
          </table:table-cell>
          <table:table-cell office:value-type="percentage" office:value="0.89993026499302653" table:style-name="ce49">
            <text:p>90,0%</text:p>
          </table:table-cell>
          <table:table-cell office:value-type="float" office:value="1660058" table:style-name="ce48">
            <text:p>1.660.058</text:p>
          </table:table-cell>
          <table:table-cell office:value-type="float" office:value="1816082" table:style-name="ce48">
            <text:p>1.816.082</text:p>
          </table:table-cell>
          <table:table-cell office:value-type="percentage" office:value="0.91408757974584853" table:style-name="ce49">
            <text:p>91,4%</text:p>
          </table:table-cell>
          <table:table-cell office:value-type="percentage" office:value="0.81031564108371534" table:style-name="ce49">
            <text:p>81,0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taluña</text:p>
          </table:table-cell>
          <table:table-cell office:value-type="float" office:value="461201" table:style-name="ce48">
            <text:p>461.201</text:p>
          </table:table-cell>
          <table:table-cell office:value-type="percentage" office:value="1" table:style-name="ce49">
            <text:p>100,0%</text:p>
          </table:table-cell>
          <table:table-cell office:value-type="float" office:value="622187" table:style-name="ce48">
            <text:p>622.187</text:p>
          </table:table-cell>
          <table:table-cell office:value-type="percentage" office:value="0.97868769426302737" table:style-name="ce49">
            <text:p>97,9%</text:p>
          </table:table-cell>
          <table:table-cell office:value-type="float" office:value="810131" table:style-name="ce48">
            <text:p>810.131</text:p>
          </table:table-cell>
          <table:table-cell office:value-type="percentage" office:value="0.95031812913790759" table:style-name="ce49">
            <text:p>95,0%</text:p>
          </table:table-cell>
          <table:table-cell office:value-type="float" office:value="1045208" table:style-name="ce48">
            <text:p>1.045.208</text:p>
          </table:table-cell>
          <table:table-cell office:value-type="percentage" office:value="0.95243944556274329" table:style-name="ce49">
            <text:p>95,2%</text:p>
          </table:table-cell>
          <table:table-cell office:value-type="float" office:value="1167208" table:style-name="ce48">
            <text:p>1.167.208</text:p>
          </table:table-cell>
          <table:table-cell office:value-type="percentage" office:value="0.91507687000697746" table:style-name="ce49">
            <text:p>91,5%</text:p>
          </table:table-cell>
          <table:table-cell office:value-type="float" office:value="834145" table:style-name="ce48">
            <text:p>834.145</text:p>
          </table:table-cell>
          <table:table-cell office:value-type="percentage" office:value="0.86294313841519177" table:style-name="ce49">
            <text:p>86,3%</text:p>
          </table:table-cell>
          <table:table-cell office:value-type="float" office:value="700804" table:style-name="ce48">
            <text:p>700.804</text:p>
          </table:table-cell>
          <table:table-cell office:value-type="percentage" office:value="0.8453107114296019" table:style-name="ce49">
            <text:p>84,5%</text:p>
          </table:table-cell>
          <table:table-cell office:value-type="float" office:value="607897" table:style-name="ce48">
            <text:p>607.897</text:p>
          </table:table-cell>
          <table:table-cell office:value-type="percentage" office:value="0.9054669381541729" table:style-name="ce49">
            <text:p>90,5%</text:p>
          </table:table-cell>
          <table:table-cell office:value-type="float" office:value="6248781" table:style-name="ce48">
            <text:p>6.248.781</text:p>
          </table:table-cell>
          <table:table-cell office:value-type="float" office:value="6782414" table:style-name="ce48">
            <text:p>6.782.414</text:p>
          </table:table-cell>
          <table:table-cell office:value-type="percentage" office:value="0.92132108125514012" table:style-name="ce49">
            <text:p>92,1%</text:p>
          </table:table-cell>
          <table:table-cell office:value-type="percentage" office:value="0.81457110070545191" table:style-name="ce49">
            <text:p>81,5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. Valenciana</text:p>
          </table:table-cell>
          <table:table-cell office:value-type="float" office:value="299045" table:style-name="ce48">
            <text:p>299.045</text:p>
          </table:table-cell>
          <table:table-cell office:value-type="percentage" office:value="1" table:style-name="ce49">
            <text:p>100,0%</text:p>
          </table:table-cell>
          <table:table-cell office:value-type="float" office:value="437853" table:style-name="ce48">
            <text:p>437.853</text:p>
          </table:table-cell>
          <table:table-cell office:value-type="percentage" office:value="0.99562731936258464" table:style-name="ce49">
            <text:p>99,6%</text:p>
          </table:table-cell>
          <table:table-cell office:value-type="float" office:value="576819" table:style-name="ce48">
            <text:p>576.819</text:p>
          </table:table-cell>
          <table:table-cell office:value-type="percentage" office:value="0.96596945439930337" table:style-name="ce49">
            <text:p>96,6%</text:p>
          </table:table-cell>
          <table:table-cell office:value-type="float" office:value="724092" table:style-name="ce48">
            <text:p>724.092</text:p>
          </table:table-cell>
          <table:table-cell office:value-type="percentage" office:value="0.94988298508715774" table:style-name="ce49">
            <text:p>95,0%</text:p>
          </table:table-cell>
          <table:table-cell office:value-type="float" office:value="768266" table:style-name="ce48">
            <text:p>768.266</text:p>
          </table:table-cell>
          <table:table-cell office:value-type="percentage" office:value="0.91381584659870141" table:style-name="ce49">
            <text:p>91,4%</text:p>
          </table:table-cell>
          <table:table-cell office:value-type="float" office:value="531357" table:style-name="ce48">
            <text:p>531.357</text:p>
          </table:table-cell>
          <table:table-cell office:value-type="percentage" office:value="0.86551364100592743" table:style-name="ce49">
            <text:p>86,6%</text:p>
          </table:table-cell>
          <table:table-cell office:value-type="float" office:value="449628" table:style-name="ce48">
            <text:p>449.628</text:p>
          </table:table-cell>
          <table:table-cell office:value-type="percentage" office:value="0.87685584069364031" table:style-name="ce49">
            <text:p>87,7%</text:p>
          </table:table-cell>
          <table:table-cell office:value-type="float" office:value="407513" table:style-name="ce48">
            <text:p>407.513</text:p>
          </table:table-cell>
          <table:table-cell office:value-type="percentage" office:value="0.94164092160020707" table:style-name="ce49">
            <text:p>94,2%</text:p>
          </table:table-cell>
          <table:table-cell office:value-type="float" office:value="4194573" table:style-name="ce48">
            <text:p>4.194.573</text:p>
          </table:table-cell>
          <table:table-cell office:value-type="float" office:value="4492026" table:style-name="ce48">
            <text:p>4.492.026</text:p>
          </table:table-cell>
          <table:table-cell office:value-type="percentage" office:value="0.93378199502852388" table:style-name="ce49">
            <text:p>93,4%</text:p>
          </table:table-cell>
          <table:table-cell office:value-type="percentage" office:value="0.83109482875623264" table:style-name="ce49">
            <text:p>83,1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Extremadura</text:p>
          </table:table-cell>
          <table:table-cell office:value-type="float" office:value="78434" table:style-name="ce48">
            <text:p>78.434</text:p>
          </table:table-cell>
          <table:table-cell office:value-type="percentage" office:value="1" table:style-name="ce49">
            <text:p>100,0%</text:p>
          </table:table-cell>
          <table:table-cell office:value-type="float" office:value="96160" table:style-name="ce48">
            <text:p>96.160</text:p>
          </table:table-cell>
          <table:table-cell office:value-type="percentage" office:value="1" table:style-name="ce49">
            <text:p>100,0%</text:p>
          </table:table-cell>
          <table:table-cell office:value-type="float" office:value="133481" table:style-name="ce48">
            <text:p>133.481</text:p>
          </table:table-cell>
          <table:table-cell office:value-type="percentage" office:value="1" table:style-name="ce49">
            <text:p>100,0%</text:p>
          </table:table-cell>
          <table:table-cell office:value-type="float" office:value="162371" table:style-name="ce48">
            <text:p>162.371</text:p>
          </table:table-cell>
          <table:table-cell office:value-type="percentage" office:value="0.96676451150024112" table:style-name="ce49">
            <text:p>96,7%</text:p>
          </table:table-cell>
          <table:table-cell office:value-type="float" office:value="147406" table:style-name="ce48">
            <text:p>147.406</text:p>
          </table:table-cell>
          <table:table-cell office:value-type="percentage" office:value="0.93569723745683531" table:style-name="ce49">
            <text:p>93,6%</text:p>
          </table:table-cell>
          <table:table-cell office:value-type="float" office:value="114899" table:style-name="ce48">
            <text:p>114.899</text:p>
          </table:table-cell>
          <table:table-cell office:value-type="percentage" office:value="0.88491397236641456" table:style-name="ce49">
            <text:p>88,5%</text:p>
          </table:table-cell>
          <table:table-cell office:value-type="float" office:value="95733" table:style-name="ce48">
            <text:p>95.733</text:p>
          </table:table-cell>
          <table:table-cell office:value-type="percentage" office:value="0.85091461788704603" table:style-name="ce49">
            <text:p>85,1%</text:p>
          </table:table-cell>
          <table:table-cell office:value-type="float" office:value="81338" table:style-name="ce48">
            <text:p>81.338</text:p>
          </table:table-cell>
          <table:table-cell office:value-type="percentage" office:value="0.94900185511439872" table:style-name="ce49">
            <text:p>94,9%</text:p>
          </table:table-cell>
          <table:table-cell office:value-type="float" office:value="909822" table:style-name="ce48">
            <text:p>909.822</text:p>
          </table:table-cell>
          <table:table-cell office:value-type="float" office:value="949890" table:style-name="ce48">
            <text:p>949.890</text:p>
          </table:table-cell>
          <table:table-cell office:value-type="percentage" office:value="0.95781827369484884" table:style-name="ce49">
            <text:p>95,8%</text:p>
          </table:table-cell>
          <table:table-cell office:value-type="percentage" office:value="0.85994599238751646" table:style-name="ce49">
            <text:p>86,0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Galicia</text:p>
          </table:table-cell>
          <table:table-cell office:value-type="float" office:value="243082" table:style-name="ce48">
            <text:p>243.082</text:p>
          </table:table-cell>
          <table:table-cell office:value-type="percentage" office:value="1" table:style-name="ce49">
            <text:p>100,0%</text:p>
          </table:table-cell>
          <table:table-cell office:value-type="float" office:value="292374" table:style-name="ce48">
            <text:p>292.374</text:p>
          </table:table-cell>
          <table:table-cell office:value-type="percentage" office:value="1" table:style-name="ce49">
            <text:p>100,0%</text:p>
          </table:table-cell>
          <table:table-cell office:value-type="float" office:value="348262" table:style-name="ce48">
            <text:p>348.262</text:p>
          </table:table-cell>
          <table:table-cell office:value-type="percentage" office:value="0.98499855755361088" table:style-name="ce49">
            <text:p>98,5%</text:p>
          </table:table-cell>
          <table:table-cell office:value-type="float" office:value="393870" table:style-name="ce48">
            <text:p>393.870</text:p>
          </table:table-cell>
          <table:table-cell office:value-type="percentage" office:value="0.96253665689149559" table:style-name="ce49">
            <text:p>96,3%</text:p>
          </table:table-cell>
          <table:table-cell office:value-type="float" office:value="412611" table:style-name="ce48">
            <text:p>412.611</text:p>
          </table:table-cell>
          <table:table-cell office:value-type="percentage" office:value="0.93174463741737934" table:style-name="ce49">
            <text:p>93,2%</text:p>
          </table:table-cell>
          <table:table-cell office:value-type="float" office:value="269045" table:style-name="ce48">
            <text:p>269.045</text:p>
          </table:table-cell>
          <table:table-cell office:value-type="percentage" office:value="0.87183001834101326" table:style-name="ce49">
            <text:p>87,2%</text:p>
          </table:table-cell>
          <table:table-cell office:value-type="float" office:value="204862" table:style-name="ce48">
            <text:p>204.862</text:p>
          </table:table-cell>
          <table:table-cell office:value-type="percentage" office:value="0.88930465962268079" table:style-name="ce49">
            <text:p>88,9%</text:p>
          </table:table-cell>
          <table:table-cell office:value-type="float" office:value="177024" table:style-name="ce48">
            <text:p>177.024</text:p>
          </table:table-cell>
          <table:table-cell office:value-type="percentage" office:value="0.96552927829653545" table:style-name="ce49">
            <text:p>96,6%</text:p>
          </table:table-cell>
          <table:table-cell office:value-type="float" office:value="2341130" table:style-name="ce48">
            <text:p>2.341.130</text:p>
          </table:table-cell>
          <table:table-cell office:value-type="float" office:value="2456127" table:style-name="ce48">
            <text:p>2.456.127</text:p>
          </table:table-cell>
          <table:table-cell office:value-type="percentage" office:value="0.95317953835449065" table:style-name="ce49">
            <text:p>95,3%</text:p>
          </table:table-cell>
          <table:table-cell office:value-type="percentage" office:value="0.86808959700038113" table:style-name="ce49">
            <text:p>86,8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La Rioja</text:p>
          </table:table-cell>
          <table:table-cell office:value-type="float" office:value="23487" table:style-name="ce48">
            <text:p>23.487</text:p>
          </table:table-cell>
          <table:table-cell office:value-type="percentage" office:value="1" table:style-name="ce49">
            <text:p>100,0%</text:p>
          </table:table-cell>
          <table:table-cell office:value-type="float" office:value="28790" table:style-name="ce48">
            <text:p>28.790</text:p>
          </table:table-cell>
          <table:table-cell office:value-type="percentage" office:value="1" table:style-name="ce49">
            <text:p>100,0%</text:p>
          </table:table-cell>
          <table:table-cell office:value-type="float" office:value="38538" table:style-name="ce48">
            <text:p>38.538</text:p>
          </table:table-cell>
          <table:table-cell office:value-type="percentage" office:value="0.99803180193712127" table:style-name="ce49">
            <text:p>99,8%</text:p>
          </table:table-cell>
          <table:table-cell office:value-type="float" office:value="45973" table:style-name="ce48">
            <text:p>45.973</text:p>
          </table:table-cell>
          <table:table-cell office:value-type="percentage" office:value="0.96785263157894741" table:style-name="ce49">
            <text:p>96,8%</text:p>
          </table:table-cell>
          <table:table-cell office:value-type="float" office:value="48540" table:style-name="ce48">
            <text:p>48.540</text:p>
          </table:table-cell>
          <table:table-cell office:value-type="percentage" office:value="0.93844250251334005" table:style-name="ce49">
            <text:p>93,8%</text:p>
          </table:table-cell>
          <table:table-cell office:value-type="float" office:value="32578" table:style-name="ce48">
            <text:p>32.578</text:p>
          </table:table-cell>
          <table:table-cell office:value-type="percentage" office:value="0.87963062965763039" table:style-name="ce49">
            <text:p>88,0%</text:p>
          </table:table-cell>
          <table:table-cell office:value-type="float" office:value="25849" table:style-name="ce48">
            <text:p>25.849</text:p>
          </table:table-cell>
          <table:table-cell office:value-type="percentage" office:value="0.85689186501359149" table:style-name="ce49">
            <text:p>85,7%</text:p>
          </table:table-cell>
          <table:table-cell office:value-type="float" office:value="25418" table:style-name="ce48">
            <text:p>25.418</text:p>
          </table:table-cell>
          <table:table-cell office:value-type="percentage" office:value="0.9781797190686935" table:style-name="ce49">
            <text:p>97,8%</text:p>
          </table:table-cell>
          <table:table-cell office:value-type="float" office:value="269173" table:style-name="ce48">
            <text:p>269.173</text:p>
          </table:table-cell>
          <table:table-cell office:value-type="float" office:value="281479" table:style-name="ce48">
            <text:p>281.479</text:p>
          </table:table-cell>
          <table:table-cell office:value-type="percentage" office:value="0.95628093037135986" table:style-name="ce49">
            <text:p>95,6%</text:p>
          </table:table-cell>
          <table:table-cell office:value-type="percentage" office:value="0.85133912757451546" table:style-name="ce49">
            <text:p>85,1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Madrid</text:p>
          </table:table-cell>
          <table:table-cell office:value-type="float" office:value="374883" table:style-name="ce48">
            <text:p>374.883</text:p>
          </table:table-cell>
          <table:table-cell office:value-type="percentage" office:value="1" table:style-name="ce49">
            <text:p>100,0%</text:p>
          </table:table-cell>
          <table:table-cell office:value-type="float" office:value="512710" table:style-name="ce48">
            <text:p>512.710</text:p>
          </table:table-cell>
          <table:table-cell office:value-type="percentage" office:value="0.97279195522246464" table:style-name="ce49">
            <text:p>97,3%</text:p>
          </table:table-cell>
          <table:table-cell office:value-type="float" office:value="694234" table:style-name="ce48">
            <text:p>694.234</text:p>
          </table:table-cell>
          <table:table-cell office:value-type="percentage" office:value="0.96360093162960225" table:style-name="ce49">
            <text:p>96,4%</text:p>
          </table:table-cell>
          <table:table-cell office:value-type="float" office:value="950678" table:style-name="ce48">
            <text:p>950.678</text:p>
          </table:table-cell>
          <table:table-cell office:value-type="percentage" office:value="0.96051463032920137" table:style-name="ce49">
            <text:p>96,1%</text:p>
          </table:table-cell>
          <table:table-cell office:value-type="float" office:value="1053568" table:style-name="ce48">
            <text:p>1.053.568</text:p>
          </table:table-cell>
          <table:table-cell office:value-type="percentage" office:value="0.91136498698566559" table:style-name="ce49">
            <text:p>91,1%</text:p>
          </table:table-cell>
          <table:table-cell office:value-type="float" office:value="781055" table:style-name="ce48">
            <text:p>781.055</text:p>
          </table:table-cell>
          <table:table-cell office:value-type="percentage" office:value="0.86702581135024492" table:style-name="ce49">
            <text:p>86,7%</text:p>
          </table:table-cell>
          <table:table-cell office:value-type="float" office:value="637846" table:style-name="ce48">
            <text:p>637.846</text:p>
          </table:table-cell>
          <table:table-cell office:value-type="percentage" office:value="0.86716053276632543" table:style-name="ce49">
            <text:p>86,7%</text:p>
          </table:table-cell>
          <table:table-cell office:value-type="float" office:value="504499" table:style-name="ce48">
            <text:p>504.499</text:p>
          </table:table-cell>
          <table:table-cell office:value-type="percentage" office:value="0.88393839576689914" table:style-name="ce49">
            <text:p>88,4%</text:p>
          </table:table-cell>
          <table:table-cell office:value-type="float" office:value="5509473" table:style-name="ce48">
            <text:p>5.509.473</text:p>
          </table:table-cell>
          <table:table-cell office:value-type="float" office:value="5970908" table:style-name="ce48">
            <text:p>5.970.908</text:p>
          </table:table-cell>
          <table:table-cell office:value-type="percentage" office:value="0.92271945908394504" table:style-name="ce49">
            <text:p>92,3%</text:p>
          </table:table-cell>
          <table:table-cell office:value-type="percentage" office:value="0.81551410130630919" table:style-name="ce49">
            <text:p>81,6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Murcia</text:p>
          </table:table-cell>
          <table:table-cell office:value-type="float" office:value="72869" table:style-name="ce48">
            <text:p>72.869</text:p>
          </table:table-cell>
          <table:table-cell office:value-type="percentage" office:value="1" table:style-name="ce49">
            <text:p>100,0%</text:p>
          </table:table-cell>
          <table:table-cell office:value-type="float" office:value="103855" table:style-name="ce48">
            <text:p>103.855</text:p>
          </table:table-cell>
          <table:table-cell office:value-type="percentage" office:value="0.99935528569504051" table:style-name="ce49">
            <text:p>99,9%</text:p>
          </table:table-cell>
          <table:table-cell office:value-type="float" office:value="149846" table:style-name="ce48">
            <text:p>149.846</text:p>
          </table:table-cell>
          <table:table-cell office:value-type="percentage" office:value="0.97593476660957013" table:style-name="ce49">
            <text:p>97,6%</text:p>
          </table:table-cell>
          <table:table-cell office:value-type="float" office:value="209990" table:style-name="ce48">
            <text:p>209.990</text:p>
          </table:table-cell>
          <table:table-cell office:value-type="percentage" office:value="0.96280197888153762" table:style-name="ce49">
            <text:p>96,3%</text:p>
          </table:table-cell>
          <table:table-cell office:value-type="float" office:value="236878" table:style-name="ce48">
            <text:p>236.878</text:p>
          </table:table-cell>
          <table:table-cell office:value-type="percentage" office:value="0.93824959994930046" table:style-name="ce49">
            <text:p>93,8%</text:p>
          </table:table-cell>
          <table:table-cell office:value-type="float" office:value="174864" table:style-name="ce48">
            <text:p>174.864</text:p>
          </table:table-cell>
          <table:table-cell office:value-type="percentage" office:value="0.87838693149281177" table:style-name="ce49">
            <text:p>87,8%</text:p>
          </table:table-cell>
          <table:table-cell office:value-type="float" office:value="150196" table:style-name="ce48">
            <text:p>150.196</text:p>
          </table:table-cell>
          <table:table-cell office:value-type="percentage" office:value="0.86349812290515637" table:style-name="ce49">
            <text:p>86,3%</text:p>
          </table:table-cell>
          <table:table-cell office:value-type="float" office:value="131965" table:style-name="ce48">
            <text:p>131.965</text:p>
          </table:table-cell>
          <table:table-cell office:value-type="percentage" office:value="0.91252005310615703" table:style-name="ce49">
            <text:p>91,3%</text:p>
          </table:table-cell>
          <table:table-cell office:value-type="float" office:value="1230463" table:style-name="ce48">
            <text:p>1.230.463</text:p>
          </table:table-cell>
          <table:table-cell office:value-type="float" office:value="1317614" table:style-name="ce48">
            <text:p>1.317.614</text:p>
          </table:table-cell>
          <table:table-cell office:value-type="percentage" office:value="0.93385695658971446" table:style-name="ce49">
            <text:p>93,4%</text:p>
          </table:table-cell>
          <table:table-cell office:value-type="percentage" office:value="0.81321956068300605" table:style-name="ce49">
            <text:p>81,3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Navarra</text:p>
          </table:table-cell>
          <table:table-cell office:value-type="float" office:value="42586" table:style-name="ce48">
            <text:p>42.586</text:p>
          </table:table-cell>
          <table:table-cell office:value-type="percentage" office:value="1" table:style-name="ce49">
            <text:p>100,0%</text:p>
          </table:table-cell>
          <table:table-cell office:value-type="float" office:value="56011" table:style-name="ce48">
            <text:p>56.011</text:p>
          </table:table-cell>
          <table:table-cell office:value-type="percentage" office:value="0.98889477401129944" table:style-name="ce49">
            <text:p>98,9%</text:p>
          </table:table-cell>
          <table:table-cell office:value-type="float" office:value="72642" table:style-name="ce48">
            <text:p>72.642</text:p>
          </table:table-cell>
          <table:table-cell office:value-type="percentage" office:value="0.95998414166776791" table:style-name="ce49">
            <text:p>96,0%</text:p>
          </table:table-cell>
          <table:table-cell office:value-type="float" office:value="92562" table:style-name="ce48">
            <text:p>92.562</text:p>
          </table:table-cell>
          <table:table-cell office:value-type="percentage" office:value="0.94742983479702758" table:style-name="ce49">
            <text:p>94,7%</text:p>
          </table:table-cell>
          <table:table-cell office:value-type="float" office:value="96631" table:style-name="ce48">
            <text:p>96.631</text:p>
          </table:table-cell>
          <table:table-cell office:value-type="percentage" office:value="0.91400168364499679" table:style-name="ce49">
            <text:p>91,4%</text:p>
          </table:table-cell>
          <table:table-cell office:value-type="float" office:value="66090" table:style-name="ce48">
            <text:p>66.090</text:p>
          </table:table-cell>
          <table:table-cell office:value-type="percentage" office:value="0.86134316881492001" table:style-name="ce49">
            <text:p>86,1%</text:p>
          </table:table-cell>
          <table:table-cell office:value-type="float" office:value="60076" table:style-name="ce48">
            <text:p>60.076</text:p>
          </table:table-cell>
          <table:table-cell office:value-type="percentage" office:value="0.87317229150315401" table:style-name="ce49">
            <text:p>87,3%</text:p>
          </table:table-cell>
          <table:table-cell office:value-type="float" office:value="53191" table:style-name="ce48">
            <text:p>53.191</text:p>
          </table:table-cell>
          <table:table-cell office:value-type="percentage" office:value="0.92472314459067129" table:style-name="ce49">
            <text:p>92,5%</text:p>
          </table:table-cell>
          <table:table-cell office:value-type="float" office:value="539789" table:style-name="ce48">
            <text:p>539.789</text:p>
          </table:table-cell>
          <table:table-cell office:value-type="float" office:value="580174" table:style-name="ce48">
            <text:p>580.174</text:p>
          </table:table-cell>
          <table:table-cell office:value-type="percentage" office:value="0.93039157218351731" table:style-name="ce49">
            <text:p>93,0%</text:p>
          </table:table-cell>
          <table:table-cell office:value-type="percentage" office:value="0.82077961967843271" table:style-name="ce49">
            <text:p>82,1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País Vasco</text:p>
          </table:table-cell>
          <table:table-cell office:value-type="float" office:value="165005" table:style-name="ce48">
            <text:p>165.005</text:p>
          </table:table-cell>
          <table:table-cell office:value-type="percentage" office:value="1" table:style-name="ce49">
            <text:p>100,0%</text:p>
          </table:table-cell>
          <table:table-cell office:value-type="float" office:value="214549" table:style-name="ce48">
            <text:p>214.549</text:p>
          </table:table-cell>
          <table:table-cell office:value-type="percentage" office:value="0.9916021925810895" table:style-name="ce49">
            <text:p>99,2%</text:p>
          </table:table-cell>
          <table:table-cell office:value-type="float" office:value="280452" table:style-name="ce48">
            <text:p>280.452</text:p>
          </table:table-cell>
          <table:table-cell office:value-type="percentage" office:value="0.98694059395487799" table:style-name="ce49">
            <text:p>98,7%</text:p>
          </table:table-cell>
          <table:table-cell office:value-type="float" office:value="327407" table:style-name="ce48">
            <text:p>327.407</text:p>
          </table:table-cell>
          <table:table-cell office:value-type="percentage" office:value="0.97018967780553356" table:style-name="ce49">
            <text:p>97,0%</text:p>
          </table:table-cell>
          <table:table-cell office:value-type="float" office:value="326878" table:style-name="ce48">
            <text:p>326.878</text:p>
          </table:table-cell>
          <table:table-cell office:value-type="percentage" office:value="0.9391318837914866" table:style-name="ce49">
            <text:p>93,9%</text:p>
          </table:table-cell>
          <table:table-cell office:value-type="float" office:value="212634" table:style-name="ce48">
            <text:p>212.634</text:p>
          </table:table-cell>
          <table:table-cell office:value-type="percentage" office:value="0.89479243377448603" table:style-name="ce49">
            <text:p>89,5%</text:p>
          </table:table-cell>
          <table:table-cell office:value-type="float" office:value="176026" table:style-name="ce48">
            <text:p>176.026</text:p>
          </table:table-cell>
          <table:table-cell office:value-type="percentage" office:value="0.88359812263132798" table:style-name="ce49">
            <text:p>88,4%</text:p>
          </table:table-cell>
          <table:table-cell office:value-type="float" office:value="160520" table:style-name="ce48">
            <text:p>160.520</text:p>
          </table:table-cell>
          <table:table-cell office:value-type="percentage" office:value="0.92884380587557935" table:style-name="ce49">
            <text:p>92,9%</text:p>
          </table:table-cell>
          <table:table-cell office:value-type="float" office:value="1863471" table:style-name="ce48">
            <text:p>1.863.471</text:p>
          </table:table-cell>
          <table:table-cell office:value-type="float" office:value="1955253" table:style-name="ce48">
            <text:p>1.955.253</text:p>
          </table:table-cell>
          <table:table-cell office:value-type="percentage" office:value="0.9530587601706787" table:style-name="ce49">
            <text:p>95,3%</text:p>
          </table:table-cell>
          <table:table-cell office:value-type="percentage" office:value="0.85249287710187249" table:style-name="ce49">
            <text:p>85,2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Ceuta</text:p>
          </table:table-cell>
          <table:table-cell office:value-type="float" office:value="2406" table:style-name="ce48">
            <text:p>2.406</text:p>
          </table:table-cell>
          <table:table-cell office:value-type="percentage" office:value="0.84807895664434263" table:style-name="ce49">
            <text:p>84,8%</text:p>
          </table:table-cell>
          <table:table-cell office:value-type="float" office:value="3926" table:style-name="ce48">
            <text:p>3.926</text:p>
          </table:table-cell>
          <table:table-cell office:value-type="percentage" office:value="0.89146230699364215" table:style-name="ce49">
            <text:p>89,1%</text:p>
          </table:table-cell>
          <table:table-cell office:value-type="float" office:value="7706" table:style-name="ce48">
            <text:p>7.706</text:p>
          </table:table-cell>
          <table:table-cell office:value-type="percentage" office:value="0.92520110457437865" table:style-name="ce49">
            <text:p>92,5%</text:p>
          </table:table-cell>
          <table:table-cell office:value-type="float" office:value="10665" table:style-name="ce48">
            <text:p>10.665</text:p>
          </table:table-cell>
          <table:table-cell office:value-type="percentage" office:value="0.9228173401401748" table:style-name="ce49">
            <text:p>92,3%</text:p>
          </table:table-cell>
          <table:table-cell office:value-type="float" office:value="11278" table:style-name="ce48">
            <text:p>11.278</text:p>
          </table:table-cell>
          <table:table-cell office:value-type="percentage" office:value="0.91268107145747346" table:style-name="ce49">
            <text:p>91,3%</text:p>
          </table:table-cell>
          <table:table-cell office:value-type="float" office:value="9495" table:style-name="ce48">
            <text:p>9.495</text:p>
          </table:table-cell>
          <table:table-cell office:value-type="percentage" office:value="0.83296780419335026" table:style-name="ce49">
            <text:p>83,3%</text:p>
          </table:table-cell>
          <table:table-cell office:value-type="float" office:value="9639" table:style-name="ce48">
            <text:p>9.639</text:p>
          </table:table-cell>
          <table:table-cell office:value-type="percentage" office:value="0.88716060745513114" table:style-name="ce49">
            <text:p>88,7%</text:p>
          </table:table-cell>
          <table:table-cell office:value-type="float" office:value="9202" table:style-name="ce48">
            <text:p>9.202</text:p>
          </table:table-cell>
          <table:table-cell office:value-type="percentage" office:value="0.99148798620838274" table:style-name="ce49">
            <text:p>99,1%</text:p>
          </table:table-cell>
          <table:table-cell office:value-type="float" office:value="64317" table:style-name="ce48">
            <text:p>64.317</text:p>
          </table:table-cell>
          <table:table-cell office:value-type="float" office:value="71029" table:style-name="ce48">
            <text:p>71.029</text:p>
          </table:table-cell>
          <table:table-cell office:value-type="percentage" office:value="0.9055033859409537" table:style-name="ce49">
            <text:p>90,6%</text:p>
          </table:table-cell>
          <table:table-cell office:value-type="percentage" office:value="0.77010668486655409" table:style-name="ce49">
            <text:p>77,0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Melilla</text:p>
          </table:table-cell>
          <table:table-cell office:value-type="float" office:value="2098" table:style-name="ce48">
            <text:p>2.098</text:p>
          </table:table-cell>
          <table:table-cell office:value-type="percentage" office:value="0.83552369573874952" table:style-name="ce49">
            <text:p>83,6%</text:p>
          </table:table-cell>
          <table:table-cell office:value-type="float" office:value="3428" table:style-name="ce48">
            <text:p>3.428</text:p>
          </table:table-cell>
          <table:table-cell office:value-type="percentage" office:value="0.90139363660268212" table:style-name="ce49">
            <text:p>90,1%</text:p>
          </table:table-cell>
          <table:table-cell office:value-type="float" office:value="7506" table:style-name="ce48">
            <text:p>7.506</text:p>
          </table:table-cell>
          <table:table-cell office:value-type="percentage" office:value="0.93766396002498442" table:style-name="ce49">
            <text:p>93,8%</text:p>
          </table:table-cell>
          <table:table-cell office:value-type="float" office:value="10150" table:style-name="ce48">
            <text:p>10.150</text:p>
          </table:table-cell>
          <table:table-cell office:value-type="percentage" office:value="0.9397278029812054" table:style-name="ce49">
            <text:p>94,0%</text:p>
          </table:table-cell>
          <table:table-cell office:value-type="float" office:value="10630" table:style-name="ce48">
            <text:p>10.630</text:p>
          </table:table-cell>
          <table:table-cell office:value-type="percentage" office:value="0.97317586743568618" table:style-name="ce49">
            <text:p>97,3%</text:p>
          </table:table-cell>
          <table:table-cell office:value-type="float" office:value="9308" table:style-name="ce48">
            <text:p>9.308</text:p>
          </table:table-cell>
          <table:table-cell office:value-type="percentage" office:value="0.84989043097151207" table:style-name="ce49">
            <text:p>85,0%</text:p>
          </table:table-cell>
          <table:table-cell office:value-type="float" office:value="10217" table:style-name="ce48">
            <text:p>10.217</text:p>
          </table:table-cell>
          <table:table-cell office:value-type="percentage" office:value="0.87392010948592935" table:style-name="ce49">
            <text:p>87,4%</text:p>
          </table:table-cell>
          <table:table-cell office:value-type="float" office:value="8951" table:style-name="ce48">
            <text:p>8.951</text:p>
          </table:table-cell>
          <table:table-cell office:value-type="percentage" office:value="0.93434237995824632" table:style-name="ce49">
            <text:p>93,4%</text:p>
          </table:table-cell>
          <table:table-cell office:value-type="float" office:value="62288" table:style-name="ce48">
            <text:p>62.288</text:p>
          </table:table-cell>
          <table:table-cell office:value-type="float" office:value="68266" table:style-name="ce48">
            <text:p>68.266</text:p>
          </table:table-cell>
          <table:table-cell office:value-type="percentage" office:value="0.91243078545688927" table:style-name="ce49">
            <text:p>91,2%</text:p>
          </table:table-cell>
          <table:table-cell office:value-type="percentage" office:value="0.74132965175787291" table:style-name="ce49">
            <text:p>74,1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Fuerzas Armadas</text:p>
          </table:table-cell>
          <table:table-cell office:value-type="float" office:value="30" table:style-name="ce48">
            <text:p>30</text:p>
          </table:table-cell>
          <table:table-cell office:value-type="string" table:style-name="ce49">
            <text:p>-</text:p>
          </table:table-cell>
          <table:table-cell office:value-type="float" office:value="20" table:style-name="ce48">
            <text:p>20</text:p>
          </table:table-cell>
          <table:table-cell office:value-type="string" table:style-name="ce49">
            <text:p>-</text:p>
          </table:table-cell>
          <table:table-cell office:value-type="float" office:value="3696" table:style-name="ce48">
            <text:p>3.696</text:p>
          </table:table-cell>
          <table:table-cell office:value-type="string" table:style-name="ce49">
            <text:p>-</text:p>
          </table:table-cell>
          <table:table-cell office:value-type="float" office:value="9657" table:style-name="ce48">
            <text:p>9.657</text:p>
          </table:table-cell>
          <table:table-cell office:value-type="string" table:style-name="ce49">
            <text:p>-</text:p>
          </table:table-cell>
          <table:table-cell office:value-type="float" office:value="22682" table:style-name="ce48">
            <text:p>22.682</text:p>
          </table:table-cell>
          <table:table-cell office:value-type="string" table:style-name="ce49">
            <text:p>-</text:p>
          </table:table-cell>
          <table:table-cell office:value-type="float" office:value="32662" table:style-name="ce48">
            <text:p>32.662</text:p>
          </table:table-cell>
          <table:table-cell office:value-type="string" table:style-name="ce49">
            <text:p>-</text:p>
          </table:table-cell>
          <table:table-cell office:value-type="float" office:value="25101" table:style-name="ce48">
            <text:p>25.101</text:p>
          </table:table-cell>
          <table:table-cell office:value-type="string" table:style-name="ce49">
            <text:p>-</text:p>
          </table:table-cell>
          <table:table-cell office:value-type="float" office:value="1235" table:style-name="ce48">
            <text:p>1.235</text:p>
          </table:table-cell>
          <table:table-cell office:value-type="string" table:style-name="ce49">
            <text:p>-</text:p>
          </table:table-cell>
          <table:table-cell office:value-type="float" office:value="95083" table:style-name="ce48">
            <text:p>95.083</text:p>
          </table:table-cell>
          <table:table-cell office:value-type="string" table:style-name="ce48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50">
            <text:p>Sanidad Exterior</text:p>
          </table:table-cell>
          <table:table-cell office:value-type="float" office:value="33" table:style-name="ce51">
            <text:p>33</text:p>
          </table:table-cell>
          <table:table-cell office:value-type="string" table:style-name="ce52">
            <text:p>-</text:p>
          </table:table-cell>
          <table:table-cell office:value-type="float" office:value="52" table:style-name="ce51">
            <text:p>52</text:p>
          </table:table-cell>
          <table:table-cell office:value-type="string" table:style-name="ce52">
            <text:p>-</text:p>
          </table:table-cell>
          <table:table-cell office:value-type="float" office:value="320" table:style-name="ce51">
            <text:p>320</text:p>
          </table:table-cell>
          <table:table-cell office:value-type="string" table:style-name="ce52">
            <text:p>-</text:p>
          </table:table-cell>
          <table:table-cell office:value-type="float" office:value="922" table:style-name="ce51">
            <text:p>922</text:p>
          </table:table-cell>
          <table:table-cell office:value-type="string" table:style-name="ce52">
            <text:p>-</text:p>
          </table:table-cell>
          <table:table-cell office:value-type="float" office:value="1955" table:style-name="ce51">
            <text:p>1.955</text:p>
          </table:table-cell>
          <table:table-cell office:value-type="string" table:style-name="ce52">
            <text:p>-</text:p>
          </table:table-cell>
          <table:table-cell office:value-type="float" office:value="2417" table:style-name="ce51">
            <text:p>2.417</text:p>
          </table:table-cell>
          <table:table-cell office:value-type="string" table:style-name="ce52">
            <text:p>-</text:p>
          </table:table-cell>
          <table:table-cell office:value-type="float" office:value="2115" table:style-name="ce51">
            <text:p>2.115</text:p>
          </table:table-cell>
          <table:table-cell office:value-type="string" table:style-name="ce52">
            <text:p>-</text:p>
          </table:table-cell>
          <table:table-cell office:value-type="float" office:value="269" table:style-name="ce51">
            <text:p>269</text:p>
          </table:table-cell>
          <table:table-cell office:value-type="string" table:style-name="ce52">
            <text:p>-</text:p>
          </table:table-cell>
          <table:table-cell office:value-type="float" office:value="8083" table:style-name="ce51">
            <text:p>8.083</text:p>
          </table:table-cell>
          <table:table-cell office:value-type="string" table:style-name="ce51">
            <text:p>-</text:p>
          </table:table-cell>
          <table:table-cell office:value-type="string" table:style-name="ce52">
            <text:p>-</text:p>
          </table:table-cell>
          <table:table-cell office:value-type="string" table:style-name="ce52">
            <text:p>-</text:p>
          </table:table-cell>
          <table:table-cell table:number-columns-repeated="24" table:style-name="ce30"/>
          <table:table-cell table:number-columns-repeated="16339" table:style-name="ce53"/>
        </table:table-row>
        <table:table-row table:style-name="ro5">
          <table:table-cell office:value-type="string" table:style-name="ce54">
            <text:p>Total España</text:p>
          </table:table-cell>
          <table:table-cell office:value-type="float" office:value="2950026" table:style-name="ce55">
            <text:p>2.950.026</text:p>
          </table:table-cell>
          <table:table-cell office:value-type="percentage" office:value="1" table:style-name="ce56">
            <text:p>100,0%</text:p>
          </table:table-cell>
          <table:table-cell office:value-type="float" office:value="3967386" table:style-name="ce55">
            <text:p>3.967.386</text:p>
          </table:table-cell>
          <table:table-cell office:value-type="percentage" office:value="0.99263341013588524" table:style-name="ce56">
            <text:p>99,3%</text:p>
          </table:table-cell>
          <table:table-cell office:value-type="float" office:value="5335678" table:style-name="ce55">
            <text:p>5.335.678</text:p>
          </table:table-cell>
          <table:table-cell office:value-type="percentage" office:value="0.96877403470802481" table:style-name="ce56">
            <text:p>96,9%</text:p>
          </table:table-cell>
          <table:table-cell office:value-type="float" office:value="6769294" table:style-name="ce55">
            <text:p>6.769.294</text:p>
          </table:table-cell>
          <table:table-cell office:value-type="percentage" office:value="0.94944818263397379" table:style-name="ce56">
            <text:p>94,9%</text:p>
          </table:table-cell>
          <table:table-cell office:value-type="float" office:value="7134145" table:style-name="ce55">
            <text:p>7.134.145</text:p>
          </table:table-cell>
          <table:table-cell office:value-type="percentage" office:value="0.91266729335043151" table:style-name="ce56">
            <text:p>91,3%</text:p>
          </table:table-cell>
          <table:table-cell office:value-type="float" office:value="5128059" table:style-name="ce55">
            <text:p>5.128.059</text:p>
          </table:table-cell>
          <table:table-cell office:value-type="percentage" office:value="0.86301611236582843" table:style-name="ce56">
            <text:p>86,3%</text:p>
          </table:table-cell>
          <table:table-cell office:value-type="float" office:value="4252090" table:style-name="ce55">
            <text:p>4.252.090</text:p>
          </table:table-cell>
          <table:table-cell office:value-type="percentage" office:value="0.86343777825835777" table:style-name="ce56">
            <text:p>86,3%</text:p>
          </table:table-cell>
          <table:table-cell office:value-type="float" office:value="3665302" table:style-name="ce55">
            <text:p>3.665.302</text:p>
          </table:table-cell>
          <table:table-cell office:value-type="percentage" office:value="0.92001429732512507" table:style-name="ce56">
            <text:p>92,0%</text:p>
          </table:table-cell>
          <table:table-cell office:value-type="float" office:value="39201980" table:style-name="ce55">
            <text:p>39.201.980</text:p>
          </table:table-cell>
          <table:table-cell office:value-type="float" office:value="42185033" table:style-name="ce55">
            <text:p>42.185.033</text:p>
          </table:table-cell>
          <table:table-cell office:value-type="percentage" office:value="0.92928646043728358" table:style-name="ce56">
            <text:p>92,9%</text:p>
          </table:table-cell>
          <table:table-cell office:value-type="percentage" office:value="0.82706872722682656" table:style-name="ce56">
            <text:p>82,7%</text:p>
          </table:table-cell>
          <table:table-cell table:number-columns-repeated="16363" table:style-name="ce30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27"/>
          <table:covered-table-cell table:number-columns-repeated="6"/>
          <table:table-cell table:style-name="ce30"/>
          <table:table-cell table:style-name="ce57"/>
          <table:table-cell table:style-name="ce30"/>
          <table:table-cell table:style-name="ce57"/>
          <table:table-cell table:style-name="ce53"/>
          <table:table-cell table:style-name="ce57"/>
          <table:table-cell table:style-name="ce30"/>
          <table:table-cell table:style-name="ce57"/>
          <table:table-cell table:number-columns-repeated="2" table:style-name="ce30"/>
          <table:table-cell table:style-name="ce57"/>
          <table:table-cell table:number-columns-repeated="16366" table:style-name="ce30"/>
        </table:table-row>
        <table:table-row table:number-rows-repeated="1048551" table:style-name="ro5">
          <table:table-cell table:number-columns-repeated="16384"/>
        </table:table-row>
      </table:table>
      <table:table table:name="Etarios_con_pauta_completa" table:style-name="ta1">
        <table:table-column table:style-name="co8" table:default-cell-style-name="ce30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53"/>
        <table:table-column table:style-name="co5" table:default-cell-style-name="ce57"/>
        <table:table-column table:style-name="co5" table:default-cell-style-name="ce30"/>
        <table:table-column table:style-name="co5" table:default-cell-style-name="ce57"/>
        <table:table-column table:style-name="co5" table:number-columns-repeated="2" table:default-cell-style-name="ce30"/>
        <table:table-column table:style-name="co5" table:default-cell-style-name="ce57"/>
        <table:table-column table:style-name="co5" table:number-columns-repeated="3" table:default-cell-style-name="ce30"/>
        <table:table-column table:style-name="co4" table:number-columns-repeated="20" table:default-cell-style-name="ce30"/>
        <table:table-column table:style-name="co5" table:number-columns-repeated="16343" table:default-cell-style-name="ce30"/>
        <table:table-row table:style-name="ro8">
          <table:table-cell table:style-name="ce38"/>
          <table:table-cell office:value-type="string" table:style-name="ce39">
            <text:p>Personas pauta completa ≥80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70-7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60-6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50-5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40-4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30-3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20-2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12-19 años</text:p>
          </table:table-cell>
          <table:table-cell office:value-type="string" table:style-name="ce40">
            <text:p>%</text:p>
          </table:table-cell>
          <table:table-cell office:value-type="string" table:style-name="ce41">
            <text:p>Total Personas pauta completa</text:p>
          </table:table-cell>
          <table:table-cell office:value-type="string" table:style-name="ce41">
            <text:p>Total Población INE Población a Vacunar (1)</text:p>
          </table:table-cell>
          <table:table-cell office:value-type="string" table:style-name="ce42">
            <text:p>% pauta completa sobre Población a Vacunar INE</text:p>
          </table:table-cell>
          <table:table-cell office:value-type="string" table:style-name="ce42">
            <text:p>% pauta completa sobre Total Población INE</text:p>
          </table:table-cell>
          <table:table-cell table:number-columns-repeated="16363" table:style-name="ce43"/>
        </table:table-row>
        <table:table-row table:style-name="ro5">
          <table:table-cell office:value-type="string" table:style-name="ce44">
            <text:p>Andalucía</text:p>
          </table:table-cell>
          <table:table-cell office:value-type="float" office:value="430765" table:style-name="ce45">
            <text:p>430.765</text:p>
          </table:table-cell>
          <table:table-cell office:value-type="percentage" office:value="1" table:style-name="ce46">
            <text:p>100,0%</text:p>
          </table:table-cell>
          <table:table-cell office:value-type="float" office:value="652957" table:style-name="ce45">
            <text:p>652.957</text:p>
          </table:table-cell>
          <table:table-cell office:value-type="percentage" office:value="0.99791234604316215" table:style-name="ce46">
            <text:p>99,8%</text:p>
          </table:table-cell>
          <table:table-cell office:value-type="float" office:value="933744" table:style-name="ce45">
            <text:p>933.744</text:p>
          </table:table-cell>
          <table:table-cell office:value-type="percentage" office:value="0.97444765290969071" table:style-name="ce46">
            <text:p>97,4%</text:p>
          </table:table-cell>
          <table:table-cell office:value-type="float" office:value="1222408" table:style-name="ce45">
            <text:p>1.222.408</text:p>
          </table:table-cell>
          <table:table-cell office:value-type="percentage" office:value="0.94937600526875388" table:style-name="ce46">
            <text:p>94,9%</text:p>
          </table:table-cell>
          <table:table-cell office:value-type="float" office:value="1267003" table:style-name="ce45">
            <text:p>1.267.003</text:p>
          </table:table-cell>
          <table:table-cell office:value-type="percentage" office:value="0.91524239779937822" table:style-name="ce46">
            <text:p>91,5%</text:p>
          </table:table-cell>
          <table:table-cell office:value-type="float" office:value="952154" table:style-name="ce45">
            <text:p>952.154</text:p>
          </table:table-cell>
          <table:table-cell office:value-type="percentage" office:value="0.86420160958745584" table:style-name="ce46">
            <text:p>86,4%</text:p>
          </table:table-cell>
          <table:table-cell office:value-type="float" office:value="792686" table:style-name="ce45">
            <text:p>792.686</text:p>
          </table:table-cell>
          <table:table-cell office:value-type="percentage" office:value="0.85592887253377559" table:style-name="ce46">
            <text:p>85,6%</text:p>
          </table:table-cell>
          <table:table-cell office:value-type="float" office:value="751780" table:style-name="ce45">
            <text:p>751.780</text:p>
          </table:table-cell>
          <table:table-cell office:value-type="percentage" office:value="0.97274230571161657" table:style-name="ce46">
            <text:p>97,3%</text:p>
          </table:table-cell>
          <table:table-cell office:value-type="float" office:value="7003497" table:style-name="ce45">
            <text:p>7.003.497</text:p>
          </table:table-cell>
          <table:table-cell office:value-type="float" office:value="7508005" table:style-name="ce45">
            <text:p>7.508.005</text:p>
          </table:table-cell>
          <table:table-cell office:value-type="percentage" office:value="0.93280398721098345" table:style-name="ce46">
            <text:p>93,3%</text:p>
          </table:table-cell>
          <table:table-cell office:value-type="percentage" office:value="0.82372597641297562" table:style-name="ce46">
            <text:p>82,4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Aragón</text:p>
          </table:table-cell>
          <table:table-cell office:value-type="float" office:value="100517" table:style-name="ce48">
            <text:p>100.517</text:p>
          </table:table-cell>
          <table:table-cell office:value-type="percentage" office:value="1" table:style-name="ce49">
            <text:p>100,0%</text:p>
          </table:table-cell>
          <table:table-cell office:value-type="float" office:value="119262" table:style-name="ce48">
            <text:p>119.262</text:p>
          </table:table-cell>
          <table:table-cell office:value-type="percentage" office:value="0.99696551724137927" table:style-name="ce49">
            <text:p>99,7%</text:p>
          </table:table-cell>
          <table:table-cell office:value-type="float" office:value="155500" table:style-name="ce48">
            <text:p>155.500</text:p>
          </table:table-cell>
          <table:table-cell office:value-type="percentage" office:value="0.96398239414791398" table:style-name="ce49">
            <text:p>96,4%</text:p>
          </table:table-cell>
          <table:table-cell office:value-type="float" office:value="188401" table:style-name="ce48">
            <text:p>188.401</text:p>
          </table:table-cell>
          <table:table-cell office:value-type="percentage" office:value="0.93745832711349952" table:style-name="ce49">
            <text:p>93,7%</text:p>
          </table:table-cell>
          <table:table-cell office:value-type="float" office:value="191048" table:style-name="ce48">
            <text:p>191.048</text:p>
          </table:table-cell>
          <table:table-cell office:value-type="percentage" office:value="0.89426457027574813" table:style-name="ce49">
            <text:p>89,4%</text:p>
          </table:table-cell>
          <table:table-cell office:value-type="float" office:value="129938" table:style-name="ce48">
            <text:p>129.938</text:p>
          </table:table-cell>
          <table:table-cell office:value-type="percentage" office:value="0.82094795233702722" table:style-name="ce49">
            <text:p>82,1%</text:p>
          </table:table-cell>
          <table:table-cell office:value-type="float" office:value="108244" table:style-name="ce48">
            <text:p>108.244</text:p>
          </table:table-cell>
          <table:table-cell office:value-type="percentage" office:value="0.82756617073655558" table:style-name="ce49">
            <text:p>82,8%</text:p>
          </table:table-cell>
          <table:table-cell office:value-type="float" office:value="96829" table:style-name="ce48">
            <text:p>96.829</text:p>
          </table:table-cell>
          <table:table-cell office:value-type="percentage" office:value="0.90463110886889575" table:style-name="ce49">
            <text:p>90,5%</text:p>
          </table:table-cell>
          <table:table-cell office:value-type="float" office:value="1089739" table:style-name="ce48">
            <text:p>1.089.739</text:p>
          </table:table-cell>
          <table:table-cell office:value-type="float" office:value="1189408" table:style-name="ce48">
            <text:p>1.189.408</text:p>
          </table:table-cell>
          <table:table-cell office:value-type="percentage" office:value="0.91620285049369099" table:style-name="ce49">
            <text:p>91,6%</text:p>
          </table:table-cell>
          <table:table-cell office:value-type="percentage" office:value="0.81865523580288369" table:style-name="ce49">
            <text:p>81,9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Asturias<text:s/></text:p>
          </table:table-cell>
          <table:table-cell office:value-type="float" office:value="88597" table:style-name="ce48">
            <text:p>88.597</text:p>
          </table:table-cell>
          <table:table-cell office:value-type="percentage" office:value="1" table:style-name="ce49">
            <text:p>100,0%</text:p>
          </table:table-cell>
          <table:table-cell office:value-type="float" office:value="114651" table:style-name="ce48">
            <text:p>114.651</text:p>
          </table:table-cell>
          <table:table-cell office:value-type="percentage" office:value="1" table:style-name="ce49">
            <text:p>100,0%</text:p>
          </table:table-cell>
          <table:table-cell office:value-type="float" office:value="149505" table:style-name="ce48">
            <text:p>149.505</text:p>
          </table:table-cell>
          <table:table-cell office:value-type="percentage" office:value="0.98365024014737812" table:style-name="ce49">
            <text:p>98,4%</text:p>
          </table:table-cell>
          <table:table-cell office:value-type="float" office:value="155023" table:style-name="ce48">
            <text:p>155.023</text:p>
          </table:table-cell>
          <table:table-cell office:value-type="percentage" office:value="0.95644206980374258" table:style-name="ce49">
            <text:p>95,6%</text:p>
          </table:table-cell>
          <table:table-cell office:value-type="float" office:value="152449" table:style-name="ce48">
            <text:p>152.449</text:p>
          </table:table-cell>
          <table:table-cell office:value-type="percentage" office:value="0.91881027000964322" table:style-name="ce49">
            <text:p>91,9%</text:p>
          </table:table-cell>
          <table:table-cell office:value-type="float" office:value="91992" table:style-name="ce48">
            <text:p>91.992</text:p>
          </table:table-cell>
          <table:table-cell office:value-type="percentage" office:value="0.8471420283448905" table:style-name="ce49">
            <text:p>84,7%</text:p>
          </table:table-cell>
          <table:table-cell office:value-type="float" office:value="67546" table:style-name="ce48">
            <text:p>67.546</text:p>
          </table:table-cell>
          <table:table-cell office:value-type="percentage" office:value="0.85240150425279526" table:style-name="ce49">
            <text:p>85,2%</text:p>
          </table:table-cell>
          <table:table-cell office:value-type="float" office:value="66624" table:style-name="ce48">
            <text:p>66.624</text:p>
          </table:table-cell>
          <table:table-cell office:value-type="percentage" office:value="1.0209635895549833" table:style-name="ce49">
            <text:p>102,1%</text:p>
          </table:table-cell>
          <table:table-cell office:value-type="float" office:value="886387" table:style-name="ce48">
            <text:p>886.387</text:p>
          </table:table-cell>
          <table:table-cell office:value-type="float" office:value="930447" table:style-name="ce48">
            <text:p>930.447</text:p>
          </table:table-cell>
          <table:table-cell office:value-type="percentage" office:value="0.95264641618490897" table:style-name="ce49">
            <text:p>95,3%</text:p>
          </table:table-cell>
          <table:table-cell office:value-type="percentage" office:value="0.87510773638572437" table:style-name="ce49">
            <text:p>87,5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Baleares</text:p>
          </table:table-cell>
          <table:table-cell office:value-type="float" office:value="51417" table:style-name="ce48">
            <text:p>51.417</text:p>
          </table:table-cell>
          <table:table-cell office:value-type="percentage" office:value="0.9586821546435963" table:style-name="ce49">
            <text:p>95,9%</text:p>
          </table:table-cell>
          <table:table-cell office:value-type="float" office:value="79846" table:style-name="ce48">
            <text:p>79.846</text:p>
          </table:table-cell>
          <table:table-cell office:value-type="percentage" office:value="0.9153082513698787" table:style-name="ce49">
            <text:p>91,5%</text:p>
          </table:table-cell>
          <table:table-cell office:value-type="float" office:value="112136" table:style-name="ce48">
            <text:p>112.136</text:p>
          </table:table-cell>
          <table:table-cell office:value-type="percentage" office:value="0.88023674770199301" table:style-name="ce49">
            <text:p>88,0%</text:p>
          </table:table-cell>
          <table:table-cell office:value-type="float" office:value="153036" table:style-name="ce48">
            <text:p>153.036</text:p>
          </table:table-cell>
          <table:table-cell office:value-type="percentage" office:value="0.86213579106293803" table:style-name="ce49">
            <text:p>86,2%</text:p>
          </table:table-cell>
          <table:table-cell office:value-type="float" office:value="172748" table:style-name="ce48">
            <text:p>172.748</text:p>
          </table:table-cell>
          <table:table-cell office:value-type="percentage" office:value="0.79745918023478579" table:style-name="ce49">
            <text:p>79,7%</text:p>
          </table:table-cell>
          <table:table-cell office:value-type="float" office:value="133398" table:style-name="ce48">
            <text:p>133.398</text:p>
          </table:table-cell>
          <table:table-cell office:value-type="percentage" office:value="0.72480399028509024" table:style-name="ce49">
            <text:p>72,5%</text:p>
          </table:table-cell>
          <table:table-cell office:value-type="float" office:value="102734" table:style-name="ce48">
            <text:p>102.734</text:p>
          </table:table-cell>
          <table:table-cell office:value-type="percentage" office:value="0.74871914468745671" table:style-name="ce49">
            <text:p>74,9%</text:p>
          </table:table-cell>
          <table:table-cell office:value-type="float" office:value="85042" table:style-name="ce48">
            <text:p>85.042</text:p>
          </table:table-cell>
          <table:table-cell office:value-type="percentage" office:value="0.8543843433531586" table:style-name="ce49">
            <text:p>85,4%</text:p>
          </table:table-cell>
          <table:table-cell office:value-type="float" office:value="890357" table:style-name="ce48">
            <text:p>890.357</text:p>
          </table:table-cell>
          <table:table-cell office:value-type="float" office:value="1083187" table:style-name="ce48">
            <text:p>1.083.187</text:p>
          </table:table-cell>
          <table:table-cell office:value-type="percentage" office:value="0.82197903039825992" table:style-name="ce49">
            <text:p>82,2%</text:p>
          </table:table-cell>
          <table:table-cell office:value-type="percentage" office:value="0.72993543891291424" table:style-name="ce49">
            <text:p>73,0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narias</text:p>
          </table:table-cell>
          <table:table-cell office:value-type="float" office:value="92794" table:style-name="ce48">
            <text:p>92.794</text:p>
          </table:table-cell>
          <table:table-cell office:value-type="percentage" office:value="0.92459297343616109" table:style-name="ce49">
            <text:p>92,5%</text:p>
          </table:table-cell>
          <table:table-cell office:value-type="float" office:value="151979" table:style-name="ce48">
            <text:p>151.979</text:p>
          </table:table-cell>
          <table:table-cell office:value-type="percentage" office:value="0.90762992248247198" table:style-name="ce49">
            <text:p>90,8%</text:p>
          </table:table-cell>
          <table:table-cell office:value-type="float" office:value="225358" table:style-name="ce48">
            <text:p>225.358</text:p>
          </table:table-cell>
          <table:table-cell office:value-type="percentage" office:value="0.89585975234044246" table:style-name="ce49">
            <text:p>89,6%</text:p>
          </table:table-cell>
          <table:table-cell office:value-type="float" office:value="324168" table:style-name="ce48">
            <text:p>324.168</text:p>
          </table:table-cell>
          <table:table-cell office:value-type="percentage" office:value="0.88030045051283512" table:style-name="ce49">
            <text:p>88,0%</text:p>
          </table:table-cell>
          <table:table-cell office:value-type="float" office:value="321771" table:style-name="ce48">
            <text:p>321.771</text:p>
          </table:table-cell>
          <table:table-cell office:value-type="percentage" office:value="0.81646008043541696" table:style-name="ce49">
            <text:p>81,6%</text:p>
          </table:table-cell>
          <table:table-cell office:value-type="float" office:value="233237" table:style-name="ce48">
            <text:p>233.237</text:p>
          </table:table-cell>
          <table:table-cell office:value-type="percentage" office:value="0.74549481880189983" table:style-name="ce49">
            <text:p>74,5%</text:p>
          </table:table-cell>
          <table:table-cell office:value-type="float" office:value="191214" table:style-name="ce48">
            <text:p>191.214</text:p>
          </table:table-cell>
          <table:table-cell office:value-type="percentage" office:value="0.75082753827487225" table:style-name="ce49">
            <text:p>75,1%</text:p>
          </table:table-cell>
          <table:table-cell office:value-type="float" office:value="168807" table:style-name="ce48">
            <text:p>168.807</text:p>
          </table:table-cell>
          <table:table-cell office:value-type="percentage" office:value="0.9161099503432556" table:style-name="ce49">
            <text:p>91,6%</text:p>
          </table:table-cell>
          <table:table-cell office:value-type="float" office:value="1709328" table:style-name="ce48">
            <text:p>1.709.328</text:p>
          </table:table-cell>
          <table:table-cell office:value-type="float" office:value="2033513" table:style-name="ce48">
            <text:p>2.033.513</text:p>
          </table:table-cell>
          <table:table-cell office:value-type="percentage" office:value="0.84057884065653876" table:style-name="ce49">
            <text:p>84,1%</text:p>
          </table:table-cell>
          <table:table-cell office:value-type="percentage" office:value="0.76160738274321205" table:style-name="ce49">
            <text:p>76,2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ntabria</text:p>
          </table:table-cell>
          <table:table-cell office:value-type="float" office:value="42279" table:style-name="ce48">
            <text:p>42.279</text:p>
          </table:table-cell>
          <table:table-cell office:value-type="percentage" office:value="1" table:style-name="ce49">
            <text:p>100,0%</text:p>
          </table:table-cell>
          <table:table-cell office:value-type="float" office:value="56096" table:style-name="ce48">
            <text:p>56.096</text:p>
          </table:table-cell>
          <table:table-cell office:value-type="percentage" office:value="1" table:style-name="ce49">
            <text:p>100,0%</text:p>
          </table:table-cell>
          <table:table-cell office:value-type="float" office:value="77161" table:style-name="ce48">
            <text:p>77.161</text:p>
          </table:table-cell>
          <table:table-cell office:value-type="percentage" office:value="0.97355438636334957" table:style-name="ce49">
            <text:p>97,4%</text:p>
          </table:table-cell>
          <table:table-cell office:value-type="float" office:value="85086" table:style-name="ce48">
            <text:p>85.086</text:p>
          </table:table-cell>
          <table:table-cell office:value-type="percentage" office:value="0.93531933604484996" table:style-name="ce49">
            <text:p>93,5%</text:p>
          </table:table-cell>
          <table:table-cell office:value-type="float" office:value="89276" table:style-name="ce48">
            <text:p>89.276</text:p>
          </table:table-cell>
          <table:table-cell office:value-type="percentage" office:value="0.91672314295689317" table:style-name="ce49">
            <text:p>91,7%</text:p>
          </table:table-cell>
          <table:table-cell office:value-type="float" office:value="56662" table:style-name="ce48">
            <text:p>56.662</text:p>
          </table:table-cell>
          <table:table-cell office:value-type="percentage" office:value="0.84371184371184371" table:style-name="ce49">
            <text:p>84,4%</text:p>
          </table:table-cell>
          <table:table-cell office:value-type="float" office:value="43283" table:style-name="ce48">
            <text:p>43.283</text:p>
          </table:table-cell>
          <table:table-cell office:value-type="percentage" office:value="0.85080494564896902" table:style-name="ce49">
            <text:p>85,1%</text:p>
          </table:table-cell>
          <table:table-cell office:value-type="float" office:value="45586" table:style-name="ce48">
            <text:p>45.586</text:p>
          </table:table-cell>
          <table:table-cell office:value-type="percentage" office:value="1.0066912527880221" table:style-name="ce49">
            <text:p>100,7%</text:p>
          </table:table-cell>
          <table:table-cell office:value-type="float" office:value="495429" table:style-name="ce48">
            <text:p>495.429</text:p>
          </table:table-cell>
          <table:table-cell office:value-type="float" office:value="527062" table:style-name="ce48">
            <text:p>527.062</text:p>
          </table:table-cell>
          <table:table-cell office:value-type="percentage" office:value="0.9399823929632567" table:style-name="ce49">
            <text:p>94,0%</text:p>
          </table:table-cell>
          <table:table-cell office:value-type="percentage" office:value="0.84883878318527217" table:style-name="ce49">
            <text:p>84,9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stilla y Leon</text:p>
          </table:table-cell>
          <table:table-cell office:value-type="float" office:value="228176" table:style-name="ce48">
            <text:p>228.176</text:p>
          </table:table-cell>
          <table:table-cell office:value-type="percentage" office:value="1" table:style-name="ce49">
            <text:p>100,0%</text:p>
          </table:table-cell>
          <table:table-cell office:value-type="float" office:value="250703" table:style-name="ce48">
            <text:p>250.703</text:p>
          </table:table-cell>
          <table:table-cell office:value-type="percentage" office:value="1" table:style-name="ce49">
            <text:p>100,0%</text:p>
          </table:table-cell>
          <table:table-cell office:value-type="float" office:value="323794" table:style-name="ce48">
            <text:p>323.794</text:p>
          </table:table-cell>
          <table:table-cell office:value-type="percentage" office:value="0.98946043154475416" table:style-name="ce49">
            <text:p>98,9%</text:p>
          </table:table-cell>
          <table:table-cell office:value-type="float" office:value="355316" table:style-name="ce48">
            <text:p>355.316</text:p>
          </table:table-cell>
          <table:table-cell office:value-type="percentage" office:value="0.93209130043572586" table:style-name="ce49">
            <text:p>93,2%</text:p>
          </table:table-cell>
          <table:table-cell office:value-type="float" office:value="323681" table:style-name="ce48">
            <text:p>323.681</text:p>
          </table:table-cell>
          <table:table-cell office:value-type="percentage" office:value="0.89860966901905037" table:style-name="ce49">
            <text:p>89,9%</text:p>
          </table:table-cell>
          <table:table-cell office:value-type="float" office:value="215905" table:style-name="ce48">
            <text:p>215.905</text:p>
          </table:table-cell>
          <table:table-cell office:value-type="percentage" office:value="0.83392557801793732" table:style-name="ce49">
            <text:p>83,4%</text:p>
          </table:table-cell>
          <table:table-cell office:value-type="float" office:value="177869" table:style-name="ce48">
            <text:p>177.869</text:p>
          </table:table-cell>
          <table:table-cell office:value-type="percentage" office:value="0.83988025252739884" table:style-name="ce49">
            <text:p>84,0%</text:p>
          </table:table-cell>
          <table:table-cell office:value-type="float" office:value="161374" table:style-name="ce48">
            <text:p>161.374</text:p>
          </table:table-cell>
          <table:table-cell office:value-type="percentage" office:value="0.95942876847524938" table:style-name="ce49">
            <text:p>95,9%</text:p>
          </table:table-cell>
          <table:table-cell office:value-type="float" office:value="2036818" table:style-name="ce48">
            <text:p>2.036.818</text:p>
          </table:table-cell>
          <table:table-cell office:value-type="float" office:value="2172149" table:style-name="ce48">
            <text:p>2.172.149</text:p>
          </table:table-cell>
          <table:table-cell office:value-type="percentage" office:value="0.93769718375673128" table:style-name="ce49">
            <text:p>93,8%</text:p>
          </table:table-cell>
          <table:table-cell office:value-type="percentage" office:value="0.85342168035601385" table:style-name="ce49">
            <text:p>85,3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stilla - La Mancha</text:p>
          </table:table-cell>
          <table:table-cell office:value-type="float" office:value="136978" table:style-name="ce48">
            <text:p>136.978</text:p>
          </table:table-cell>
          <table:table-cell office:value-type="percentage" office:value="1" table:style-name="ce49">
            <text:p>100,0%</text:p>
          </table:table-cell>
          <table:table-cell office:value-type="float" office:value="158070" table:style-name="ce48">
            <text:p>158.070</text:p>
          </table:table-cell>
          <table:table-cell office:value-type="percentage" office:value="1" table:style-name="ce49">
            <text:p>100,0%</text:p>
          </table:table-cell>
          <table:table-cell office:value-type="float" office:value="222797" table:style-name="ce48">
            <text:p>222.797</text:p>
          </table:table-cell>
          <table:table-cell office:value-type="percentage" office:value="0.97705983475713509" table:style-name="ce49">
            <text:p>97,7%</text:p>
          </table:table-cell>
          <table:table-cell office:value-type="float" office:value="286730" table:style-name="ce48">
            <text:p>286.730</text:p>
          </table:table-cell>
          <table:table-cell office:value-type="percentage" office:value="0.92075643771655746" table:style-name="ce49">
            <text:p>92,1%</text:p>
          </table:table-cell>
          <table:table-cell office:value-type="float" office:value="287179" table:style-name="ce48">
            <text:p>287.179</text:p>
          </table:table-cell>
          <table:table-cell office:value-type="percentage" office:value="0.86844723464607887" table:style-name="ce49">
            <text:p>86,8%</text:p>
          </table:table-cell>
          <table:table-cell office:value-type="float" office:value="206505" table:style-name="ce48">
            <text:p>206.505</text:p>
          </table:table-cell>
          <table:table-cell office:value-type="percentage" office:value="0.80118020880617336" table:style-name="ce49">
            <text:p>80,1%</text:p>
          </table:table-cell>
          <table:table-cell office:value-type="float" office:value="173823" table:style-name="ce48">
            <text:p>173.823</text:p>
          </table:table-cell>
          <table:table-cell office:value-type="percentage" office:value="0.79374132388397745" table:style-name="ce49">
            <text:p>79,4%</text:p>
          </table:table-cell>
          <table:table-cell office:value-type="float" office:value="165841" table:style-name="ce48">
            <text:p>165.841</text:p>
          </table:table-cell>
          <table:table-cell office:value-type="percentage" office:value="0.93265510415260722" table:style-name="ce49">
            <text:p>93,3%</text:p>
          </table:table-cell>
          <table:table-cell office:value-type="float" office:value="1637923" table:style-name="ce48">
            <text:p>1.637.923</text:p>
          </table:table-cell>
          <table:table-cell office:value-type="float" office:value="1816082" table:style-name="ce48">
            <text:p>1.816.082</text:p>
          </table:table-cell>
          <table:table-cell office:value-type="percentage" office:value="0.90189925344780686" table:style-name="ce49">
            <text:p>90,2%</text:p>
          </table:table-cell>
          <table:table-cell office:value-type="percentage" office:value="0.79951099647769075" table:style-name="ce49">
            <text:p>80,0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taluña</text:p>
          </table:table-cell>
          <table:table-cell office:value-type="float" office:value="455576" table:style-name="ce48">
            <text:p>455.576</text:p>
          </table:table-cell>
          <table:table-cell office:value-type="percentage" office:value="1" table:style-name="ce49">
            <text:p>100,0%</text:p>
          </table:table-cell>
          <table:table-cell office:value-type="float" office:value="618415" table:style-name="ce48">
            <text:p>618.415</text:p>
          </table:table-cell>
          <table:table-cell office:value-type="percentage" office:value="0.97275441378182137" table:style-name="ce49">
            <text:p>97,3%</text:p>
          </table:table-cell>
          <table:table-cell office:value-type="float" office:value="802041" table:style-name="ce48">
            <text:p>802.041</text:p>
          </table:table-cell>
          <table:table-cell office:value-type="percentage" office:value="0.94082821495770008" table:style-name="ce49">
            <text:p>94,1%</text:p>
          </table:table-cell>
          <table:table-cell office:value-type="float" office:value="1039431" table:style-name="ce48">
            <text:p>1.039.431</text:p>
          </table:table-cell>
          <table:table-cell office:value-type="percentage" office:value="0.9471751893792697" table:style-name="ce49">
            <text:p>94,7%</text:p>
          </table:table-cell>
          <table:table-cell office:value-type="float" office:value="1155315" table:style-name="ce48">
            <text:p>1.155.315</text:p>
          </table:table-cell>
          <table:table-cell office:value-type="percentage" office:value="0.9057529027149499" table:style-name="ce49">
            <text:p>90,6%</text:p>
          </table:table-cell>
          <table:table-cell office:value-type="float" office:value="817805" table:style-name="ce48">
            <text:p>817.805</text:p>
          </table:table-cell>
          <table:table-cell office:value-type="percentage" office:value="0.84603901397435211" table:style-name="ce49">
            <text:p>84,6%</text:p>
          </table:table-cell>
          <table:table-cell office:value-type="float" office:value="682442" table:style-name="ce48">
            <text:p>682.442</text:p>
          </table:table-cell>
          <table:table-cell office:value-type="percentage" office:value="0.82316244275066974" table:style-name="ce49">
            <text:p>82,3%</text:p>
          </table:table-cell>
          <table:table-cell office:value-type="float" office:value="604982" table:style-name="ce48">
            <text:p>604.982</text:p>
          </table:table-cell>
          <table:table-cell office:value-type="percentage" office:value="0.90112502476305667" table:style-name="ce49">
            <text:p>90,1%</text:p>
          </table:table-cell>
          <table:table-cell office:value-type="float" office:value="6176007" table:style-name="ce48">
            <text:p>6.176.007</text:p>
          </table:table-cell>
          <table:table-cell office:value-type="float" office:value="6782414" table:style-name="ce48">
            <text:p>6.782.414</text:p>
          </table:table-cell>
          <table:table-cell office:value-type="percentage" office:value="0.91059127325462585" table:style-name="ce49">
            <text:p>91,1%</text:p>
          </table:table-cell>
          <table:table-cell office:value-type="percentage" office:value="0.80508451487651367" table:style-name="ce49">
            <text:p>80,5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. Valenciana</text:p>
          </table:table-cell>
          <table:table-cell office:value-type="float" office:value="295425" table:style-name="ce48">
            <text:p>295.425</text:p>
          </table:table-cell>
          <table:table-cell office:value-type="percentage" office:value="1" table:style-name="ce49">
            <text:p>100,0%</text:p>
          </table:table-cell>
          <table:table-cell office:value-type="float" office:value="435549" table:style-name="ce48">
            <text:p>435.549</text:p>
          </table:table-cell>
          <table:table-cell office:value-type="percentage" office:value="0.99038828858327876" table:style-name="ce49">
            <text:p>99,0%</text:p>
          </table:table-cell>
          <table:table-cell office:value-type="float" office:value="579464" table:style-name="ce48">
            <text:p>579.464</text:p>
          </table:table-cell>
          <table:table-cell office:value-type="percentage" office:value="0.9703989014301504" table:style-name="ce49">
            <text:p>97,0%</text:p>
          </table:table-cell>
          <table:table-cell office:value-type="float" office:value="733382" table:style-name="ce48">
            <text:p>733.382</text:p>
          </table:table-cell>
          <table:table-cell office:value-type="percentage" office:value="0.96206985213093077" table:style-name="ce49">
            <text:p>96,2%</text:p>
          </table:table-cell>
          <table:table-cell office:value-type="float" office:value="769532" table:style-name="ce48">
            <text:p>769.532</text:p>
          </table:table-cell>
          <table:table-cell office:value-type="percentage" office:value="0.91532169335203151" table:style-name="ce49">
            <text:p>91,5%</text:p>
          </table:table-cell>
          <table:table-cell office:value-type="float" office:value="530067" table:style-name="ce48">
            <text:p>530.067</text:p>
          </table:table-cell>
          <table:table-cell office:value-type="percentage" office:value="0.86341239345127463" table:style-name="ce49">
            <text:p>86,3%</text:p>
          </table:table-cell>
          <table:table-cell office:value-type="float" office:value="447164" table:style-name="ce48">
            <text:p>447.164</text:p>
          </table:table-cell>
          <table:table-cell office:value-type="percentage" office:value="0.87205059548767194" table:style-name="ce49">
            <text:p>87,2%</text:p>
          </table:table-cell>
          <table:table-cell office:value-type="float" office:value="424671" table:style-name="ce48">
            <text:p>424.671</text:p>
          </table:table-cell>
          <table:table-cell office:value-type="percentage" office:value="0.98128793883110854" table:style-name="ce49">
            <text:p>98,1%</text:p>
          </table:table-cell>
          <table:table-cell office:value-type="float" office:value="4215254" table:style-name="ce48">
            <text:p>4.215.254</text:p>
          </table:table-cell>
          <table:table-cell office:value-type="float" office:value="4492026" table:style-name="ce48">
            <text:p>4.492.026</text:p>
          </table:table-cell>
          <table:table-cell office:value-type="percentage" office:value="0.93838593098080914" table:style-name="ce49">
            <text:p>93,8%</text:p>
          </table:table-cell>
          <table:table-cell office:value-type="percentage" office:value="0.8351924740120209" table:style-name="ce49">
            <text:p>83,5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Extremadura</text:p>
          </table:table-cell>
          <table:table-cell office:value-type="float" office:value="77678" table:style-name="ce48">
            <text:p>77.678</text:p>
          </table:table-cell>
          <table:table-cell office:value-type="percentage" office:value="1" table:style-name="ce49">
            <text:p>100,0%</text:p>
          </table:table-cell>
          <table:table-cell office:value-type="float" office:value="95756" table:style-name="ce48">
            <text:p>95.756</text:p>
          </table:table-cell>
          <table:table-cell office:value-type="percentage" office:value="1" table:style-name="ce49">
            <text:p>100,0%</text:p>
          </table:table-cell>
          <table:table-cell office:value-type="float" office:value="132848" table:style-name="ce48">
            <text:p>132.848</text:p>
          </table:table-cell>
          <table:table-cell office:value-type="percentage" office:value="1.0165512491869764" table:style-name="ce49">
            <text:p>101,7%</text:p>
          </table:table-cell>
          <table:table-cell office:value-type="float" office:value="161552" table:style-name="ce48">
            <text:p>161.552</text:p>
          </table:table-cell>
          <table:table-cell office:value-type="percentage" office:value="0.96188814727929839" table:style-name="ce49">
            <text:p>96,2%</text:p>
          </table:table-cell>
          <table:table-cell office:value-type="float" office:value="146148" table:style-name="ce48">
            <text:p>146.148</text:p>
          </table:table-cell>
          <table:table-cell office:value-type="percentage" office:value="0.92771176112126752" table:style-name="ce49">
            <text:p>92,8%</text:p>
          </table:table-cell>
          <table:table-cell office:value-type="float" office:value="113221" table:style-name="ce48">
            <text:p>113.221</text:p>
          </table:table-cell>
          <table:table-cell office:value-type="percentage" office:value="0.8719905731581461" table:style-name="ce49">
            <text:p>87,2%</text:p>
          </table:table-cell>
          <table:table-cell office:value-type="float" office:value="93412" table:style-name="ce48">
            <text:p>93.412</text:p>
          </table:table-cell>
          <table:table-cell office:value-type="percentage" office:value="0.83028460704317997" table:style-name="ce49">
            <text:p>83,0%</text:p>
          </table:table-cell>
          <table:table-cell office:value-type="float" office:value="85686" table:style-name="ce48">
            <text:p>85.686</text:p>
          </table:table-cell>
          <table:table-cell office:value-type="percentage" office:value="0.99973165011842402" table:style-name="ce49">
            <text:p>100,0%</text:p>
          </table:table-cell>
          <table:table-cell office:value-type="float" office:value="906301" table:style-name="ce48">
            <text:p>906.301</text:p>
          </table:table-cell>
          <table:table-cell office:value-type="float" office:value="949890" table:style-name="ce48">
            <text:p>949.890</text:p>
          </table:table-cell>
          <table:table-cell office:value-type="percentage" office:value="0.9541115287033235" table:style-name="ce49">
            <text:p>95,4%</text:p>
          </table:table-cell>
          <table:table-cell office:value-type="percentage" office:value="0.85661801192628728" table:style-name="ce49">
            <text:p>85,7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Galicia</text:p>
          </table:table-cell>
          <table:table-cell office:value-type="float" office:value="241712" table:style-name="ce48">
            <text:p>241.712</text:p>
          </table:table-cell>
          <table:table-cell office:value-type="percentage" office:value="1" table:style-name="ce49">
            <text:p>100,0%</text:p>
          </table:table-cell>
          <table:table-cell office:value-type="float" office:value="291480" table:style-name="ce48">
            <text:p>291.480</text:p>
          </table:table-cell>
          <table:table-cell office:value-type="percentage" office:value="0.99825678364595927" table:style-name="ce49">
            <text:p>99,8%</text:p>
          </table:table-cell>
          <table:table-cell office:value-type="float" office:value="348061" table:style-name="ce48">
            <text:p>348.061</text:p>
          </table:table-cell>
          <table:table-cell office:value-type="percentage" office:value="0.98443006397673982" table:style-name="ce49">
            <text:p>98,4%</text:p>
          </table:table-cell>
          <table:table-cell office:value-type="float" office:value="392853" table:style-name="ce48">
            <text:p>392.853</text:p>
          </table:table-cell>
          <table:table-cell office:value-type="percentage" office:value="0.96005131964809387" table:style-name="ce49">
            <text:p>96,0%</text:p>
          </table:table-cell>
          <table:table-cell office:value-type="float" office:value="411165" table:style-name="ce48">
            <text:p>411.165</text:p>
          </table:table-cell>
          <table:table-cell office:value-type="percentage" office:value="0.92847932760812668" table:style-name="ce49">
            <text:p>92,8%</text:p>
          </table:table-cell>
          <table:table-cell office:value-type="float" office:value="267080" table:style-name="ce48">
            <text:p>267.080</text:p>
          </table:table-cell>
          <table:table-cell office:value-type="percentage" office:value="0.8654625110985813" table:style-name="ce49">
            <text:p>86,5%</text:p>
          </table:table-cell>
          <table:table-cell office:value-type="float" office:value="202232" table:style-name="ce48">
            <text:p>202.232</text:p>
          </table:table-cell>
          <table:table-cell office:value-type="percentage" office:value="0.8778878460857259" table:style-name="ce49">
            <text:p>87,8%</text:p>
          </table:table-cell>
          <table:table-cell office:value-type="float" office:value="190464" table:style-name="ce48">
            <text:p>190.464</text:p>
          </table:table-cell>
          <table:table-cell office:value-type="percentage" office:value="1.0388341041975739" table:style-name="ce49">
            <text:p>103,9%</text:p>
          </table:table-cell>
          <table:table-cell office:value-type="float" office:value="2345047" table:style-name="ce48">
            <text:p>2.345.047</text:p>
          </table:table-cell>
          <table:table-cell office:value-type="float" office:value="2456127" table:style-name="ce48">
            <text:p>2.456.127</text:p>
          </table:table-cell>
          <table:table-cell office:value-type="percentage" office:value="0.95477432559472697" table:style-name="ce49">
            <text:p>95,5%</text:p>
          </table:table-cell>
          <table:table-cell office:value-type="percentage" office:value="0.86954201824629684" table:style-name="ce49">
            <text:p>87,0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La Rioja</text:p>
          </table:table-cell>
          <table:table-cell office:value-type="float" office:value="23330" table:style-name="ce48">
            <text:p>23.330</text:p>
          </table:table-cell>
          <table:table-cell office:value-type="percentage" office:value="1" table:style-name="ce49">
            <text:p>100,0%</text:p>
          </table:table-cell>
          <table:table-cell office:value-type="float" office:value="28682" table:style-name="ce48">
            <text:p>28.682</text:p>
          </table:table-cell>
          <table:table-cell office:value-type="percentage" office:value="1" table:style-name="ce49">
            <text:p>100,0%</text:p>
          </table:table-cell>
          <table:table-cell office:value-type="float" office:value="38481" table:style-name="ce48">
            <text:p>38.481</text:p>
          </table:table-cell>
          <table:table-cell office:value-type="percentage" office:value="0.99655565338996221" table:style-name="ce49">
            <text:p>99,7%</text:p>
          </table:table-cell>
          <table:table-cell office:value-type="float" office:value="45675" table:style-name="ce48">
            <text:p>45.675</text:p>
          </table:table-cell>
          <table:table-cell office:value-type="percentage" office:value="0.96157894736842109" table:style-name="ce49">
            <text:p>96,2%</text:p>
          </table:table-cell>
          <table:table-cell office:value-type="float" office:value="47744" table:style-name="ce48">
            <text:p>47.744</text:p>
          </table:table-cell>
          <table:table-cell office:value-type="percentage" office:value="0.92305312814167506" table:style-name="ce49">
            <text:p>92,3%</text:p>
          </table:table-cell>
          <table:table-cell office:value-type="float" office:value="31569" table:style-name="ce48">
            <text:p>31.569</text:p>
          </table:table-cell>
          <table:table-cell office:value-type="percentage" office:value="0.85238686683227127" table:style-name="ce49">
            <text:p>85,2%</text:p>
          </table:table-cell>
          <table:table-cell office:value-type="float" office:value="24426" table:style-name="ce48">
            <text:p>24.426</text:p>
          </table:table-cell>
          <table:table-cell office:value-type="percentage" office:value="0.80971955181329969" table:style-name="ce49">
            <text:p>81,0%</text:p>
          </table:table-cell>
          <table:table-cell office:value-type="float" office:value="24582" table:style-name="ce48">
            <text:p>24.582</text:p>
          </table:table-cell>
          <table:table-cell office:value-type="percentage" office:value="0.94600731191071774" table:style-name="ce49">
            <text:p>94,6%</text:p>
          </table:table-cell>
          <table:table-cell office:value-type="float" office:value="264489" table:style-name="ce48">
            <text:p>264.489</text:p>
          </table:table-cell>
          <table:table-cell office:value-type="float" office:value="281479" table:style-name="ce48">
            <text:p>281.479</text:p>
          </table:table-cell>
          <table:table-cell office:value-type="percentage" office:value="0.93964025735490031" table:style-name="ce49">
            <text:p>94,0%</text:p>
          </table:table-cell>
          <table:table-cell office:value-type="percentage" office:value="0.83652459389707001" table:style-name="ce49">
            <text:p>83,7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Madrid</text:p>
          </table:table-cell>
          <table:table-cell office:value-type="float" office:value="371825" table:style-name="ce48">
            <text:p>371.825</text:p>
          </table:table-cell>
          <table:table-cell office:value-type="percentage" office:value="1" table:style-name="ce49">
            <text:p>100,0%</text:p>
          </table:table-cell>
          <table:table-cell office:value-type="float" office:value="510939" table:style-name="ce48">
            <text:p>510.939</text:p>
          </table:table-cell>
          <table:table-cell office:value-type="percentage" office:value="0.96943174271890709" table:style-name="ce49">
            <text:p>96,9%</text:p>
          </table:table-cell>
          <table:table-cell office:value-type="float" office:value="690390" table:style-name="ce48">
            <text:p>690.390</text:p>
          </table:table-cell>
          <table:table-cell office:value-type="percentage" office:value="0.9582654367083161" table:style-name="ce49">
            <text:p>95,8%</text:p>
          </table:table-cell>
          <table:table-cell office:value-type="float" office:value="960029" table:style-name="ce48">
            <text:p>960.029</text:p>
          </table:table-cell>
          <table:table-cell office:value-type="percentage" office:value="0.96996238478255814" table:style-name="ce49">
            <text:p>97,0%</text:p>
          </table:table-cell>
          <table:table-cell office:value-type="float" office:value="1050256" table:style-name="ce48">
            <text:p>1.050.256</text:p>
          </table:table-cell>
          <table:table-cell office:value-type="percentage" office:value="0.90850001686803061" table:style-name="ce49">
            <text:p>90,9%</text:p>
          </table:table-cell>
          <table:table-cell office:value-type="float" office:value="769721" table:style-name="ce48">
            <text:p>769.721</text:p>
          </table:table-cell>
          <table:table-cell office:value-type="percentage" office:value="0.85444427670051637" table:style-name="ce49">
            <text:p>85,4%</text:p>
          </table:table-cell>
          <table:table-cell office:value-type="float" office:value="624760" table:style-name="ce48">
            <text:p>624.760</text:p>
          </table:table-cell>
          <table:table-cell office:value-type="percentage" office:value="0.84936993326146037" table:style-name="ce49">
            <text:p>84,9%</text:p>
          </table:table-cell>
          <table:table-cell office:value-type="float" office:value="523872" table:style-name="ce48">
            <text:p>523.872</text:p>
          </table:table-cell>
          <table:table-cell office:value-type="percentage" office:value="0.91788204786768057" table:style-name="ce49">
            <text:p>91,8%</text:p>
          </table:table-cell>
          <table:table-cell office:value-type="float" office:value="5501792" table:style-name="ce48">
            <text:p>5.501.792</text:p>
          </table:table-cell>
          <table:table-cell office:value-type="float" office:value="5970908" table:style-name="ce48">
            <text:p>5.970.908</text:p>
          </table:table-cell>
          <table:table-cell office:value-type="percentage" office:value="0.92143305507303075" table:style-name="ce49">
            <text:p>92,1%</text:p>
          </table:table-cell>
          <table:table-cell office:value-type="percentage" office:value="0.81437715702649627" table:style-name="ce49">
            <text:p>81,4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Murcia</text:p>
          </table:table-cell>
          <table:table-cell office:value-type="float" office:value="75904" table:style-name="ce48">
            <text:p>75.904</text:p>
          </table:table-cell>
          <table:table-cell office:value-type="percentage" office:value="1" table:style-name="ce49">
            <text:p>100,0%</text:p>
          </table:table-cell>
          <table:table-cell office:value-type="float" office:value="108150" table:style-name="ce48">
            <text:p>108.150</text:p>
          </table:table-cell>
          <table:table-cell office:value-type="percentage" office:value="1" table:style-name="ce49">
            <text:p>100,0%</text:p>
          </table:table-cell>
          <table:table-cell office:value-type="float" office:value="153710" table:style-name="ce48">
            <text:p>153.710</text:p>
          </table:table-cell>
          <table:table-cell office:value-type="percentage" office:value="1.0011006832051375" table:style-name="ce49">
            <text:p>100,1%</text:p>
          </table:table-cell>
          <table:table-cell office:value-type="float" office:value="211622" table:style-name="ce48">
            <text:p>211.622</text:p>
          </table:table-cell>
          <table:table-cell office:value-type="percentage" office:value="0.97028468200804208" table:style-name="ce49">
            <text:p>97,0%</text:p>
          </table:table-cell>
          <table:table-cell office:value-type="float" office:value="235254" table:style-name="ce48">
            <text:p>235.254</text:p>
          </table:table-cell>
          <table:table-cell office:value-type="percentage" office:value="0.93181710157326869" table:style-name="ce49">
            <text:p>93,2%</text:p>
          </table:table-cell>
          <table:table-cell office:value-type="float" office:value="171077" table:style-name="ce48">
            <text:p>171.077</text:p>
          </table:table-cell>
          <table:table-cell office:value-type="percentage" office:value="0.8593638546470157" table:style-name="ce49">
            <text:p>85,9%</text:p>
          </table:table-cell>
          <table:table-cell office:value-type="float" office:value="144869" table:style-name="ce48">
            <text:p>144.869</text:p>
          </table:table-cell>
          <table:table-cell office:value-type="percentage" office:value="0.8328724437877647" table:style-name="ce49">
            <text:p>83,3%</text:p>
          </table:table-cell>
          <table:table-cell office:value-type="float" office:value="132196" table:style-name="ce48">
            <text:p>132.196</text:p>
          </table:table-cell>
          <table:table-cell office:value-type="percentage" office:value="0.91411738673452458" table:style-name="ce49">
            <text:p>91,4%</text:p>
          </table:table-cell>
          <table:table-cell office:value-type="float" office:value="1232782" table:style-name="ce48">
            <text:p>1.232.782</text:p>
          </table:table-cell>
          <table:table-cell office:value-type="float" office:value="1317614" table:style-name="ce48">
            <text:p>1.317.614</text:p>
          </table:table-cell>
          <table:table-cell office:value-type="percentage" office:value="0.93561695610398798" table:style-name="ce49">
            <text:p>93,6%</text:p>
          </table:table-cell>
          <table:table-cell office:value-type="percentage" office:value="0.81475220015385874" table:style-name="ce49">
            <text:p>81,5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Navarra</text:p>
          </table:table-cell>
          <table:table-cell office:value-type="float" office:value="42313" table:style-name="ce48">
            <text:p>42.313</text:p>
          </table:table-cell>
          <table:table-cell office:value-type="percentage" office:value="1" table:style-name="ce49">
            <text:p>100,0%</text:p>
          </table:table-cell>
          <table:table-cell office:value-type="float" office:value="55899" table:style-name="ce48">
            <text:p>55.899</text:p>
          </table:table-cell>
          <table:table-cell office:value-type="percentage" office:value="0.98691737288135595" table:style-name="ce49">
            <text:p>98,7%</text:p>
          </table:table-cell>
          <table:table-cell office:value-type="float" office:value="72574" table:style-name="ce48">
            <text:p>72.574</text:p>
          </table:table-cell>
          <table:table-cell office:value-type="percentage" office:value="0.95908550284128458" table:style-name="ce49">
            <text:p>95,9%</text:p>
          </table:table-cell>
          <table:table-cell office:value-type="float" office:value="92514" table:style-name="ce48">
            <text:p>92.514</text:p>
          </table:table-cell>
          <table:table-cell office:value-type="percentage" office:value="0.94693852484185959" table:style-name="ce49">
            <text:p>94,7%</text:p>
          </table:table-cell>
          <table:table-cell office:value-type="float" office:value="96338" table:style-name="ce48">
            <text:p>96.338</text:p>
          </table:table-cell>
          <table:table-cell office:value-type="percentage" office:value="0.9112302904760553" table:style-name="ce49">
            <text:p>91,1%</text:p>
          </table:table-cell>
          <table:table-cell office:value-type="float" office:value="65566" table:style-name="ce48">
            <text:p>65.566</text:p>
          </table:table-cell>
          <table:table-cell office:value-type="percentage" office:value="0.85451393866725744" table:style-name="ce49">
            <text:p>85,5%</text:p>
          </table:table-cell>
          <table:table-cell office:value-type="float" office:value="59159" table:style-name="ce48">
            <text:p>59.159</text:p>
          </table:table-cell>
          <table:table-cell office:value-type="percentage" office:value="0.85984419057585537" table:style-name="ce49">
            <text:p>86,0%</text:p>
          </table:table-cell>
          <table:table-cell office:value-type="float" office:value="55589" table:style-name="ce48">
            <text:p>55.589</text:p>
          </table:table-cell>
          <table:table-cell office:value-type="percentage" office:value="0.96641226682429027" table:style-name="ce49">
            <text:p>96,6%</text:p>
          </table:table-cell>
          <table:table-cell office:value-type="float" office:value="539952" table:style-name="ce48">
            <text:p>539.952</text:p>
          </table:table-cell>
          <table:table-cell office:value-type="float" office:value="580174" table:style-name="ce48">
            <text:p>580.174</text:p>
          </table:table-cell>
          <table:table-cell office:value-type="percentage" office:value="0.93067252238121667" table:style-name="ce49">
            <text:p>93,1%</text:p>
          </table:table-cell>
          <table:table-cell office:value-type="percentage" office:value="0.82102747037195856" table:style-name="ce49">
            <text:p>82,1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País Vasco</text:p>
          </table:table-cell>
          <table:table-cell office:value-type="float" office:value="163067" table:style-name="ce48">
            <text:p>163.067</text:p>
          </table:table-cell>
          <table:table-cell office:value-type="percentage" office:value="1.0221970086380903" table:style-name="ce49">
            <text:p>102,2%</text:p>
          </table:table-cell>
          <table:table-cell office:value-type="float" office:value="213683" table:style-name="ce48">
            <text:p>213.683</text:p>
          </table:table-cell>
          <table:table-cell office:value-type="percentage" office:value="0.9875997152972279" table:style-name="ce49">
            <text:p>98,8%</text:p>
          </table:table-cell>
          <table:table-cell office:value-type="float" office:value="276837" table:style-name="ce48">
            <text:p>276.837</text:p>
          </table:table-cell>
          <table:table-cell office:value-type="percentage" office:value="0.97421902218093137" table:style-name="ce49">
            <text:p>97,4%</text:p>
          </table:table-cell>
          <table:table-cell office:value-type="float" office:value="325716" table:style-name="ce48">
            <text:p>325.716</text:p>
          </table:table-cell>
          <table:table-cell office:value-type="percentage" office:value="0.96517881748437628" table:style-name="ce49">
            <text:p>96,5%</text:p>
          </table:table-cell>
          <table:table-cell office:value-type="float" office:value="324081" table:style-name="ce48">
            <text:p>324.081</text:p>
          </table:table-cell>
          <table:table-cell office:value-type="percentage" office:value="0.93109600533235271" table:style-name="ce49">
            <text:p>93,1%</text:p>
          </table:table-cell>
          <table:table-cell office:value-type="float" office:value="208874" table:style-name="ce48">
            <text:p>208.874</text:p>
          </table:table-cell>
          <table:table-cell office:value-type="percentage" office:value="0.87896984871757111" table:style-name="ce49">
            <text:p>87,9%</text:p>
          </table:table-cell>
          <table:table-cell office:value-type="float" office:value="172541" table:style-name="ce48">
            <text:p>172.541</text:p>
          </table:table-cell>
          <table:table-cell office:value-type="percentage" office:value="0.86610446000552166" table:style-name="ce49">
            <text:p>86,6%</text:p>
          </table:table-cell>
          <table:table-cell office:value-type="float" office:value="164991" table:style-name="ce48">
            <text:p>164.991</text:p>
          </table:table-cell>
          <table:table-cell office:value-type="percentage" office:value="0.95471510325951725" table:style-name="ce49">
            <text:p>95,5%</text:p>
          </table:table-cell>
          <table:table-cell office:value-type="float" office:value="1849790" table:style-name="ce48">
            <text:p>1.849.790</text:p>
          </table:table-cell>
          <table:table-cell office:value-type="float" office:value="1955253" table:style-name="ce48">
            <text:p>1.955.253</text:p>
          </table:table-cell>
          <table:table-cell office:value-type="percentage" office:value="0.9460617117068737" table:style-name="ce49">
            <text:p>94,6%</text:p>
          </table:table-cell>
          <table:table-cell office:value-type="percentage" office:value="0.84623415075108377" table:style-name="ce49">
            <text:p>84,6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Ceuta</text:p>
          </table:table-cell>
          <table:table-cell office:value-type="float" office:value="2391" table:style-name="ce48">
            <text:p>2.391</text:p>
          </table:table-cell>
          <table:table-cell office:value-type="percentage" office:value="0.84279168135354243" table:style-name="ce49">
            <text:p>84,3%</text:p>
          </table:table-cell>
          <table:table-cell office:value-type="float" office:value="3888" table:style-name="ce48">
            <text:p>3.888</text:p>
          </table:table-cell>
          <table:table-cell office:value-type="percentage" office:value="0.8828337874659401" table:style-name="ce49">
            <text:p>88,3%</text:p>
          </table:table-cell>
          <table:table-cell office:value-type="float" office:value="7618" table:style-name="ce48">
            <text:p>7.618</text:p>
          </table:table-cell>
          <table:table-cell office:value-type="percentage" office:value="0.91463561051746911" table:style-name="ce49">
            <text:p>91,5%</text:p>
          </table:table-cell>
          <table:table-cell office:value-type="float" office:value="10565" table:style-name="ce48">
            <text:p>10.565</text:p>
          </table:table-cell>
          <table:table-cell office:value-type="percentage" office:value="0.91416457558189845" table:style-name="ce49">
            <text:p>91,4%</text:p>
          </table:table-cell>
          <table:table-cell office:value-type="float" office:value="11105" table:style-name="ce48">
            <text:p>11.105</text:p>
          </table:table-cell>
          <table:table-cell office:value-type="percentage" office:value="0.89868090960589142" table:style-name="ce49">
            <text:p>89,9%</text:p>
          </table:table-cell>
          <table:table-cell office:value-type="float" office:value="9159" table:style-name="ce48">
            <text:p>9.159</text:p>
          </table:table-cell>
          <table:table-cell office:value-type="percentage" office:value="0.803491534345118" table:style-name="ce49">
            <text:p>80,3%</text:p>
          </table:table-cell>
          <table:table-cell office:value-type="float" office:value="8924" table:style-name="ce48">
            <text:p>8.924</text:p>
          </table:table-cell>
          <table:table-cell office:value-type="percentage" office:value="0.8213529682466636" table:style-name="ce49">
            <text:p>82,1%</text:p>
          </table:table-cell>
          <table:table-cell office:value-type="float" office:value="8740" table:style-name="ce48">
            <text:p>8.740</text:p>
          </table:table-cell>
          <table:table-cell office:value-type="percentage" office:value="0.94170886757892469" table:style-name="ce49">
            <text:p>94,2%</text:p>
          </table:table-cell>
          <table:table-cell office:value-type="float" office:value="62390" table:style-name="ce48">
            <text:p>62.390</text:p>
          </table:table-cell>
          <table:table-cell office:value-type="float" office:value="71029" table:style-name="ce48">
            <text:p>71.029</text:p>
          </table:table-cell>
          <table:table-cell office:value-type="percentage" office:value="0.87837362204170133" table:style-name="ce49">
            <text:p>87,8%</text:p>
          </table:table-cell>
          <table:table-cell office:value-type="percentage" office:value="0.74703353808206707" table:style-name="ce49">
            <text:p>74,7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Melilla</text:p>
          </table:table-cell>
          <table:table-cell office:value-type="float" office:value="2052" table:style-name="ce48">
            <text:p>2.052</text:p>
          </table:table-cell>
          <table:table-cell office:value-type="percentage" office:value="0.81720430107526887" table:style-name="ce49">
            <text:p>81,7%</text:p>
          </table:table-cell>
          <table:table-cell office:value-type="float" office:value="3364" table:style-name="ce48">
            <text:p>3.364</text:p>
          </table:table-cell>
          <table:table-cell office:value-type="percentage" office:value="0.88456481724953984" table:style-name="ce49">
            <text:p>88,5%</text:p>
          </table:table-cell>
          <table:table-cell office:value-type="float" office:value="7395" table:style-name="ce48">
            <text:p>7.395</text:p>
          </table:table-cell>
          <table:table-cell office:value-type="percentage" office:value="0.92379762648344788" table:style-name="ce49">
            <text:p>92,4%</text:p>
          </table:table-cell>
          <table:table-cell office:value-type="float" office:value="10031" table:style-name="ce48">
            <text:p>10.031</text:p>
          </table:table-cell>
          <table:table-cell office:value-type="percentage" office:value="0.92871030460142578" table:style-name="ce49">
            <text:p>92,9%</text:p>
          </table:table-cell>
          <table:table-cell office:value-type="float" office:value="10489" table:style-name="ce48">
            <text:p>10.489</text:p>
          </table:table-cell>
          <table:table-cell office:value-type="percentage" office:value="0.96026732582623819" table:style-name="ce49">
            <text:p>96,0%</text:p>
          </table:table-cell>
          <table:table-cell office:value-type="float" office:value="8998" table:style-name="ce48">
            <text:p>8.998</text:p>
          </table:table-cell>
          <table:table-cell office:value-type="percentage" office:value="0.82158509861212559" table:style-name="ce49">
            <text:p>82,2%</text:p>
          </table:table-cell>
          <table:table-cell office:value-type="float" office:value="9188" table:style-name="ce48">
            <text:p>9.188</text:p>
          </table:table-cell>
          <table:table-cell office:value-type="percentage" office:value="0.78590368659652721" table:style-name="ce49">
            <text:p>78,6%</text:p>
          </table:table-cell>
          <table:table-cell office:value-type="float" office:value="8542" table:style-name="ce48">
            <text:p>8.542</text:p>
          </table:table-cell>
          <table:table-cell office:value-type="percentage" office:value="0.8916492693110647" table:style-name="ce49">
            <text:p>89,2%</text:p>
          </table:table-cell>
          <table:table-cell office:value-type="float" office:value="60059" table:style-name="ce48">
            <text:p>60.059</text:p>
          </table:table-cell>
          <table:table-cell office:value-type="float" office:value="68266" table:style-name="ce48">
            <text:p>68.266</text:p>
          </table:table-cell>
          <table:table-cell office:value-type="percentage" office:value="0.87977909940526766" table:style-name="ce49">
            <text:p>88,0%</text:p>
          </table:table-cell>
          <table:table-cell office:value-type="percentage" office:value="0.71480088548237364" table:style-name="ce49">
            <text:p>71,5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Fuerzas Armadas</text:p>
          </table:table-cell>
          <table:table-cell office:value-type="float" office:value="23" table:style-name="ce48">
            <text:p>23</text:p>
          </table:table-cell>
          <table:table-cell office:value-type="string" table:style-name="ce49">
            <text:p>-</text:p>
          </table:table-cell>
          <table:table-cell office:value-type="float" office:value="19" table:style-name="ce48">
            <text:p>19</text:p>
          </table:table-cell>
          <table:table-cell office:value-type="string" table:style-name="ce49">
            <text:p>-</text:p>
          </table:table-cell>
          <table:table-cell office:value-type="float" office:value="3788" table:style-name="ce48">
            <text:p>3.788</text:p>
          </table:table-cell>
          <table:table-cell office:value-type="string" table:style-name="ce49">
            <text:p>-</text:p>
          </table:table-cell>
          <table:table-cell office:value-type="float" office:value="10047" table:style-name="ce48">
            <text:p>10.047</text:p>
          </table:table-cell>
          <table:table-cell office:value-type="string" table:style-name="ce49">
            <text:p>-</text:p>
          </table:table-cell>
          <table:table-cell office:value-type="float" office:value="23263" table:style-name="ce48">
            <text:p>23.263</text:p>
          </table:table-cell>
          <table:table-cell office:value-type="string" table:style-name="ce49">
            <text:p>-</text:p>
          </table:table-cell>
          <table:table-cell office:value-type="float" office:value="33047" table:style-name="ce48">
            <text:p>33.047</text:p>
          </table:table-cell>
          <table:table-cell office:value-type="string" table:style-name="ce49">
            <text:p>-</text:p>
          </table:table-cell>
          <table:table-cell office:value-type="float" office:value="24899" table:style-name="ce48">
            <text:p>24.899</text:p>
          </table:table-cell>
          <table:table-cell office:value-type="string" table:style-name="ce49">
            <text:p>-</text:p>
          </table:table-cell>
          <table:table-cell office:value-type="float" office:value="1351" table:style-name="ce48">
            <text:p>1.351</text:p>
          </table:table-cell>
          <table:table-cell office:value-type="string" table:style-name="ce49">
            <text:p>-</text:p>
          </table:table-cell>
          <table:table-cell office:value-type="float" office:value="96437" table:style-name="ce48">
            <text:p>96.437</text:p>
          </table:table-cell>
          <table:table-cell office:value-type="string" table:style-name="ce48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58">
            <text:p>Sanidad Exterior</text:p>
          </table:table-cell>
          <table:table-cell office:value-type="float" office:value="32" table:style-name="ce51">
            <text:p>32</text:p>
          </table:table-cell>
          <table:table-cell office:value-type="string" table:style-name="ce52">
            <text:p>-</text:p>
          </table:table-cell>
          <table:table-cell office:value-type="float" office:value="49" table:style-name="ce51">
            <text:p>49</text:p>
          </table:table-cell>
          <table:table-cell office:value-type="string" table:style-name="ce52">
            <text:p>-</text:p>
          </table:table-cell>
          <table:table-cell office:value-type="float" office:value="313" table:style-name="ce51">
            <text:p>313</text:p>
          </table:table-cell>
          <table:table-cell office:value-type="string" table:style-name="ce52">
            <text:p>-</text:p>
          </table:table-cell>
          <table:table-cell office:value-type="float" office:value="946" table:style-name="ce51">
            <text:p>946</text:p>
          </table:table-cell>
          <table:table-cell office:value-type="string" table:style-name="ce52">
            <text:p>-</text:p>
          </table:table-cell>
          <table:table-cell office:value-type="float" office:value="1977" table:style-name="ce51">
            <text:p>1.977</text:p>
          </table:table-cell>
          <table:table-cell office:value-type="string" table:style-name="ce52">
            <text:p>-</text:p>
          </table:table-cell>
          <table:table-cell office:value-type="float" office:value="2458" table:style-name="ce51">
            <text:p>2.458</text:p>
          </table:table-cell>
          <table:table-cell office:value-type="string" table:style-name="ce52">
            <text:p>-</text:p>
          </table:table-cell>
          <table:table-cell office:value-type="float" office:value="2173" table:style-name="ce51">
            <text:p>2.173</text:p>
          </table:table-cell>
          <table:table-cell office:value-type="string" table:style-name="ce52">
            <text:p>-</text:p>
          </table:table-cell>
          <table:table-cell office:value-type="float" office:value="259" table:style-name="ce51">
            <text:p>259</text:p>
          </table:table-cell>
          <table:table-cell office:value-type="string" table:style-name="ce52">
            <text:p>-</text:p>
          </table:table-cell>
          <table:table-cell office:value-type="float" office:value="8207" table:style-name="ce51">
            <text:p>8.207</text:p>
          </table:table-cell>
          <table:table-cell office:value-type="string" table:style-name="ce51">
            <text:p>-</text:p>
          </table:table-cell>
          <table:table-cell office:value-type="string" table:style-name="ce52">
            <text:p>-</text:p>
          </table:table-cell>
          <table:table-cell office:value-type="string" table:style-name="ce52">
            <text:p>-</text:p>
          </table:table-cell>
          <table:table-cell table:number-columns-repeated="20" table:style-name="ce30"/>
          <table:table-cell table:number-columns-repeated="16343" table:style-name="ce53"/>
        </table:table-row>
        <table:table-row table:style-name="ro5">
          <table:table-cell office:value-type="string" table:style-name="ce54">
            <text:p>Total España</text:p>
          </table:table-cell>
          <table:table-cell office:value-type="float" office:value="2922851" table:style-name="ce55">
            <text:p>2.922.851</text:p>
          </table:table-cell>
          <table:table-cell office:value-type="percentage" office:value="1" table:style-name="ce56">
            <text:p>100,0%</text:p>
          </table:table-cell>
          <table:table-cell office:value-type="float" office:value="3949437" table:style-name="ce55">
            <text:p>3.949.437</text:p>
          </table:table-cell>
          <table:table-cell office:value-type="percentage" office:value="0.98814260004618659" table:style-name="ce56">
            <text:p>98,8%</text:p>
          </table:table-cell>
          <table:table-cell office:value-type="float" office:value="5313515" table:style-name="ce55">
            <text:p>5.313.515</text:p>
          </table:table-cell>
          <table:table-cell office:value-type="percentage" office:value="0.96475000272347966" table:style-name="ce56">
            <text:p>96,5%</text:p>
          </table:table-cell>
          <table:table-cell office:value-type="float" office:value="6764531" table:style-name="ce55">
            <text:p>6.764.531</text:p>
          </table:table-cell>
          <table:table-cell office:value-type="percentage" office:value="0.94878013339665523" table:style-name="ce56">
            <text:p>94,9%</text:p>
          </table:table-cell>
          <table:table-cell office:value-type="float" office:value="7087822" table:style-name="ce55">
            <text:p>7.087.822</text:p>
          </table:table-cell>
          <table:table-cell office:value-type="percentage" office:value="0.90674121713108469" table:style-name="ce56">
            <text:p>90,7%</text:p>
          </table:table-cell>
          <table:table-cell office:value-type="float" office:value="5048433" table:style-name="ce55">
            <text:p>5.048.433</text:p>
          </table:table-cell>
          <table:table-cell office:value-type="percentage" office:value="0.84961561893093596" table:style-name="ce56">
            <text:p>85,0%</text:p>
          </table:table-cell>
          <table:table-cell office:value-type="float" office:value="4153588" table:style-name="ce55">
            <text:p>4.153.588</text:p>
          </table:table-cell>
          <table:table-cell office:value-type="percentage" office:value="0.84343576794484021" table:style-name="ce56">
            <text:p>84,3%</text:p>
          </table:table-cell>
          <table:table-cell office:value-type="float" office:value="3767808" table:style-name="ce55">
            <text:p>3.767.808</text:p>
          </table:table-cell>
          <table:table-cell office:value-type="percentage" office:value="0.9457439604092609" table:style-name="ce56">
            <text:p>94,6%</text:p>
          </table:table-cell>
          <table:table-cell office:value-type="float" office:value="39007985" table:style-name="ce55">
            <text:p>39.007.985</text:p>
          </table:table-cell>
          <table:table-cell office:value-type="float" office:value="42185033" table:style-name="ce55">
            <text:p>42.185.033</text:p>
          </table:table-cell>
          <table:table-cell office:value-type="percentage" office:value="0.92468779152075098" table:style-name="ce56">
            <text:p>92,5%</text:p>
          </table:table-cell>
          <table:table-cell office:value-type="percentage" office:value="0.82297589319807674" table:style-name="ce56">
            <text:p>82,3%</text:p>
          </table:table-cell>
          <table:table-cell table:number-columns-repeated="16363" table:style-name="ce30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27"/>
          <table:covered-table-cell table:number-columns-repeated="6"/>
          <table:table-cell table:style-name="ce30"/>
          <table:table-cell table:style-name="ce57"/>
          <table:table-cell table:style-name="ce30"/>
          <table:table-cell table:style-name="ce57"/>
          <table:table-cell table:style-name="ce53"/>
          <table:table-cell table:style-name="ce57"/>
          <table:table-cell table:style-name="ce30"/>
          <table:table-cell table:style-name="ce57"/>
          <table:table-cell table:number-columns-repeated="2" table:style-name="ce30"/>
          <table:table-cell table:style-name="ce57"/>
          <table:table-cell table:number-columns-repeated="16366" table:style-name="ce30"/>
        </table:table-row>
        <table:table-row table:number-rows-repeated="1048551" table:style-name="ro5">
          <table:table-cell table:number-columns-repeated="16384"/>
        </table:table-row>
      </table:table>
      <table:table table:name="Dosis_refuerzo" table:style-name="ta1">
        <table:table-column table:style-name="co5" table:default-cell-style-name="ce1"/>
        <table:table-column table:style-name="co10" table:default-cell-style-name="ce1"/>
        <table:table-column table:style-name="co5" table:default-cell-style-name="ce1"/>
        <table:table-column table:style-name="co11" table:default-cell-style-name="ce1"/>
        <table:table-column table:style-name="co5" table:default-cell-style-name="ce1"/>
        <table:table-column table:style-name="co10" table:default-cell-style-name="ce1"/>
        <table:table-column table:style-name="co5" table:default-cell-style-name="ce1"/>
        <table:table-column table:style-name="co10" table:default-cell-style-name="ce1"/>
        <table:table-column table:style-name="co5" table:default-cell-style-name="ce1"/>
        <table:table-column table:style-name="co12" table:default-cell-style-name="ce1"/>
        <table:table-column table:style-name="co5" table:number-columns-repeated="16374" table:default-cell-style-name="ce1"/>
        <table:table-row table:style-name="ro10">
          <table:table-cell table:number-columns-spanned="1" table:number-rows-spanned="2" table:style-name="ce69"/>
          <table:table-cell office:value-type="string" table:number-columns-spanned="2" table:number-rows-spanned="1" table:style-name="ce70">
            <text:p><text:s/>Mayores de 70 años</text:p>
          </table:table-cell>
          <table:covered-table-cell/>
          <table:table-cell office:value-type="string" table:number-columns-spanned="2" table:number-rows-spanned="1" table:style-name="ce70">
            <text:p>60-69 años</text:p>
          </table:table-cell>
          <table:covered-table-cell/>
          <table:table-cell office:value-type="string" table:number-columns-spanned="2" table:number-rows-spanned="1" table:style-name="ce70">
            <text:p>50-59 años</text:p>
          </table:table-cell>
          <table:covered-table-cell/>
          <table:table-cell office:value-type="string" table:number-columns-spanned="2" table:number-rows-spanned="1" table:style-name="ce70">
            <text:p>40-49 años</text:p>
          </table:table-cell>
          <table:covered-table-cell/>
          <table:table-cell office:value-type="string" table:number-columns-spanned="2" table:number-rows-spanned="1" table:style-name="ce70">
            <text:p>30-39 años</text:p>
          </table:table-cell>
          <table:covered-table-cell/>
          <table:table-cell office:value-type="string" table:number-columns-spanned="2" table:number-rows-spanned="1" table:style-name="ce70">
            <text:p>20-29 años</text:p>
          </table:table-cell>
          <table:covered-table-cell/>
          <table:table-cell office:value-type="string" table:number-columns-spanned="2" table:number-rows-spanned="1" table:style-name="ce71">
            <text:p>18-19 años</text:p>
          </table:table-cell>
          <table:covered-table-cell/>
          <table:table-cell table:number-columns-repeated="16369"/>
        </table:table-row>
        <table:table-row table:style-name="ro11">
          <table:covered-table-cell/>
          <table:table-cell office:value-type="string" table:style-name="ce59">
            <text:p>Nº Personas &gt; 70 años con <text:s/>dosis de recuerdo</text:p>
          </table:table-cell>
          <table:table-cell office:value-type="string" table:style-name="ce59">
            <text:p>% Dosis de recuerdo en &gt; 70 años</text:p>
          </table:table-cell>
          <table:table-cell office:value-type="string" table:style-name="ce59">
            <text:p>Nº Personas 60-69 años con <text:s/>dosis de recuerdo</text:p>
          </table:table-cell>
          <table:table-cell office:value-type="string" table:style-name="ce59">
            <text:p>% Dosis de recuerdo en 60-69 años</text:p>
          </table:table-cell>
          <table:table-cell office:value-type="string" table:style-name="ce59">
            <text:p>Nº Personas 50-59 años con <text:s/>dosis de recuerdo</text:p>
          </table:table-cell>
          <table:table-cell office:value-type="string" table:style-name="ce59">
            <text:p>% Dosis de recuerdo en 50-59 años</text:p>
          </table:table-cell>
          <table:table-cell office:value-type="string" table:style-name="ce59">
            <text:p>Nº Personas 40-49 años con <text:s/>dosis de recuerdo</text:p>
          </table:table-cell>
          <table:table-cell office:value-type="string" table:style-name="ce59">
            <text:p>% Dosis de recuerdo en 40-49 años</text:p>
          </table:table-cell>
          <table:table-cell office:value-type="string" table:style-name="ce59">
            <text:p>Nº Personas 30-39 años con <text:s/>dosis de recuerdo</text:p>
          </table:table-cell>
          <table:table-cell office:value-type="string" table:style-name="ce59">
            <text:p>% Dosis de recuerdo en 30-39 años</text:p>
          </table:table-cell>
          <table:table-cell office:value-type="string" table:style-name="ce59">
            <text:p>Nº Personas 20-29 años con <text:s/>dosis de recuerdo</text:p>
          </table:table-cell>
          <table:table-cell office:value-type="string" table:style-name="ce59">
            <text:p>% Dosis de recuerdo en 20-29 años</text:p>
          </table:table-cell>
          <table:table-cell office:value-type="string" table:style-name="ce59">
            <text:p>Nº Personas 18-19 años con <text:s/>dosis de recuerdo</text:p>
          </table:table-cell>
          <table:table-cell office:value-type="string" table:style-name="ce59">
            <text:p>% Dosis de recuerdo en 18-19 años</text:p>
          </table:table-cell>
          <table:table-cell table:number-columns-repeated="16369"/>
        </table:table-row>
        <table:table-row table:style-name="ro5">
          <table:table-cell office:value-type="string" table:style-name="ce60">
            <text:p>Andalucía</text:p>
          </table:table-cell>
          <table:table-cell office:value-type="float" office:value="997292" table:style-name="ce61">
            <text:p>997.292</text:p>
          </table:table-cell>
          <table:table-cell office:value-type="percentage" office:value="0.92024707443421838" table:style-name="ce62">
            <text:p>92,0%</text:p>
          </table:table-cell>
          <table:table-cell office:value-type="float" office:value="868414" table:style-name="ce61">
            <text:p>868.414</text:p>
          </table:table-cell>
          <table:table-cell office:value-type="percentage" office:value="0.93003435631179421" table:style-name="ce62">
            <text:p>93,0%</text:p>
          </table:table-cell>
          <table:table-cell office:value-type="float" office:value="876098" table:style-name="ce61">
            <text:p>876.098</text:p>
          </table:table-cell>
          <table:table-cell office:value-type="percentage" office:value="0.71669851637096615" table:style-name="ce62">
            <text:p>71,7%</text:p>
          </table:table-cell>
          <table:table-cell office:value-type="float" office:value="701827" table:style-name="ce61">
            <text:p>701.827</text:p>
          </table:table-cell>
          <table:table-cell office:value-type="percentage" office:value="0.55392686520868539" table:style-name="ce62">
            <text:p>55,4%</text:p>
          </table:table-cell>
          <table:table-cell office:value-type="float" office:value="383724" table:style-name="ce61">
            <text:p>383.724</text:p>
          </table:table-cell>
          <table:table-cell office:value-type="percentage" office:value="0.40300623638613081" table:style-name="ce62">
            <text:p>40,3%</text:p>
          </table:table-cell>
          <table:table-cell office:value-type="float" office:value="267135" table:style-name="ce61">
            <text:p>267.135</text:p>
          </table:table-cell>
          <table:table-cell office:value-type="percentage" office:value="0.33699977040089013" table:style-name="ce62">
            <text:p>33,7%</text:p>
          </table:table-cell>
          <table:table-cell office:value-type="float" office:value="28766" table:style-name="ce61">
            <text:p>28.766</text:p>
          </table:table-cell>
          <table:table-cell office:value-type="percentage" office:value="0.17238259035314282" table:style-name="ce46">
            <text:p>17,2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Aragón</text:p>
          </table:table-cell>
          <table:table-cell office:value-type="float" office:value="200635" table:style-name="ce7">
            <text:p>200.635</text:p>
          </table:table-cell>
          <table:table-cell office:value-type="percentage" office:value="0.91289431656345688" table:style-name="ce49">
            <text:p>91,3%</text:p>
          </table:table-cell>
          <table:table-cell office:value-type="float" office:value="142678" table:style-name="ce7">
            <text:p>142.678</text:p>
          </table:table-cell>
          <table:table-cell office:value-type="percentage" office:value="0.9175434083601286" table:style-name="ce49">
            <text:p>91,8%</text:p>
          </table:table-cell>
          <table:table-cell office:value-type="float" office:value="134822" table:style-name="ce7">
            <text:p>134.822</text:p>
          </table:table-cell>
          <table:table-cell office:value-type="percentage" office:value="0.7156119128879358" table:style-name="ce49">
            <text:p>71,6%</text:p>
          </table:table-cell>
          <table:table-cell office:value-type="float" office:value="103805" table:style-name="ce7">
            <text:p>103.805</text:p>
          </table:table-cell>
          <table:table-cell office:value-type="percentage" office:value="0.54334512792596623" table:style-name="ce49">
            <text:p>54,3%</text:p>
          </table:table-cell>
          <table:table-cell office:value-type="float" office:value="50650" table:style-name="ce7">
            <text:p>50.650</text:p>
          </table:table-cell>
          <table:table-cell office:value-type="percentage" office:value="0.38980128984592655" table:style-name="ce49">
            <text:p>39,0%</text:p>
          </table:table-cell>
          <table:table-cell office:value-type="float" office:value="37548" table:style-name="ce7">
            <text:p>37.548</text:p>
          </table:table-cell>
          <table:table-cell office:value-type="percentage" office:value="0.34688296810908686" table:style-name="ce49">
            <text:p>34,7%</text:p>
          </table:table-cell>
          <table:table-cell office:value-type="float" office:value="8364" table:style-name="ce7">
            <text:p>8.364</text:p>
          </table:table-cell>
          <table:table-cell office:value-type="percentage" office:value="0.37079398856230883" table:style-name="ce49">
            <text:p>37,1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Asturias<text:s/></text:p>
          </table:table-cell>
          <table:table-cell office:value-type="float" office:value="191715" table:style-name="ce7">
            <text:p>191.715</text:p>
          </table:table-cell>
          <table:table-cell office:value-type="percentage" office:value="0.94325651420924195" table:style-name="ce49">
            <text:p>94,3%</text:p>
          </table:table-cell>
          <table:table-cell office:value-type="float" office:value="141857" table:style-name="ce7">
            <text:p>141.857</text:p>
          </table:table-cell>
          <table:table-cell office:value-type="percentage" office:value="0.94884452025015886" table:style-name="ce49">
            <text:p>94,9%</text:p>
          </table:table-cell>
          <table:table-cell office:value-type="float" office:value="143535" table:style-name="ce7">
            <text:p>143.535</text:p>
          </table:table-cell>
          <table:table-cell office:value-type="percentage" office:value="0.9258948672132522" table:style-name="ce49">
            <text:p>92,6%</text:p>
          </table:table-cell>
          <table:table-cell office:value-type="float" office:value="125063" table:style-name="ce7">
            <text:p>125.063</text:p>
          </table:table-cell>
          <table:table-cell office:value-type="percentage" office:value="0.82035959566805949" table:style-name="ce49">
            <text:p>82,0%</text:p>
          </table:table-cell>
          <table:table-cell office:value-type="float" office:value="59957" table:style-name="ce7">
            <text:p>59.957</text:p>
          </table:table-cell>
          <table:table-cell office:value-type="percentage" office:value="0.65176319679972172" table:style-name="ce49">
            <text:p>65,2%</text:p>
          </table:table-cell>
          <table:table-cell office:value-type="float" office:value="41594" table:style-name="ce7">
            <text:p>41.594</text:p>
          </table:table-cell>
          <table:table-cell office:value-type="percentage" office:value="0.61578775945281738" table:style-name="ce49">
            <text:p>61,6%</text:p>
          </table:table-cell>
          <table:table-cell office:value-type="float" office:value="9250" table:style-name="ce7">
            <text:p>9.250</text:p>
          </table:table-cell>
          <table:table-cell office:value-type="percentage" office:value="0.64071482995082085" table:style-name="ce49">
            <text:p>64,1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Baleares</text:p>
          </table:table-cell>
          <table:table-cell office:value-type="float" office:value="119982" table:style-name="ce7">
            <text:p>119.982</text:p>
          </table:table-cell>
          <table:table-cell office:value-type="percentage" office:value="0.91405803615641879" table:style-name="ce49">
            <text:p>91,4%</text:p>
          </table:table-cell>
          <table:table-cell office:value-type="float" office:value="98329" table:style-name="ce7">
            <text:p>98.329</text:p>
          </table:table-cell>
          <table:table-cell office:value-type="percentage" office:value="0.87687272597560106" table:style-name="ce49">
            <text:p>87,7%</text:p>
          </table:table-cell>
          <table:table-cell office:value-type="float" office:value="108003" table:style-name="ce7">
            <text:p>108.003</text:p>
          </table:table-cell>
          <table:table-cell office:value-type="percentage" office:value="0.70573590527718966" table:style-name="ce49">
            <text:p>70,6%</text:p>
          </table:table-cell>
          <table:table-cell office:value-type="float" office:value="80649" table:style-name="ce7">
            <text:p>80.649</text:p>
          </table:table-cell>
          <table:table-cell office:value-type="percentage" office:value="0.46685924004908885" table:style-name="ce49">
            <text:p>46,7%</text:p>
          </table:table-cell>
          <table:table-cell office:value-type="float" office:value="36172" table:style-name="ce7">
            <text:p>36.172</text:p>
          </table:table-cell>
          <table:table-cell office:value-type="percentage" office:value="0.27115848813325538" table:style-name="ce49">
            <text:p>27,1%</text:p>
          </table:table-cell>
          <table:table-cell office:value-type="float" office:value="24136" table:style-name="ce7">
            <text:p>24.136</text:p>
          </table:table-cell>
          <table:table-cell office:value-type="percentage" office:value="0.23493682714583292" table:style-name="ce49">
            <text:p>23,5%</text:p>
          </table:table-cell>
          <table:table-cell office:value-type="float" office:value="2532" table:style-name="ce7">
            <text:p>2.532</text:p>
          </table:table-cell>
          <table:table-cell office:value-type="percentage" office:value="0.12749886701243768" table:style-name="ce49">
            <text:p>12,7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Canarias</text:p>
          </table:table-cell>
          <table:table-cell office:value-type="float" office:value="223518" table:style-name="ce7">
            <text:p>223.518</text:p>
          </table:table-cell>
          <table:table-cell office:value-type="percentage" office:value="0.91316444215661041" table:style-name="ce49">
            <text:p>91,3%</text:p>
          </table:table-cell>
          <table:table-cell office:value-type="float" office:value="197633" table:style-name="ce7">
            <text:p>197.633</text:p>
          </table:table-cell>
          <table:table-cell office:value-type="percentage" office:value="0.87697352656661842" table:style-name="ce49">
            <text:p>87,7%</text:p>
          </table:table-cell>
          <table:table-cell office:value-type="float" office:value="240598" table:style-name="ce7">
            <text:p>240.598</text:p>
          </table:table-cell>
          <table:table-cell office:value-type="percentage" office:value="0.74220157449223856" table:style-name="ce49">
            <text:p>74,2%</text:p>
          </table:table-cell>
          <table:table-cell office:value-type="float" office:value="184148" table:style-name="ce7">
            <text:p>184.148</text:p>
          </table:table-cell>
          <table:table-cell office:value-type="percentage" office:value="0.57229520373184661" table:style-name="ce49">
            <text:p>57,2%</text:p>
          </table:table-cell>
          <table:table-cell office:value-type="float" office:value="77376" table:style-name="ce7">
            <text:p>77.376</text:p>
          </table:table-cell>
          <table:table-cell office:value-type="percentage" office:value="0.33174839326521949" table:style-name="ce49">
            <text:p>33,2%</text:p>
          </table:table-cell>
          <table:table-cell office:value-type="float" office:value="45165" table:style-name="ce7">
            <text:p>45.165</text:p>
          </table:table-cell>
          <table:table-cell office:value-type="percentage" office:value="0.23620132417082432" table:style-name="ce49">
            <text:p>23,6%</text:p>
          </table:table-cell>
          <table:table-cell office:value-type="float" office:value="4382" table:style-name="ce7">
            <text:p>4.382</text:p>
          </table:table-cell>
          <table:table-cell office:value-type="percentage" office:value="0.10748626373626374" table:style-name="ce49">
            <text:p>10,7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Cantabria</text:p>
          </table:table-cell>
          <table:table-cell office:value-type="float" office:value="92015" table:style-name="ce7">
            <text:p>92.015</text:p>
          </table:table-cell>
          <table:table-cell office:value-type="percentage" office:value="0.93534942820838629" table:style-name="ce49">
            <text:p>93,5%</text:p>
          </table:table-cell>
          <table:table-cell office:value-type="float" office:value="75437" table:style-name="ce7">
            <text:p>75.437</text:p>
          </table:table-cell>
          <table:table-cell office:value-type="percentage" office:value="0.97765710656938087" table:style-name="ce49">
            <text:p>97,8%</text:p>
          </table:table-cell>
          <table:table-cell office:value-type="float" office:value="71169" table:style-name="ce7">
            <text:p>71.169</text:p>
          </table:table-cell>
          <table:table-cell office:value-type="percentage" office:value="0.83643607644030749" table:style-name="ce49">
            <text:p>83,6%</text:p>
          </table:table-cell>
          <table:table-cell office:value-type="float" office:value="60810" table:style-name="ce7">
            <text:p>60.810</text:p>
          </table:table-cell>
          <table:table-cell office:value-type="percentage" office:value="0.68114610869662617" table:style-name="ce49">
            <text:p>68,1%</text:p>
          </table:table-cell>
          <table:table-cell office:value-type="float" office:value="30200" table:style-name="ce7">
            <text:p>30.200</text:p>
          </table:table-cell>
          <table:table-cell office:value-type="percentage" office:value="0.53298506935865309" table:style-name="ce49">
            <text:p>53,3%</text:p>
          </table:table-cell>
          <table:table-cell office:value-type="float" office:value="18296" table:style-name="ce7">
            <text:p>18.296</text:p>
          </table:table-cell>
          <table:table-cell office:value-type="percentage" office:value="0.42270637432710301" table:style-name="ce49">
            <text:p>42,3%</text:p>
          </table:table-cell>
          <table:table-cell office:value-type="float" office:value="2326" table:style-name="ce7">
            <text:p>2.326</text:p>
          </table:table-cell>
          <table:table-cell office:value-type="percentage" office:value="0.23471241170534812" table:style-name="ce49">
            <text:p>23,5%</text:p>
          </table:table-cell>
          <table:table-cell table:number-columns-repeated="16369"/>
        </table:table-row>
        <table:table-row table:style-name="ro12">
          <table:table-cell office:value-type="string" table:style-name="ce63">
            <text:p>Castilla y León<text:s/></text:p>
          </table:table-cell>
          <table:table-cell office:value-type="float" office:value="444608" table:style-name="ce7">
            <text:p>444.608</text:p>
          </table:table-cell>
          <table:table-cell office:value-type="percentage" office:value="0.92843494912075908" table:style-name="ce49">
            <text:p>92,8%</text:p>
          </table:table-cell>
          <table:table-cell office:value-type="float" office:value="294280" table:style-name="ce7">
            <text:p>294.280</text:p>
          </table:table-cell>
          <table:table-cell office:value-type="percentage" office:value="0.90884945366498449" table:style-name="ce49">
            <text:p>90,9%</text:p>
          </table:table-cell>
          <table:table-cell office:value-type="float" office:value="297922" table:style-name="ce7">
            <text:p>297.922</text:p>
          </table:table-cell>
          <table:table-cell office:value-type="percentage" office:value="0.83847054452937664" table:style-name="ce49">
            <text:p>83,8%</text:p>
          </table:table-cell>
          <table:table-cell office:value-type="float" office:value="223237" table:style-name="ce7">
            <text:p>223.237</text:p>
          </table:table-cell>
          <table:table-cell office:value-type="percentage" office:value="0.68968212530238104" table:style-name="ce49">
            <text:p>69,0%</text:p>
          </table:table-cell>
          <table:table-cell office:value-type="float" office:value="117167" table:style-name="ce7">
            <text:p>117.167</text:p>
          </table:table-cell>
          <table:table-cell office:value-type="percentage" office:value="0.54267849285565406" table:style-name="ce49">
            <text:p>54,3%</text:p>
          </table:table-cell>
          <table:table-cell office:value-type="float" office:value="86679" table:style-name="ce7">
            <text:p>86.679</text:p>
          </table:table-cell>
          <table:table-cell office:value-type="percentage" office:value="0.48731931927429739" table:style-name="ce49">
            <text:p>48,7%</text:p>
          </table:table-cell>
          <table:table-cell office:value-type="float" office:value="10018" table:style-name="ce7">
            <text:p>10.018</text:p>
          </table:table-cell>
          <table:table-cell office:value-type="percentage" office:value="0.26981604675590509" table:style-name="ce49">
            <text:p>27,0%</text:p>
          </table:table-cell>
          <table:table-cell table:number-columns-repeated="16369"/>
        </table:table-row>
        <table:table-row table:style-name="ro12">
          <table:table-cell office:value-type="string" table:style-name="ce63">
            <text:p>Castilla - La Mancha</text:p>
          </table:table-cell>
          <table:table-cell office:value-type="float" office:value="273694" table:style-name="ce7">
            <text:p>273.694</text:p>
          </table:table-cell>
          <table:table-cell office:value-type="percentage" office:value="0.92762533553862425" table:style-name="ce49">
            <text:p>92,8%</text:p>
          </table:table-cell>
          <table:table-cell office:value-type="float" office:value="208378" table:style-name="ce7">
            <text:p>208.378</text:p>
          </table:table-cell>
          <table:table-cell office:value-type="percentage" office:value="0.93528189338276546" table:style-name="ce49">
            <text:p>93,5%</text:p>
          </table:table-cell>
          <table:table-cell office:value-type="float" office:value="224782" table:style-name="ce7">
            <text:p>224.782</text:p>
          </table:table-cell>
          <table:table-cell office:value-type="percentage" office:value="0.78395005754542602" table:style-name="ce49">
            <text:p>78,4%</text:p>
          </table:table-cell>
          <table:table-cell office:value-type="float" office:value="178448" table:style-name="ce7">
            <text:p>178.448</text:p>
          </table:table-cell>
          <table:table-cell office:value-type="percentage" office:value="0.62138248270242602" table:style-name="ce49">
            <text:p>62,1%</text:p>
          </table:table-cell>
          <table:table-cell office:value-type="float" office:value="92170" table:style-name="ce7">
            <text:p>92.170</text:p>
          </table:table-cell>
          <table:table-cell office:value-type="percentage" office:value="0.4463330185709789" table:style-name="ce49">
            <text:p>44,6%</text:p>
          </table:table-cell>
          <table:table-cell office:value-type="float" office:value="64375" table:style-name="ce7">
            <text:p>64.375</text:p>
          </table:table-cell>
          <table:table-cell office:value-type="percentage" office:value="0.37034799767579663" table:style-name="ce49">
            <text:p>37,0%</text:p>
          </table:table-cell>
          <table:table-cell office:value-type="float" office:value="8287" table:style-name="ce7">
            <text:p>8.287</text:p>
          </table:table-cell>
          <table:table-cell office:value-type="percentage" office:value="0.22568082788671023" table:style-name="ce49">
            <text:p>22,6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Cataluña</text:p>
          </table:table-cell>
          <table:table-cell office:value-type="float" office:value="973825" table:style-name="ce7">
            <text:p>973.825</text:p>
          </table:table-cell>
          <table:table-cell office:value-type="percentage" office:value="0.90673478641813576" table:style-name="ce49">
            <text:p>90,7%</text:p>
          </table:table-cell>
          <table:table-cell office:value-type="float" office:value="723319" table:style-name="ce7">
            <text:p>723.319</text:p>
          </table:table-cell>
          <table:table-cell office:value-type="percentage" office:value="0.90184791051829016" table:style-name="ce49">
            <text:p>90,2%</text:p>
          </table:table-cell>
          <table:table-cell office:value-type="float" office:value="762879" table:style-name="ce7">
            <text:p>762.879</text:p>
          </table:table-cell>
          <table:table-cell office:value-type="percentage" office:value="0.73393904934526677" table:style-name="ce49">
            <text:p>73,4%</text:p>
          </table:table-cell>
          <table:table-cell office:value-type="float" office:value="646601" table:style-name="ce7">
            <text:p>646.601</text:p>
          </table:table-cell>
          <table:table-cell office:value-type="percentage" office:value="0.55967506697307656" table:style-name="ce49">
            <text:p>56,0%</text:p>
          </table:table-cell>
          <table:table-cell office:value-type="float" office:value="316484" table:style-name="ce7">
            <text:p>316.484</text:p>
          </table:table-cell>
          <table:table-cell office:value-type="percentage" office:value="0.38699200909752324" table:style-name="ce49">
            <text:p>38,7%</text:p>
          </table:table-cell>
          <table:table-cell office:value-type="float" office:value="203385" table:style-name="ce7">
            <text:p>203.385</text:p>
          </table:table-cell>
          <table:table-cell office:value-type="percentage" office:value="0.29802532669442972" table:style-name="ce49">
            <text:p>29,8%</text:p>
          </table:table-cell>
          <table:table-cell office:value-type="float" office:value="23202" table:style-name="ce7">
            <text:p>23.202</text:p>
          </table:table-cell>
          <table:table-cell office:value-type="percentage" office:value="0.16381659770958951" table:style-name="ce49">
            <text:p>16,4%</text:p>
          </table:table-cell>
          <table:table-cell table:number-columns-repeated="16369"/>
        </table:table-row>
        <table:table-row table:style-name="ro12">
          <table:table-cell office:value-type="string" table:style-name="ce63">
            <text:p>C. Valenciana</text:p>
          </table:table-cell>
          <table:table-cell office:value-type="float" office:value="691697" table:style-name="ce7">
            <text:p>691.697</text:p>
          </table:table-cell>
          <table:table-cell office:value-type="percentage" office:value="0.94626758270472" table:style-name="ce49">
            <text:p>94,6%</text:p>
          </table:table-cell>
          <table:table-cell office:value-type="float" office:value="557008" table:style-name="ce7">
            <text:p>557.008</text:p>
          </table:table-cell>
          <table:table-cell office:value-type="percentage" office:value="0.96124694545303935" table:style-name="ce49">
            <text:p>96,1%</text:p>
          </table:table-cell>
          <table:table-cell office:value-type="float" office:value="596507" table:style-name="ce7">
            <text:p>596.507</text:p>
          </table:table-cell>
          <table:table-cell office:value-type="percentage" office:value="0.81336465852720685" table:style-name="ce49">
            <text:p>81,3%</text:p>
          </table:table-cell>
          <table:table-cell office:value-type="float" office:value="508533" table:style-name="ce7">
            <text:p>508.533</text:p>
          </table:table-cell>
          <table:table-cell office:value-type="percentage" office:value="0.66083411735964193" table:style-name="ce49">
            <text:p>66,1%</text:p>
          </table:table-cell>
          <table:table-cell office:value-type="float" office:value="272994" table:style-name="ce7">
            <text:p>272.994</text:p>
          </table:table-cell>
          <table:table-cell office:value-type="percentage" office:value="0.51501791282988751" table:style-name="ce49">
            <text:p>51,5%</text:p>
          </table:table-cell>
          <table:table-cell office:value-type="float" office:value="205783" table:style-name="ce7">
            <text:p>205.783</text:p>
          </table:table-cell>
          <table:table-cell office:value-type="percentage" office:value="0.46019581182742797" table:style-name="ce49">
            <text:p>46,0%</text:p>
          </table:table-cell>
          <table:table-cell office:value-type="float" office:value="41562" table:style-name="ce7">
            <text:p>41.562</text:p>
          </table:table-cell>
          <table:table-cell office:value-type="percentage" office:value="0.43558275778949246" table:style-name="ce49">
            <text:p>43,6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Extremadura</text:p>
          </table:table-cell>
          <table:table-cell office:value-type="float" office:value="154712" table:style-name="ce7">
            <text:p>154.712</text:p>
          </table:table-cell>
          <table:table-cell office:value-type="percentage" office:value="0.89205115490618914" table:style-name="ce49">
            <text:p>89,2%</text:p>
          </table:table-cell>
          <table:table-cell office:value-type="float" office:value="126485" table:style-name="ce7">
            <text:p>126.485</text:p>
          </table:table-cell>
          <table:table-cell office:value-type="percentage" office:value="0.95210315548596891" table:style-name="ce49">
            <text:p>95,2%</text:p>
          </table:table-cell>
          <table:table-cell office:value-type="float" office:value="132132" table:style-name="ce7">
            <text:p>132.132</text:p>
          </table:table-cell>
          <table:table-cell office:value-type="percentage" office:value="0.81789145290680398" table:style-name="ce49">
            <text:p>81,8%</text:p>
          </table:table-cell>
          <table:table-cell office:value-type="float" office:value="101272" table:style-name="ce7">
            <text:p>101.272</text:p>
          </table:table-cell>
          <table:table-cell office:value-type="percentage" office:value="0.69294140186660103" table:style-name="ce49">
            <text:p>69,3%</text:p>
          </table:table-cell>
          <table:table-cell office:value-type="float" office:value="66195" table:style-name="ce7">
            <text:p>66.195</text:p>
          </table:table-cell>
          <table:table-cell office:value-type="percentage" office:value="0.58465302373234651" table:style-name="ce49">
            <text:p>58,5%</text:p>
          </table:table-cell>
          <table:table-cell office:value-type="float" office:value="43368" table:style-name="ce7">
            <text:p>43.368</text:p>
          </table:table-cell>
          <table:table-cell office:value-type="percentage" office:value="0.46426583308354386" table:style-name="ce49">
            <text:p>46,4%</text:p>
          </table:table-cell>
          <table:table-cell office:value-type="float" office:value="4240" table:style-name="ce7">
            <text:p>4.240</text:p>
          </table:table-cell>
          <table:table-cell office:value-type="percentage" office:value="0.22078733597167258" table:style-name="ce49">
            <text:p>22,1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Galicia</text:p>
          </table:table-cell>
          <table:table-cell office:value-type="float" office:value="506798" table:style-name="ce7">
            <text:p>506.798</text:p>
          </table:table-cell>
          <table:table-cell office:value-type="percentage" office:value="0.95049813200498134" table:style-name="ce49">
            <text:p>95,0%</text:p>
          </table:table-cell>
          <table:table-cell office:value-type="float" office:value="336538" table:style-name="ce7">
            <text:p>336.538</text:p>
          </table:table-cell>
          <table:table-cell office:value-type="percentage" office:value="0.96689373414430224" table:style-name="ce49">
            <text:p>96,7%</text:p>
          </table:table-cell>
          <table:table-cell office:value-type="float" office:value="374836" table:style-name="ce7">
            <text:p>374.836</text:p>
          </table:table-cell>
          <table:table-cell office:value-type="percentage" office:value="0.95413806181956096" table:style-name="ce49">
            <text:p>95,4%</text:p>
          </table:table-cell>
          <table:table-cell office:value-type="float" office:value="378323" table:style-name="ce7">
            <text:p>378.323</text:p>
          </table:table-cell>
          <table:table-cell office:value-type="percentage" office:value="0.92012452421777147" table:style-name="ce49">
            <text:p>92,0%</text:p>
          </table:table-cell>
          <table:table-cell office:value-type="float" office:value="188946" table:style-name="ce7">
            <text:p>188.946</text:p>
          </table:table-cell>
          <table:table-cell office:value-type="percentage" office:value="0.70745095102590982" table:style-name="ce49">
            <text:p>70,7%</text:p>
          </table:table-cell>
          <table:table-cell office:value-type="float" office:value="132152" table:style-name="ce7">
            <text:p>132.152</text:p>
          </table:table-cell>
          <table:table-cell office:value-type="percentage" office:value="0.65346730487756632" table:style-name="ce49">
            <text:p>65,3%</text:p>
          </table:table-cell>
          <table:table-cell office:value-type="float" office:value="16443" table:style-name="ce7">
            <text:p>16.443</text:p>
          </table:table-cell>
          <table:table-cell office:value-type="percentage" office:value="0.39469515122419585" table:style-name="ce49">
            <text:p>39,5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La Rioja</text:p>
          </table:table-cell>
          <table:table-cell office:value-type="float" office:value="45729" table:style-name="ce7">
            <text:p>45.729</text:p>
          </table:table-cell>
          <table:table-cell office:value-type="percentage" office:value="0.8792009536260863" table:style-name="ce49">
            <text:p>87,9%</text:p>
          </table:table-cell>
          <table:table-cell office:value-type="float" office:value="35805" table:style-name="ce7">
            <text:p>35.805</text:p>
          </table:table-cell>
          <table:table-cell office:value-type="percentage" office:value="0.93045918765104862" table:style-name="ce49">
            <text:p>93,0%</text:p>
          </table:table-cell>
          <table:table-cell office:value-type="float" office:value="33897" table:style-name="ce7">
            <text:p>33.897</text:p>
          </table:table-cell>
          <table:table-cell office:value-type="percentage" office:value="0.74213464696223319" table:style-name="ce49">
            <text:p>74,2%</text:p>
          </table:table-cell>
          <table:table-cell office:value-type="float" office:value="29128" table:style-name="ce7">
            <text:p>29.128</text:p>
          </table:table-cell>
          <table:table-cell office:value-type="percentage" office:value="0.6100871313672922" table:style-name="ce49">
            <text:p>61,0%</text:p>
          </table:table-cell>
          <table:table-cell office:value-type="float" office:value="13900" table:style-name="ce7">
            <text:p>13.900</text:p>
          </table:table-cell>
          <table:table-cell office:value-type="percentage" office:value="0.44030536285596628" table:style-name="ce49">
            <text:p>44,0%</text:p>
          </table:table-cell>
          <table:table-cell office:value-type="float" office:value="8055" table:style-name="ce7">
            <text:p>8.055</text:p>
          </table:table-cell>
          <table:table-cell office:value-type="percentage" office:value="0.32977155490051585" table:style-name="ce49">
            <text:p>33,0%</text:p>
          </table:table-cell>
          <table:table-cell office:value-type="float" office:value="934" table:style-name="ce7">
            <text:p>934</text:p>
          </table:table-cell>
          <table:table-cell office:value-type="percentage" office:value="0.17625967163615777" table:style-name="ce49">
            <text:p>17,6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Madrid</text:p>
          </table:table-cell>
          <table:table-cell office:value-type="float" office:value="827615" table:style-name="ce7">
            <text:p>827.615</text:p>
          </table:table-cell>
          <table:table-cell office:value-type="percentage" office:value="0.93752690413292794" table:style-name="ce49">
            <text:p>93,8%</text:p>
          </table:table-cell>
          <table:table-cell office:value-type="float" office:value="609945" table:style-name="ce7">
            <text:p>609.945</text:p>
          </table:table-cell>
          <table:table-cell office:value-type="percentage" office:value="0.88347890322860989" table:style-name="ce49">
            <text:p>88,3%</text:p>
          </table:table-cell>
          <table:table-cell office:value-type="float" office:value="675020" table:style-name="ce7">
            <text:p>675.020</text:p>
          </table:table-cell>
          <table:table-cell office:value-type="percentage" office:value="0.70312459311124975" table:style-name="ce49">
            <text:p>70,3%</text:p>
          </table:table-cell>
          <table:table-cell office:value-type="float" office:value="559440" table:style-name="ce7">
            <text:p>559.440</text:p>
          </table:table-cell>
          <table:table-cell office:value-type="percentage" office:value="0.53267012994926954" table:style-name="ce49">
            <text:p>53,3%</text:p>
          </table:table-cell>
          <table:table-cell office:value-type="float" office:value="301008" table:style-name="ce7">
            <text:p>301.008</text:p>
          </table:table-cell>
          <table:table-cell office:value-type="percentage" office:value="0.3910611767120814" table:style-name="ce49">
            <text:p>39,1%</text:p>
          </table:table-cell>
          <table:table-cell office:value-type="float" office:value="204673" table:style-name="ce7">
            <text:p>204.673</text:p>
          </table:table-cell>
          <table:table-cell office:value-type="percentage" office:value="0.32760259939816888" table:style-name="ce49">
            <text:p>32,8%</text:p>
          </table:table-cell>
          <table:table-cell office:value-type="float" office:value="19849" table:style-name="ce7">
            <text:p>19.849</text:p>
          </table:table-cell>
          <table:table-cell office:value-type="percentage" office:value="0.16327353190369256" table:style-name="ce49">
            <text:p>16,3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Murcia<text:s/></text:p>
          </table:table-cell>
          <table:table-cell office:value-type="float" office:value="160867" table:style-name="ce7">
            <text:p>160.867</text:p>
          </table:table-cell>
          <table:table-cell office:value-type="percentage" office:value="0.87402066784747956" table:style-name="ce49">
            <text:p>87,4%</text:p>
          </table:table-cell>
          <table:table-cell office:value-type="float" office:value="132201" table:style-name="ce7">
            <text:p>132.201</text:p>
          </table:table-cell>
          <table:table-cell office:value-type="percentage" office:value="0.86006765987899292" table:style-name="ce49">
            <text:p>86,0%</text:p>
          </table:table-cell>
          <table:table-cell office:value-type="float" office:value="148888" table:style-name="ce7">
            <text:p>148.888</text:p>
          </table:table-cell>
          <table:table-cell office:value-type="percentage" office:value="0.70355634102314502" table:style-name="ce49">
            <text:p>70,4%</text:p>
          </table:table-cell>
          <table:table-cell office:value-type="float" office:value="125783" table:style-name="ce7">
            <text:p>125.783</text:p>
          </table:table-cell>
          <table:table-cell office:value-type="percentage" office:value="0.53466891104933389" table:style-name="ce49">
            <text:p>53,5%</text:p>
          </table:table-cell>
          <table:table-cell office:value-type="float" office:value="59121" table:style-name="ce7">
            <text:p>59.121</text:p>
          </table:table-cell>
          <table:table-cell office:value-type="percentage" office:value="0.34558122950484282" table:style-name="ce49">
            <text:p>34,6%</text:p>
          </table:table-cell>
          <table:table-cell office:value-type="float" office:value="43437" table:style-name="ce7">
            <text:p>43.437</text:p>
          </table:table-cell>
          <table:table-cell office:value-type="percentage" office:value="0.29983640392354471" table:style-name="ce49">
            <text:p>30,0%</text:p>
          </table:table-cell>
          <table:table-cell office:value-type="float" office:value="4509" table:style-name="ce7">
            <text:p>4.509</text:p>
          </table:table-cell>
          <table:table-cell office:value-type="percentage" office:value="0.14794277839753264" table:style-name="ce49">
            <text:p>14,8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Navarra</text:p>
          </table:table-cell>
          <table:table-cell office:value-type="float" office:value="93049" table:style-name="ce7">
            <text:p>93.049</text:p>
          </table:table-cell>
          <table:table-cell office:value-type="percentage" office:value="0.94743004928114694" table:style-name="ce49">
            <text:p>94,7%</text:p>
          </table:table-cell>
          <table:table-cell office:value-type="float" office:value="70789" table:style-name="ce7">
            <text:p>70.789</text:p>
          </table:table-cell>
          <table:table-cell office:value-type="percentage" office:value="0.97540441480419982" table:style-name="ce49">
            <text:p>97,5%</text:p>
          </table:table-cell>
          <table:table-cell office:value-type="float" office:value="72716" table:style-name="ce7">
            <text:p>72.716</text:p>
          </table:table-cell>
          <table:table-cell office:value-type="percentage" office:value="0.7859999567633007" table:style-name="ce49">
            <text:p>78,6%</text:p>
          </table:table-cell>
          <table:table-cell office:value-type="float" office:value="59220" table:style-name="ce7">
            <text:p>59.220</text:p>
          </table:table-cell>
          <table:table-cell office:value-type="percentage" office:value="0.61471070605576206" table:style-name="ce49">
            <text:p>61,5%</text:p>
          </table:table-cell>
          <table:table-cell office:value-type="float" office:value="28735" table:style-name="ce7">
            <text:p>28.735</text:p>
          </table:table-cell>
          <table:table-cell office:value-type="percentage" office:value="0.43826068389104111" table:style-name="ce49">
            <text:p>43,8%</text:p>
          </table:table-cell>
          <table:table-cell office:value-type="float" office:value="20533" table:style-name="ce7">
            <text:p>20.533</text:p>
          </table:table-cell>
          <table:table-cell office:value-type="percentage" office:value="0.3470815936712926" table:style-name="ce49">
            <text:p>34,7%</text:p>
          </table:table-cell>
          <table:table-cell office:value-type="float" office:value="2321" table:style-name="ce7">
            <text:p>2.321</text:p>
          </table:table-cell>
          <table:table-cell office:value-type="percentage" office:value="0.17443258680294604" table:style-name="ce49">
            <text:p>17,4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País Vasco</text:p>
          </table:table-cell>
          <table:table-cell office:value-type="float" office:value="342633" table:style-name="ce7">
            <text:p>342.633</text:p>
          </table:table-cell>
          <table:table-cell office:value-type="percentage" office:value="0.90944392833443932" table:style-name="ce49">
            <text:p>90,9%</text:p>
          </table:table-cell>
          <table:table-cell office:value-type="float" office:value="250958" table:style-name="ce7">
            <text:p>250.958</text:p>
          </table:table-cell>
          <table:table-cell office:value-type="percentage" office:value="0.90651899854426976" table:style-name="ce49">
            <text:p>90,7%</text:p>
          </table:table-cell>
          <table:table-cell office:value-type="float" office:value="254057" table:style-name="ce7">
            <text:p>254.057</text:p>
          </table:table-cell>
          <table:table-cell office:value-type="percentage" office:value="0.7799954561642658" table:style-name="ce49">
            <text:p>78,0%</text:p>
          </table:table-cell>
          <table:table-cell office:value-type="float" office:value="180722" table:style-name="ce7">
            <text:p>180.722</text:p>
          </table:table-cell>
          <table:table-cell office:value-type="percentage" office:value="0.55764453948241333" table:style-name="ce49">
            <text:p>55,8%</text:p>
          </table:table-cell>
          <table:table-cell office:value-type="float" office:value="74899" table:style-name="ce7">
            <text:p>74.899</text:p>
          </table:table-cell>
          <table:table-cell office:value-type="percentage" office:value="0.35858460124285452" table:style-name="ce49">
            <text:p>35,9%</text:p>
          </table:table-cell>
          <table:table-cell office:value-type="float" office:value="47303" table:style-name="ce7">
            <text:p>47.303</text:p>
          </table:table-cell>
          <table:table-cell office:value-type="percentage" office:value="0.27415512834630612" table:style-name="ce49">
            <text:p>27,4%</text:p>
          </table:table-cell>
          <table:table-cell office:value-type="float" office:value="7078" table:style-name="ce7">
            <text:p>7.078</text:p>
          </table:table-cell>
          <table:table-cell office:value-type="percentage" office:value="0.18500705734748288" table:style-name="ce49">
            <text:p>18,5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Ceuta</text:p>
          </table:table-cell>
          <table:table-cell office:value-type="float" office:value="5499" table:style-name="ce7">
            <text:p>5.499</text:p>
          </table:table-cell>
          <table:table-cell office:value-type="percentage" office:value="0.87577639751552794" table:style-name="ce49">
            <text:p>87,6%</text:p>
          </table:table-cell>
          <table:table-cell office:value-type="float" office:value="6826" table:style-name="ce7">
            <text:p>6.826</text:p>
          </table:table-cell>
          <table:table-cell office:value-type="percentage" office:value="0.89603570490942508" table:style-name="ce49">
            <text:p>89,6%</text:p>
          </table:table-cell>
          <table:table-cell office:value-type="float" office:value="7922" table:style-name="ce7">
            <text:p>7.922</text:p>
          </table:table-cell>
          <table:table-cell office:value-type="percentage" office:value="0.74983435873166115" table:style-name="ce49">
            <text:p>75,0%</text:p>
          </table:table-cell>
          <table:table-cell office:value-type="float" office:value="6892" table:style-name="ce7">
            <text:p>6.892</text:p>
          </table:table-cell>
          <table:table-cell office:value-type="percentage" office:value="0.62062134173795591" table:style-name="ce49">
            <text:p>62,1%</text:p>
          </table:table-cell>
          <table:table-cell office:value-type="float" office:value="4048" table:style-name="ce7">
            <text:p>4.048</text:p>
          </table:table-cell>
          <table:table-cell office:value-type="percentage" office:value="0.44196964734141281" table:style-name="ce49">
            <text:p>44,2%</text:p>
          </table:table-cell>
          <table:table-cell office:value-type="float" office:value="2731" table:style-name="ce7">
            <text:p>2.731</text:p>
          </table:table-cell>
          <table:table-cell office:value-type="percentage" office:value="0.30602868668758404" table:style-name="ce49">
            <text:p>30,6%</text:p>
          </table:table-cell>
          <table:table-cell office:value-type="float" office:value="363" table:style-name="ce7">
            <text:p>363</text:p>
          </table:table-cell>
          <table:table-cell office:value-type="percentage" office:value="0.16097560975609757" table:style-name="ce49">
            <text:p>16,1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Melilla</text:p>
          </table:table-cell>
          <table:table-cell office:value-type="float" office:value="4212" table:style-name="ce7">
            <text:p>4.212</text:p>
          </table:table-cell>
          <table:table-cell office:value-type="percentage" office:value="0.7776957163958641" table:style-name="ce49">
            <text:p>77,8%</text:p>
          </table:table-cell>
          <table:table-cell office:value-type="float" office:value="5155" table:style-name="ce7">
            <text:p>5.155</text:p>
          </table:table-cell>
          <table:table-cell office:value-type="percentage" office:value="0.69709263015551048" table:style-name="ce49">
            <text:p>69,7%</text:p>
          </table:table-cell>
          <table:table-cell office:value-type="float" office:value="6351" table:style-name="ce7">
            <text:p>6.351</text:p>
          </table:table-cell>
          <table:table-cell office:value-type="percentage" office:value="0.63313727444920742" table:style-name="ce49">
            <text:p>63,3%</text:p>
          </table:table-cell>
          <table:table-cell office:value-type="float" office:value="5467" table:style-name="ce7">
            <text:p>5.467</text:p>
          </table:table-cell>
          <table:table-cell office:value-type="percentage" office:value="0.52121269901801892" table:style-name="ce49">
            <text:p>52,1%</text:p>
          </table:table-cell>
          <table:table-cell office:value-type="float" office:value="2801" table:style-name="ce7">
            <text:p>2.801</text:p>
          </table:table-cell>
          <table:table-cell office:value-type="percentage" office:value="0.31129139808846412" table:style-name="ce49">
            <text:p>31,1%</text:p>
          </table:table-cell>
          <table:table-cell office:value-type="float" office:value="2127" table:style-name="ce7">
            <text:p>2.127</text:p>
          </table:table-cell>
          <table:table-cell office:value-type="percentage" office:value="0.23149760557248586" table:style-name="ce49">
            <text:p>23,1%</text:p>
          </table:table-cell>
          <table:table-cell office:value-type="float" office:value="417" table:style-name="ce7">
            <text:p>417</text:p>
          </table:table-cell>
          <table:table-cell office:value-type="percentage" office:value="0.18329670329670331" table:style-name="ce49">
            <text:p>18,3%</text:p>
          </table:table-cell>
          <table:table-cell table:number-columns-repeated="16369"/>
        </table:table-row>
        <table:table-row table:style-name="ro12">
          <table:table-cell office:value-type="string" table:style-name="ce63">
            <text:p>Fuerzas Armadas</text:p>
          </table:table-cell>
          <table:table-cell office:value-type="float" office:value="7" table:style-name="ce7">
            <text:p>7</text:p>
          </table:table-cell>
          <table:table-cell office:value-type="percentage" office:value="0.16666666666666666" table:style-name="ce49">
            <text:p>16,7%</text:p>
          </table:table-cell>
          <table:table-cell office:value-type="float" office:value="2350" table:style-name="ce7">
            <text:p>2.350</text:p>
          </table:table-cell>
          <table:table-cell office:value-type="percentage" office:value="0.62038014783526929" table:style-name="ce49">
            <text:p>62,0%</text:p>
          </table:table-cell>
          <table:table-cell office:value-type="float" office:value="7099" table:style-name="ce7">
            <text:p>7.099</text:p>
          </table:table-cell>
          <table:table-cell office:value-type="percentage" office:value="0.7065790783318403" table:style-name="ce49">
            <text:p>70,7%</text:p>
          </table:table-cell>
          <table:table-cell office:value-type="float" office:value="14463" table:style-name="ce7">
            <text:p>14.463</text:p>
          </table:table-cell>
          <table:table-cell office:value-type="percentage" office:value="0.62171688948115034" table:style-name="ce49">
            <text:p>62,2%</text:p>
          </table:table-cell>
          <table:table-cell office:value-type="float" office:value="13813" table:style-name="ce7">
            <text:p>13.813</text:p>
          </table:table-cell>
          <table:table-cell office:value-type="percentage" office:value="0.41798045208339635" table:style-name="ce49">
            <text:p>41,8%</text:p>
          </table:table-cell>
          <table:table-cell office:value-type="float" office:value="9481" table:style-name="ce7">
            <text:p>9.481</text:p>
          </table:table-cell>
          <table:table-cell office:value-type="percentage" office:value="0.38077834451182779" table:style-name="ce49">
            <text:p>38,1%</text:p>
          </table:table-cell>
          <table:table-cell office:value-type="float" office:value="156" table:style-name="ce7">
            <text:p>156</text:p>
          </table:table-cell>
          <table:table-cell office:value-type="percentage" office:value="0.11827141774071266" table:style-name="ce49">
            <text:p>11,8%</text:p>
          </table:table-cell>
          <table:table-cell table:number-columns-repeated="16369"/>
        </table:table-row>
        <table:table-row table:style-name="ro12">
          <table:table-cell office:value-type="string" table:style-name="ce64">
            <text:p>Sanidad Exterior</text:p>
          </table:table-cell>
          <table:table-cell office:value-type="float" office:value="68" table:style-name="ce7">
            <text:p>68</text:p>
          </table:table-cell>
          <table:table-cell office:value-type="percentage" office:value="0.83950617283950613" table:style-name="ce52">
            <text:p>84,0%</text:p>
          </table:table-cell>
          <table:table-cell office:value-type="float" office:value="279" table:style-name="ce7">
            <text:p>279</text:p>
          </table:table-cell>
          <table:table-cell office:value-type="percentage" office:value="0.89137380191693294" table:style-name="ce52">
            <text:p>89,1%</text:p>
          </table:table-cell>
          <table:table-cell office:value-type="float" office:value="634" table:style-name="ce7">
            <text:p>634</text:p>
          </table:table-cell>
          <table:table-cell office:value-type="percentage" office:value="0.67019027484143767" table:style-name="ce52">
            <text:p>67,0%</text:p>
          </table:table-cell>
          <table:table-cell office:value-type="float" office:value="822" table:style-name="ce7">
            <text:p>822</text:p>
          </table:table-cell>
          <table:table-cell office:value-type="percentage" office:value="0.41578148710166918" table:style-name="ce52">
            <text:p>41,6%</text:p>
          </table:table-cell>
          <table:table-cell office:value-type="float" office:value="940" table:style-name="ce7">
            <text:p>940</text:p>
          </table:table-cell>
          <table:table-cell office:value-type="percentage" office:value="0.38242473555736373" table:style-name="ce52">
            <text:p>38,2%</text:p>
          </table:table-cell>
          <table:table-cell office:value-type="float" office:value="762" table:style-name="ce7">
            <text:p>762</text:p>
          </table:table-cell>
          <table:table-cell office:value-type="percentage" office:value="0.35066728025770821" table:style-name="ce52">
            <text:p>35,1%</text:p>
          </table:table-cell>
          <table:table-cell office:value-type="float" office:value="19" table:style-name="ce7">
            <text:p>19</text:p>
          </table:table-cell>
          <table:table-cell office:value-type="percentage" office:value="0.10982658959537572" table:style-name="ce52">
            <text:p>11,0%</text:p>
          </table:table-cell>
          <table:table-cell table:number-columns-repeated="16369"/>
        </table:table-row>
        <table:table-row table:style-name="ro5">
          <table:table-cell office:value-type="string" table:style-name="ce65">
            <text:p>Totales</text:p>
          </table:table-cell>
          <table:table-cell office:value-type="float" office:value="6350170" table:style-name="ce66">
            <text:p>6.350.170</text:p>
          </table:table-cell>
          <table:table-cell office:value-type="percentage" office:value="0.92402559380514904" table:style-name="ce67">
            <text:p>92,40%</text:p>
          </table:table-cell>
          <table:table-cell office:value-type="float" office:value="4884664" table:style-name="ce66">
            <text:p>4.884.664</text:p>
          </table:table-cell>
          <table:table-cell office:value-type="percentage" office:value="0.91929052613947637" table:style-name="ce67">
            <text:p>91,93%</text:p>
          </table:table-cell>
          <table:table-cell office:value-type="float" office:value="5169867" table:style-name="ce66">
            <text:p>5.169.867</text:p>
          </table:table-cell>
          <table:table-cell office:value-type="percentage" office:value="0.76426096650307318" table:style-name="ce67">
            <text:p>76,43%</text:p>
          </table:table-cell>
          <table:table-cell office:value-type="float" office:value="4274653" table:style-name="ce66">
            <text:p>4.274.653</text:p>
          </table:table-cell>
          <table:table-cell office:value-type="percentage" office:value="0.60309824372000309" table:style-name="ce67">
            <text:p>60,31%</text:p>
          </table:table-cell>
          <table:table-cell office:value-type="float" office:value="2191300" table:style-name="ce66">
            <text:p>2.191.300</text:p>
          </table:table-cell>
          <table:table-cell office:value-type="percentage" office:value="0.43405547820482115" table:style-name="ce67">
            <text:p>43,41%</text:p>
          </table:table-cell>
          <table:table-cell office:value-type="float" office:value="1508718" table:style-name="ce66">
            <text:p>1.508.718</text:p>
          </table:table-cell>
          <table:table-cell office:value-type="percentage" office:value="0.36323246311381868" table:style-name="ce67">
            <text:p>36,32%</text:p>
          </table:table-cell>
          <table:table-cell office:value-type="float" office:value="195018" table:style-name="ce66">
            <text:p>195.018</text:p>
          </table:table-cell>
          <table:table-cell office:value-type="percentage" office:value="0.22647543839275344" table:style-name="ce67">
            <text:p>22,65%</text:p>
          </table:table-cell>
          <table:table-cell table:number-columns-repeated="16369"/>
        </table:table-row>
        <table:table-row table:number-rows-repeated="2" table:style-name="ro5">
          <table:table-cell table:number-columns-repeated="16384"/>
        </table:table-row>
        <table:table-row table:style-name="ro5">
          <table:table-cell table:number-columns-repeated="3" table:style-name="ce1"/>
          <table:table-cell table:style-name="ce68"/>
          <table:table-cell table:style-name="ce1"/>
          <table:table-cell table:style-name="ce68"/>
          <table:table-cell table:number-columns-repeated="16378" table:style-name="ce1"/>
        </table:table-row>
        <table:table-row table:number-rows-repeated="1048549" table:style-name="ro5">
          <table:table-cell table:number-columns-repeated="16384"/>
        </table:table-row>
      </table:table>
      <table:table table:name="Pediatrica" table:style-name="ta2">
        <table:table-column table:style-name="co5" table:number-columns-repeated="16384" table:default-cell-style-name="ce1"/>
        <table:table-row table:style-name="ro13">
          <table:table-cell table:style-name="ce72"/>
          <table:table-cell office:value-type="string" table:style-name="ce73">
            <text:p>Población a vacunar de 5 a 11 años</text:p>
          </table:table-cell>
          <table:table-cell office:value-type="string" table:style-name="ce73">
            <text:p>Nº Personas con 1 dosis</text:p>
          </table:table-cell>
          <table:table-cell office:value-type="string" table:style-name="ce73">
            <text:p>% 1ª dosis</text:p>
          </table:table-cell>
          <table:table-cell office:value-type="string" table:style-name="ce73">
            <text:p>Nº Personas con pauta completa</text:p>
          </table:table-cell>
          <table:table-cell office:value-type="string" table:style-name="ce74">
            <text:p><text:s/>% PC</text:p>
          </table:table-cell>
          <table:table-cell office:value-type="string" table:style-name="ce75">
            <text:p>Fecha de la última</text:p>
            <text:p><text:s/>vacuna registrada<text:s/><text:span text:style-name="T2">(2)</text:span></text:p>
          </table:table-cell>
          <table:table-cell table:number-columns-repeated="16377"/>
        </table:table-row>
        <table:table-row table:style-name="ro14">
          <table:table-cell office:value-type="string" table:style-name="ce76">
            <text:p>Andalucía</text:p>
          </table:table-cell>
          <table:table-cell office:value-type="float" office:value="728275" table:style-name="ce8">
            <text:p>728.275</text:p>
          </table:table-cell>
          <table:table-cell office:value-type="float" office:value="439574" table:style-name="ce8">
            <text:p>439.574</text:p>
          </table:table-cell>
          <table:table-cell office:value-type="percentage" office:value="0.60358243795269639" table:style-name="ce77">
            <text:p>60,4%</text:p>
          </table:table-cell>
          <table:table-cell office:value-type="float" office:value="324629" table:style-name="ce8">
            <text:p>324.629</text:p>
          </table:table-cell>
          <table:table-cell office:value-type="percentage" office:value="0.44575057498884352" table:style-name="ce77">
            <text:p>44,6%</text:p>
          </table:table-cell>
          <table:table-cell office:value-type="date" office:date-value="2022-04-06T00:00:00" table:style-name="ce11">
            <text:p>06/04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Aragón</text:p>
          </table:table-cell>
          <table:table-cell office:value-type="float" office:value="103760" table:style-name="ce8">
            <text:p>103.760</text:p>
          </table:table-cell>
          <table:table-cell office:value-type="float" office:value="53535" table:style-name="ce8">
            <text:p>53.535</text:p>
          </table:table-cell>
          <table:table-cell office:value-type="percentage" office:value="0.51595026985350811" table:style-name="ce77">
            <text:p>51,6%</text:p>
          </table:table-cell>
          <table:table-cell office:value-type="float" office:value="39262" table:style-name="ce8">
            <text:p>39.262</text:p>
          </table:table-cell>
          <table:table-cell office:value-type="percentage" office:value="0.37839244410177331" table:style-name="ce77">
            <text:p>37,8%</text:p>
          </table:table-cell>
          <table:table-cell office:value-type="date" office:date-value="2022-04-05T00:00:00" table:style-name="ce11">
            <text:p>05/04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Asturias<text:s/></text:p>
          </table:table-cell>
          <table:table-cell office:value-type="float" office:value="62179" table:style-name="ce8">
            <text:p>62.179</text:p>
          </table:table-cell>
          <table:table-cell office:value-type="float" office:value="42194" table:style-name="ce8">
            <text:p>42.194</text:p>
          </table:table-cell>
          <table:table-cell office:value-type="percentage" office:value="0.67858923430740281" table:style-name="ce77">
            <text:p>67,9%</text:p>
          </table:table-cell>
          <table:table-cell office:value-type="float" office:value="33411" table:style-name="ce8">
            <text:p>33.411</text:p>
          </table:table-cell>
          <table:table-cell office:value-type="percentage" office:value="0.53733575644510201" table:style-name="ce77">
            <text:p>53,7%</text:p>
          </table:table-cell>
          <table:table-cell office:value-type="date" office:date-value="2022-04-06T00:00:00" table:style-name="ce11">
            <text:p>06/04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Baleares</text:p>
          </table:table-cell>
          <table:table-cell office:value-type="float" office:value="97822" table:style-name="ce8">
            <text:p>97.822</text:p>
          </table:table-cell>
          <table:table-cell office:value-type="float" office:value="33213" table:style-name="ce8">
            <text:p>33.213</text:p>
          </table:table-cell>
          <table:table-cell office:value-type="percentage" office:value="0.33952485126045268" table:style-name="ce77">
            <text:p>34,0%</text:p>
          </table:table-cell>
          <table:table-cell office:value-type="float" office:value="24081" table:style-name="ce8">
            <text:p>24.081</text:p>
          </table:table-cell>
          <table:table-cell office:value-type="percentage" office:value="0.24617161783647851" table:style-name="ce77">
            <text:p>24,6%</text:p>
          </table:table-cell>
          <table:table-cell office:value-type="date" office:date-value="2022-04-06T00:00:00" table:style-name="ce11">
            <text:p>06/04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Canarias</text:p>
          </table:table-cell>
          <table:table-cell office:value-type="float" office:value="156104" table:style-name="ce8">
            <text:p>156.104</text:p>
          </table:table-cell>
          <table:table-cell office:value-type="float" office:value="79072" table:style-name="ce8">
            <text:p>79.072</text:p>
          </table:table-cell>
          <table:table-cell office:value-type="percentage" office:value="0.50653410546814948" table:style-name="ce77">
            <text:p>50,7%</text:p>
          </table:table-cell>
          <table:table-cell office:value-type="float" office:value="55391" table:style-name="ce8">
            <text:p>55.391</text:p>
          </table:table-cell>
          <table:table-cell office:value-type="percentage" office:value="0.35483395684927999" table:style-name="ce77">
            <text:p>35,5%</text:p>
          </table:table-cell>
          <table:table-cell office:value-type="date" office:date-value="2022-04-06T00:00:00" table:style-name="ce11">
            <text:p>06/04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Cantabria</text:p>
          </table:table-cell>
          <table:table-cell office:value-type="float" office:value="42931" table:style-name="ce8">
            <text:p>42.931</text:p>
          </table:table-cell>
          <table:table-cell office:value-type="float" office:value="25545" table:style-name="ce8">
            <text:p>25.545</text:p>
          </table:table-cell>
          <table:table-cell office:value-type="percentage" office:value="0.59502457431692712" table:style-name="ce77">
            <text:p>59,5%</text:p>
          </table:table-cell>
          <table:table-cell office:value-type="float" office:value="20915" table:style-name="ce8">
            <text:p>20.915</text:p>
          </table:table-cell>
          <table:table-cell office:value-type="percentage" office:value="0.48717709813421539" table:style-name="ce77">
            <text:p>48,7%</text:p>
          </table:table-cell>
          <table:table-cell office:value-type="date" office:date-value="2022-04-06T00:00:00" table:style-name="ce11">
            <text:p>06/04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Castilla y Leon<text:s/></text:p>
          </table:table-cell>
          <table:table-cell office:value-type="float" office:value="158747" table:style-name="ce8">
            <text:p>158.747</text:p>
          </table:table-cell>
          <table:table-cell office:value-type="float" office:value="102412" table:style-name="ce8">
            <text:p>102.412</text:p>
          </table:table-cell>
          <table:table-cell office:value-type="percentage" office:value="0.64512715200917181" table:style-name="ce77">
            <text:p>64,5%</text:p>
          </table:table-cell>
          <table:table-cell office:value-type="float" office:value="85386" table:style-name="ce8">
            <text:p>85.386</text:p>
          </table:table-cell>
          <table:table-cell office:value-type="percentage" office:value="0.53787473149098886" table:style-name="ce77">
            <text:p>53,8%</text:p>
          </table:table-cell>
          <table:table-cell office:value-type="date" office:date-value="2022-04-06T00:00:00" table:style-name="ce11">
            <text:p>06/04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Castilla - La Mancha</text:p>
          </table:table-cell>
          <table:table-cell office:value-type="float" office:value="171326" table:style-name="ce8">
            <text:p>171.326</text:p>
          </table:table-cell>
          <table:table-cell office:value-type="float" office:value="102436" table:style-name="ce8">
            <text:p>102.436</text:p>
          </table:table-cell>
          <table:table-cell office:value-type="percentage" office:value="0.59790107747802435" table:style-name="ce77">
            <text:p>59,8%</text:p>
          </table:table-cell>
          <table:table-cell office:value-type="float" office:value="78828" table:style-name="ce8">
            <text:p>78.828</text:p>
          </table:table-cell>
          <table:table-cell office:value-type="percentage" office:value="0.46010529633564085" table:style-name="ce77">
            <text:p>46,0%</text:p>
          </table:table-cell>
          <table:table-cell office:value-type="date" office:date-value="2022-04-06T00:00:00" table:style-name="ce11">
            <text:p>06/04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Cataluña</text:p>
          </table:table-cell>
          <table:table-cell office:value-type="float" office:value="648162" table:style-name="ce8">
            <text:p>648.162</text:p>
          </table:table-cell>
          <table:table-cell office:value-type="float" office:value="254304" table:style-name="ce8">
            <text:p>254.304</text:p>
          </table:table-cell>
          <table:table-cell office:value-type="percentage" office:value="0.39234635785498068" table:style-name="ce77">
            <text:p>39,2%</text:p>
          </table:table-cell>
          <table:table-cell office:value-type="float" office:value="180576" table:style-name="ce8">
            <text:p>180.576</text:p>
          </table:table-cell>
          <table:table-cell office:value-type="percentage" office:value="0.27859701741231357" table:style-name="ce77">
            <text:p>27,9%</text:p>
          </table:table-cell>
          <table:table-cell office:value-type="date" office:date-value="2022-04-06T00:00:00" table:style-name="ce11">
            <text:p>06/04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C. Valenciana</text:p>
          </table:table-cell>
          <table:table-cell office:value-type="float" office:value="410244" table:style-name="ce8">
            <text:p>410.244</text:p>
          </table:table-cell>
          <table:table-cell office:value-type="float" office:value="256532" table:style-name="ce8">
            <text:p>256.532</text:p>
          </table:table-cell>
          <table:table-cell office:value-type="percentage" office:value="0.62531566579889042" table:style-name="ce77">
            <text:p>62,5%</text:p>
          </table:table-cell>
          <table:table-cell office:value-type="float" office:value="175259" table:style-name="ce8">
            <text:p>175.259</text:p>
          </table:table-cell>
          <table:table-cell office:value-type="percentage" office:value="0.42720673550374899" table:style-name="ce77">
            <text:p>42,7%</text:p>
          </table:table-cell>
          <table:table-cell office:value-type="date" office:date-value="2022-04-06T00:00:00" table:style-name="ce11">
            <text:p>06/04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Extremadura</text:p>
          </table:table-cell>
          <table:table-cell office:value-type="float" office:value="78583" table:style-name="ce8">
            <text:p>78.583</text:p>
          </table:table-cell>
          <table:table-cell office:value-type="float" office:value="58355" table:style-name="ce8">
            <text:p>58.355</text:p>
          </table:table-cell>
          <table:table-cell office:value-type="percentage" office:value="0.74259063665169311" table:style-name="ce77">
            <text:p>74,3%</text:p>
          </table:table-cell>
          <table:table-cell office:value-type="float" office:value="44749" table:style-name="ce8">
            <text:p>44.749</text:p>
          </table:table-cell>
          <table:table-cell office:value-type="percentage" office:value="0.56944886298563302" table:style-name="ce77">
            <text:p>56,9%</text:p>
          </table:table-cell>
          <table:table-cell office:value-type="date" office:date-value="2022-04-06T00:00:00" table:style-name="ce11">
            <text:p>06/04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Galicia</text:p>
          </table:table-cell>
          <table:table-cell office:value-type="float" office:value="177577" table:style-name="ce8">
            <text:p>177.577</text:p>
          </table:table-cell>
          <table:table-cell office:value-type="float" office:value="133973" table:style-name="ce8">
            <text:p>133.973</text:p>
          </table:table-cell>
          <table:table-cell office:value-type="percentage" office:value="0.75445018217449333" table:style-name="ce77">
            <text:p>75,4%</text:p>
          </table:table-cell>
          <table:table-cell office:value-type="float" office:value="103206" table:style-name="ce8">
            <text:p>103.206</text:p>
          </table:table-cell>
          <table:table-cell office:value-type="percentage" office:value="0.58119013160488131" table:style-name="ce77">
            <text:p>58,1%</text:p>
          </table:table-cell>
          <table:table-cell office:value-type="date" office:date-value="2022-04-06T00:00:00" table:style-name="ce11">
            <text:p>06/04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La Rioja</text:p>
          </table:table-cell>
          <table:table-cell office:value-type="float" office:value="25397" table:style-name="ce8">
            <text:p>25.397</text:p>
          </table:table-cell>
          <table:table-cell office:value-type="float" office:value="16542" table:style-name="ce8">
            <text:p>16.542</text:p>
          </table:table-cell>
          <table:table-cell office:value-type="percentage" office:value="0.65133677205969209" table:style-name="ce77">
            <text:p>65,1%</text:p>
          </table:table-cell>
          <table:table-cell office:value-type="float" office:value="12373" table:style-name="ce8">
            <text:p>12.373</text:p>
          </table:table-cell>
          <table:table-cell office:value-type="percentage" office:value="0.48718352561326139" table:style-name="ce77">
            <text:p>48,7%</text:p>
          </table:table-cell>
          <table:table-cell office:value-type="date" office:date-value="2022-04-06T00:00:00" table:style-name="ce11">
            <text:p>06/04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Madrid</text:p>
          </table:table-cell>
          <table:table-cell office:value-type="float" office:value="567425" table:style-name="ce8">
            <text:p>567.425</text:p>
          </table:table-cell>
          <table:table-cell office:value-type="float" office:value="256734" table:style-name="ce8">
            <text:p>256.734</text:p>
          </table:table-cell>
          <table:table-cell office:value-type="percentage" office:value="0.45245450940652948" table:style-name="ce77">
            <text:p>45,2%</text:p>
          </table:table-cell>
          <table:table-cell office:value-type="float" office:value="197374" table:style-name="ce8">
            <text:p>197.374</text:p>
          </table:table-cell>
          <table:table-cell office:value-type="percentage" office:value="0.34784156496453278" table:style-name="ce77">
            <text:p>34,8%</text:p>
          </table:table-cell>
          <table:table-cell office:value-type="date" office:date-value="2022-04-06T00:00:00" table:style-name="ce11">
            <text:p>06/04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Murcia<text:s/></text:p>
          </table:table-cell>
          <table:table-cell office:value-type="float" office:value="139748" table:style-name="ce8">
            <text:p>139.748</text:p>
          </table:table-cell>
          <table:table-cell office:value-type="float" office:value="70402" table:style-name="ce8">
            <text:p>70.402</text:p>
          </table:table-cell>
          <table:table-cell office:value-type="percentage" office:value="0.50377822938432038" table:style-name="ce77">
            <text:p>50,4%</text:p>
          </table:table-cell>
          <table:table-cell office:value-type="float" office:value="46316" table:style-name="ce8">
            <text:p>46.316</text:p>
          </table:table-cell>
          <table:table-cell office:value-type="percentage" office:value="0.33142513667458567" table:style-name="ce77">
            <text:p>33,1%</text:p>
          </table:table-cell>
          <table:table-cell office:value-type="date" office:date-value="2022-04-06T00:00:00" table:style-name="ce11">
            <text:p>06/04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Navarra</text:p>
          </table:table-cell>
          <table:table-cell office:value-type="float" office:value="56431" table:style-name="ce8">
            <text:p>56.431</text:p>
          </table:table-cell>
          <table:table-cell office:value-type="float" office:value="29001" table:style-name="ce8">
            <text:p>29.001</text:p>
          </table:table-cell>
          <table:table-cell office:value-type="percentage" office:value="0.51391965409083662" table:style-name="ce77">
            <text:p>51,4%</text:p>
          </table:table-cell>
          <table:table-cell office:value-type="float" office:value="23899" table:style-name="ce8">
            <text:p>23.899</text:p>
          </table:table-cell>
          <table:table-cell office:value-type="percentage" office:value="0.42350835533660575" table:style-name="ce77">
            <text:p>42,4%</text:p>
          </table:table-cell>
          <table:table-cell office:value-type="date" office:date-value="2022-04-06T00:00:00" table:style-name="ce11">
            <text:p>06/04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País Vasco</text:p>
          </table:table-cell>
          <table:table-cell office:value-type="float" office:value="170178" table:style-name="ce8">
            <text:p>170.178</text:p>
          </table:table-cell>
          <table:table-cell office:value-type="float" office:value="84521" table:style-name="ce8">
            <text:p>84.521</text:p>
          </table:table-cell>
          <table:table-cell office:value-type="percentage" office:value="0.49666231827850837" table:style-name="ce77">
            <text:p>49,7%</text:p>
          </table:table-cell>
          <table:table-cell office:value-type="float" office:value="62491" table:style-name="ce8">
            <text:p>62.491</text:p>
          </table:table-cell>
          <table:table-cell office:value-type="percentage" office:value="0.36720962756643044" table:style-name="ce77">
            <text:p>36,7%</text:p>
          </table:table-cell>
          <table:table-cell office:value-type="date" office:date-value="2022-04-06T00:00:00" table:style-name="ce11">
            <text:p>06/04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Ceuta</text:p>
          </table:table-cell>
          <table:table-cell office:value-type="float" office:value="9201" table:style-name="ce8">
            <text:p>9.201</text:p>
          </table:table-cell>
          <table:table-cell office:value-type="float" office:value="3109" table:style-name="ce8">
            <text:p>3.109</text:p>
          </table:table-cell>
          <table:table-cell office:value-type="percentage" office:value="0.33789805455928701" table:style-name="ce77">
            <text:p>33,8%</text:p>
          </table:table-cell>
          <table:table-cell office:value-type="float" office:value="2047" table:style-name="ce8">
            <text:p>2.047</text:p>
          </table:table-cell>
          <table:table-cell office:value-type="percentage" office:value="0.22247581784588633" table:style-name="ce77">
            <text:p>22,2%</text:p>
          </table:table-cell>
          <table:table-cell office:value-type="date" office:date-value="2022-04-06T00:00:00" table:style-name="ce11">
            <text:p>06/04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Melilla</text:p>
          </table:table-cell>
          <table:table-cell office:value-type="float" office:value="11074" table:style-name="ce8">
            <text:p>11.074</text:p>
          </table:table-cell>
          <table:table-cell office:value-type="float" office:value="3553" table:style-name="ce8">
            <text:p>3.553</text:p>
          </table:table-cell>
          <table:table-cell office:value-type="percentage" office:value="0.32084161098067543" table:style-name="ce77">
            <text:p>32,1%</text:p>
          </table:table-cell>
          <table:table-cell office:value-type="float" office:value="1902" table:style-name="ce8">
            <text:p>1.902</text:p>
          </table:table-cell>
          <table:table-cell office:value-type="percentage" office:value="0.17175365721509842" table:style-name="ce77">
            <text:p>17,2%</text:p>
          </table:table-cell>
          <table:table-cell office:value-type="date" office:date-value="2022-04-06T00:00:00" table:style-name="ce11">
            <text:p>06/04/2022</text:p>
          </table:table-cell>
          <table:table-cell table:number-columns-repeated="16377"/>
        </table:table-row>
        <table:table-row table:style-name="ro5">
          <table:table-cell office:value-type="string" table:style-name="ce79">
            <text:p>Min. Defensa</text:p>
          </table:table-cell>
          <table:table-cell office:value-type="string" table:style-name="ce8">
            <text:p>-</text:p>
          </table:table-cell>
          <table:table-cell office:value-type="float" office:value="0" table:style-name="ce8">
            <text:p>0</text:p>
          </table:table-cell>
          <table:table-cell office:value-type="string" table:style-name="ce77">
            <text:p>-</text:p>
          </table:table-cell>
          <table:table-cell office:value-type="float" office:value="0" table:style-name="ce8">
            <text:p>0</text:p>
          </table:table-cell>
          <table:table-cell office:value-type="string" table:style-name="ce77">
            <text:p>-</text:p>
          </table:table-cell>
          <table:table-cell office:value-type="date" office:date-value="2022-04-06T00:00:00" table:style-name="ce11">
            <text:p>06/04/2022</text:p>
          </table:table-cell>
          <table:table-cell table:number-columns-repeated="16377"/>
        </table:table-row>
        <table:table-row table:style-name="ro5">
          <table:table-cell office:value-type="string" table:style-name="ce80">
            <text:p>Sanidad Exterior</text:p>
          </table:table-cell>
          <table:table-cell office:value-type="string" table:style-name="ce8">
            <text:p>-</text:p>
          </table:table-cell>
          <table:table-cell office:value-type="float" office:value="0" table:style-name="ce8">
            <text:p>0</text:p>
          </table:table-cell>
          <table:table-cell office:value-type="string" table:style-name="ce77">
            <text:p>-</text:p>
          </table:table-cell>
          <table:table-cell office:value-type="float" office:value="0" table:style-name="ce8">
            <text:p>0</text:p>
          </table:table-cell>
          <table:table-cell office:value-type="string" table:style-name="ce77">
            <text:p>-</text:p>
          </table:table-cell>
          <table:table-cell office:value-type="date" office:date-value="2022-04-06T00:00:00" table:style-name="ce11">
            <text:p>06/04/2022</text:p>
          </table:table-cell>
          <table:table-cell table:number-columns-repeated="16377"/>
        </table:table-row>
        <table:table-row table:style-name="ro5">
          <table:table-cell office:value-type="string" table:style-name="ce81">
            <text:p>Totales</text:p>
          </table:table-cell>
          <table:table-cell office:value-type="float" office:value="3815164" table:style-name="ce82">
            <text:p>3.815.164</text:p>
          </table:table-cell>
          <table:table-cell office:value-type="float" office:value="2045007" table:style-name="ce82">
            <text:p>2.045.007</text:p>
          </table:table-cell>
          <table:table-cell office:value-type="percentage" office:value="0.53602073200522971" table:style-name="ce83">
            <text:p>53,6%</text:p>
          </table:table-cell>
          <table:table-cell office:value-type="float" office:value="1512095" table:style-name="ce82">
            <text:p>1.512.095</text:p>
          </table:table-cell>
          <table:table-cell office:value-type="percentage" office:value="0.39633813906820259" table:style-name="ce83">
            <text:p>39,6%</text:p>
          </table:table-cell>
          <table:table-cell table:style-name="ce82"/>
          <table:table-cell table:number-columns-repeated="16377"/>
        </table:table-row>
        <table:table-row table:number-rows-repeated="1048553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Hiperv_237_nculo_32_3" style:display-name="Hipervínculo 3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</style:style>
    <style:style style:name="Porcentaje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Ballesteros Sanz. Teresa</meta:initial-creator>
    <dc:creator>Carballeira Domínguez. Leticia</dc:creator>
    <meta:creation-date>2021-10-19T15:41:35Z</meta:creation-date>
    <dc:date>2022-04-07T13:02:18Z</dc:date>
  </office:meta>
</office:document-meta>
</file>